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5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18.77mm"/>
    </style:style>
    <style:style style:name="co6" style:family="table-column">
      <style:table-column-properties fo:break-before="auto" style:column-width="18.52mm"/>
    </style:style>
    <style:style style:name="co7" style:family="table-column">
      <style:table-column-properties fo:break-before="auto" style:column-width="23.88mm"/>
    </style:style>
    <style:style style:name="co8" style:family="table-column">
      <style:table-column-properties fo:break-before="auto" style:column-width="24.61mm"/>
    </style:style>
    <style:style style:name="co9" style:family="table-column">
      <style:table-column-properties fo:break-before="auto" style:column-width="24.85mm"/>
    </style:style>
    <style:style style:name="co10" style:family="table-column">
      <style:table-column-properties fo:break-before="auto" style:column-width="32.16mm"/>
    </style:style>
    <style:style style:name="co11" style:family="table-column">
      <style:table-column-properties fo:break-before="auto" style:column-width="46.02mm"/>
    </style:style>
    <style:style style:name="co12" style:family="table-column">
      <style:table-column-properties fo:break-before="auto" style:column-width="46.74mm"/>
    </style:style>
    <style:style style:name="co13" style:family="table-column">
      <style:table-column-properties fo:break-before="auto" style:column-width="46.25mm"/>
    </style:style>
    <style:style style:name="co14" style:family="table-column">
      <style:table-column-properties fo:break-before="auto" style:column-width="20.48mm"/>
    </style:style>
    <style:style style:name="co15" style:family="table-column">
      <style:table-column-properties fo:break-before="auto" style:column-width="24.11mm"/>
    </style:style>
    <style:style style:name="co16" style:family="table-column">
      <style:table-column-properties fo:break-before="auto" style:column-width="22.17mm"/>
    </style:style>
    <style:style style:name="co17" style:family="table-column">
      <style:table-column-properties fo:break-before="auto" style:column-width="16.83mm"/>
    </style:style>
    <style:style style:name="co18" style:family="table-column">
      <style:table-column-properties fo:break-before="auto" style:column-width="25.33mm"/>
    </style:style>
    <style:style style:name="co19" style:family="table-column">
      <style:table-column-properties fo:break-before="auto" style:column-width="14.87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22.42mm"/>
    </style:style>
    <style:style style:name="co22" style:family="table-column">
      <style:table-column-properties fo:break-before="auto" style:column-width="15.86mm"/>
    </style:style>
    <style:style style:name="co23" style:family="table-column">
      <style:table-column-properties fo:break-before="auto" style:column-width="19.98mm"/>
    </style:style>
    <style:style style:name="co24" style:family="table-column">
      <style:table-column-properties fo:break-before="auto" style:column-width="18.27mm"/>
    </style:style>
    <style:style style:name="co25" style:family="table-column">
      <style:table-column-properties fo:break-before="auto" style:column-width="36.28mm"/>
    </style:style>
    <style:style style:name="co26" style:family="table-column">
      <style:table-column-properties fo:break-before="auto" style:column-width="30.94mm"/>
    </style:style>
    <style:style style:name="co27" style:family="table-column">
      <style:table-column-properties fo:break-before="auto" style:column-width="20.23mm"/>
    </style:style>
    <style:style style:name="co28" style:family="table-column">
      <style:table-column-properties fo:break-before="auto" style:column-width="17.55mm"/>
    </style:style>
    <style:style style:name="co29" style:family="table-column">
      <style:table-column-properties fo:break-before="auto" style:column-width="15.36mm"/>
    </style:style>
    <style:style style:name="co30" style:family="table-column">
      <style:table-column-properties fo:break-before="auto" style:column-width="28.5mm"/>
    </style:style>
    <style:style style:name="co31" style:family="table-column">
      <style:table-column-properties fo:break-before="auto" style:column-width="30.44mm"/>
    </style:style>
    <style:style style:name="co32" style:family="table-column">
      <style:table-column-properties fo:break-before="auto" style:column-width="28.26mm"/>
    </style:style>
    <style:style style:name="co33" style:family="table-column">
      <style:table-column-properties fo:break-before="auto" style:column-width="27.53mm"/>
    </style:style>
    <style:style style:name="co34" style:family="table-column">
      <style:table-column-properties fo:break-before="auto" style:column-width="10.02mm"/>
    </style:style>
    <style:style style:name="co35" style:family="table-column">
      <style:table-column-properties fo:break-before="auto" style:column-width="10.74mm"/>
    </style:style>
    <style:style style:name="co36" style:family="table-column">
      <style:table-column-properties fo:break-before="auto" style:column-width="9.77mm"/>
    </style:style>
    <style:style style:name="co37" style:family="table-column">
      <style:table-column-properties fo:break-before="auto" style:column-width="22.58mm"/>
    </style:style>
    <style:style style:name="co38" style:family="table-column">
      <style:table-column-properties fo:break-before="auto" style:column-width="38.96mm"/>
    </style:style>
    <style:style style:name="co39" style:family="table-column">
      <style:table-column-properties fo:break-before="auto" style:column-width="37.5mm"/>
    </style:style>
    <style:style style:name="co40" style:family="table-column">
      <style:table-column-properties fo:break-before="auto" style:column-width="39.93mm"/>
    </style:style>
    <style:style style:name="co41" style:family="table-column">
      <style:table-column-properties fo:break-before="auto" style:column-width="16.09mm"/>
    </style:style>
    <style:style style:name="co42" style:family="table-column">
      <style:table-column-properties fo:break-before="auto" style:column-width="14.15mm"/>
    </style:style>
    <style:style style:name="co43" style:family="table-column">
      <style:table-column-properties fo:break-before="auto" style:column-width="16.58mm"/>
    </style:style>
    <style:style style:name="co44" style:family="table-column">
      <style:table-column-properties fo:break-before="auto" style:column-width="32.39mm"/>
    </style:style>
    <style:style style:name="co45" style:family="table-column">
      <style:table-column-properties fo:break-before="auto" style:column-width="15.61mm"/>
    </style:style>
    <style:style style:name="co46" style:family="table-column">
      <style:table-column-properties fo:break-before="auto" style:column-width="26.79mm"/>
    </style:style>
    <style:style style:name="co47" style:family="table-column">
      <style:table-column-properties fo:break-before="auto" style:column-width="23.64mm"/>
    </style:style>
    <style:style style:name="co48" style:family="table-column">
      <style:table-column-properties fo:break-before="auto" style:column-width="22.67mm"/>
    </style:style>
    <style:style style:name="co49" style:family="table-column">
      <style:table-column-properties fo:break-before="auto" style:column-width="26.07mm"/>
    </style:style>
    <style:style style:name="co50" style:family="table-column">
      <style:table-column-properties fo:break-before="auto" style:column-width="21.93mm"/>
    </style:style>
    <style:style style:name="co51" style:family="table-column">
      <style:table-column-properties fo:break-before="auto" style:column-width="39.69mm"/>
    </style:style>
    <style:style style:name="co52" style:family="table-column">
      <style:table-column-properties fo:break-before="auto" style:column-width="41.4mm"/>
    </style:style>
    <style:style style:name="co53" style:family="table-column">
      <style:table-column-properties fo:break-before="auto" style:column-width="30.2mm"/>
    </style:style>
    <style:style style:name="co54" style:family="table-column">
      <style:table-column-properties fo:break-before="auto" style:column-width="33.6mm"/>
    </style:style>
    <style:style style:name="co55" style:family="table-column">
      <style:table-column-properties fo:break-before="auto" style:column-width="34.34mm"/>
    </style:style>
    <style:style style:name="co56" style:family="table-column">
      <style:table-column-properties fo:break-before="auto" style:column-width="10.5mm"/>
    </style:style>
    <style:style style:name="co57" style:family="table-column">
      <style:table-column-properties fo:break-before="auto" style:column-width="19.01mm"/>
    </style:style>
    <style:style style:name="co58" style:family="table-column">
      <style:table-column-properties fo:break-before="auto" style:column-width="26.32mm"/>
    </style:style>
    <style:style style:name="co59" style:family="table-column">
      <style:table-column-properties fo:break-before="auto" style:column-width="12.45mm"/>
    </style:style>
    <style:style style:name="co60" style:family="table-column">
      <style:table-column-properties fo:break-before="auto" style:column-width="19.49mm"/>
    </style:style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63" style:family="table-column">
      <style:table-column-properties fo:break-before="auto" style:column-width="28.98mm"/>
    </style:style>
    <style:style style:name="co64" style:family="table-column">
      <style:table-column-properties fo:break-before="auto" style:column-width="15.12mm"/>
    </style:style>
    <style:style style:name="co65" style:family="table-column">
      <style:table-column-properties fo:break-before="auto" style:column-width="16.33mm"/>
    </style:style>
    <style:style style:name="co66" style:family="table-column">
      <style:table-column-properties fo:break-before="auto" style:column-width="17.34mm"/>
    </style:style>
    <style:style style:name="co67" style:family="table-column">
      <style:table-column-properties fo:break-before="auto" style:column-width="5.26mm"/>
    </style:style>
    <style:style style:name="co68" style:family="table-column">
      <style:table-column-properties fo:break-before="auto" style:column-width="37.69mm"/>
    </style:style>
    <style:style style:name="co69" style:family="table-column">
      <style:table-column-properties fo:break-before="auto" style:column-width="26.86mm"/>
    </style:style>
    <style:style style:name="co70" style:family="table-column">
      <style:table-column-properties fo:break-before="auto" style:column-width="54.27mm"/>
    </style:style>
    <style:style style:name="co71" style:family="table-column">
      <style:table-column-properties fo:break-before="auto" style:column-width="47.91mm"/>
    </style:style>
    <style:style style:name="co72" style:family="table-column">
      <style:table-column-properties fo:break-before="auto" style:column-width="44.68mm"/>
    </style:style>
    <style:style style:name="ro1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5.79mm" fo:break-before="auto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5])))" style:apply-style-name="HintergrundGruen" style:base-cell-address="Schiffslabor.C10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9])))" style:apply-style-name="HintergrundGruen" style:base-cell-address="Schiffslabor.C10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0])))" style:apply-style-name="HintergrundGruen" style:base-cell-address="Schiffslabor.C11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4])))" style:apply-style-name="HintergrundGruen" style:base-cell-address="Schiffslabor.C11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5])))" style:apply-style-name="HintergrundGruen" style:base-cell-address="Schiffslabor.C11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9])))" style:apply-style-name="HintergrundGruen" style:base-cell-address="Schiffslabor.C11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0])))" style:apply-style-name="HintergrundGruen" style:base-cell-address="Schiffslabor.C12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1])))" style:apply-style-name="HintergrundGruen" style:base-cell-address="Schiffslabor.C12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3])))" style:apply-style-name="HintergrundGruen" style:base-cell-address="Schiffslabor.C12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9])))" style:apply-style-name="HintergrundGruen" style:base-cell-address="Schiffslabor.C13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5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56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5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5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284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285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28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288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28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9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386" style:family="table-cell" style:parent-style-name="Default" style:data-style-name="N1"/>
    <style:style style:name="ce38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])))" style:apply-style-name="HintergrundGruen" style:base-cell-address="'Modul Verbesserung'.B3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])))" style:apply-style-name="HintergrundGruen" style:base-cell-address="'Modul Verbesserung'.B4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])))" style:apply-style-name="HintergrundGruen" style:base-cell-address="'Modul Verbesserung'.B5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])))" style:apply-style-name="HintergrundGruen" style:base-cell-address="'Modul Verbesserung'.B6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])))" style:apply-style-name="HintergrundGruen" style:base-cell-address="'Modul Verbesserung'.B7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2])))" style:apply-style-name="HintergrundGruen" style:base-cell-address="'Modul Verbesserung'.B12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3])))" style:apply-style-name="HintergrundGruen" style:base-cell-address="'Modul Verbesserung'.B13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4])))" style:apply-style-name="HintergrundGruen" style:base-cell-address="'Modul Verbesserung'.B14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5])))" style:apply-style-name="HintergrundGruen" style:base-cell-address="'Modul Verbesserung'.B15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6])))" style:apply-style-name="HintergrundGruen" style:base-cell-address="'Modul Verbesserung'.B16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7])))" style:apply-style-name="HintergrundGruen" style:base-cell-address="'Modul Verbesserung'.B17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8])))" style:apply-style-name="HintergrundGruen" style:base-cell-address="'Modul Verbesserung'.B18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9])))" style:apply-style-name="HintergrundGruen" style:base-cell-address="'Modul Verbesserung'.B19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0])))" style:apply-style-name="HintergrundGruen" style:base-cell-address="'Modul Verbesserung'.B20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1])))" style:apply-style-name="HintergrundGruen" style:base-cell-address="'Modul Verbesserung'.B21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2])))" style:apply-style-name="HintergrundGruen" style:base-cell-address="'Modul Verbesserung'.B22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3])))" style:apply-style-name="HintergrundGruen" style:base-cell-address="'Modul Verbesserung'.B23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4])))" style:apply-style-name="HintergrundGruen" style:base-cell-address="'Modul Verbesserung'.B24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7])))" style:apply-style-name="HintergrundGruen" style:base-cell-address="'Modul Verbesserung'.B27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8])))" style:apply-style-name="HintergrundGruen" style:base-cell-address="'Modul Verbesserung'.B28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9])))" style:apply-style-name="HintergrundGruen" style:base-cell-address="'Modul Verbesserung'.B29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0])))" style:apply-style-name="HintergrundGruen" style:base-cell-address="'Modul Verbesserung'.B30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1])))" style:apply-style-name="HintergrundGruen" style:base-cell-address="'Modul Verbesserung'.B31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2])))" style:apply-style-name="HintergrundGruen" style:base-cell-address="'Modul Verbesserung'.B32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3])))" style:apply-style-name="HintergrundGruen" style:base-cell-address="'Modul Verbesserung'.B33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4])))" style:apply-style-name="HintergrundGruen" style:base-cell-address="'Modul Verbesserung'.B34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5])))" style:apply-style-name="HintergrundGruen" style:base-cell-address="'Modul Verbesserung'.B35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7])))" style:apply-style-name="HintergrundGruen" style:base-cell-address="'Modul Verbesserung'.B37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8])))" style:apply-style-name="HintergrundGruen" style:base-cell-address="'Modul Verbesserung'.B38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9])))" style:apply-style-name="HintergrundGruen" style:base-cell-address="'Modul Verbesserung'.B39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0])))" style:apply-style-name="HintergrundGruen" style:base-cell-address="'Modul Verbesserung'.B40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1])))" style:apply-style-name="HintergrundGruen" style:base-cell-address="'Modul Verbesserung'.B41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2])))" style:apply-style-name="HintergrundGruen" style:base-cell-address="'Modul Verbesserung'.B42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7])))" style:apply-style-name="HintergrundGruen" style:base-cell-address="'Modul Verbesserung'.B47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8])))" style:apply-style-name="HintergrundGruen" style:base-cell-address="'Modul Verbesserung'.B48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9])))" style:apply-style-name="HintergrundGruen" style:base-cell-address="'Modul Verbesserung'.B49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0])))" style:apply-style-name="HintergrundGruen" style:base-cell-address="'Modul Verbesserung'.B50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1])))" style:apply-style-name="HintergrundGruen" style:base-cell-address="'Modul Verbesserung'.B51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2])))" style:apply-style-name="HintergrundGruen" style:base-cell-address="'Modul Verbesserung'.B52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3])))" style:apply-style-name="HintergrundGruen" style:base-cell-address="'Modul Verbesserung'.B53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4])))" style:apply-style-name="HintergrundGruen" style:base-cell-address="'Modul Verbesserung'.B54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7])))" style:apply-style-name="HintergrundGruen" style:base-cell-address="'Modul Verbesserung'.B57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8])))" style:apply-style-name="HintergrundGruen" style:base-cell-address="'Modul Verbesserung'.B58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9])))" style:apply-style-name="HintergrundGruen" style:base-cell-address="'Modul Verbesserung'.B59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0])))" style:apply-style-name="HintergrundGruen" style:base-cell-address="'Modul Verbesserung'.B60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1])))" style:apply-style-name="HintergrundGruen" style:base-cell-address="'Modul Verbesserung'.B61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2])))" style:apply-style-name="HintergrundGruen" style:base-cell-address="'Modul Verbesserung'.B62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3])))" style:apply-style-name="HintergrundGruen" style:base-cell-address="'Modul Verbesserung'.B63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4])))" style:apply-style-name="HintergrundGruen" style:base-cell-address="'Modul Verbesserung'.B64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7])))" style:apply-style-name="HintergrundGruen" style:base-cell-address="'Modul Verbesserung'.B67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8])))" style:apply-style-name="HintergrundGruen" style:base-cell-address="'Modul Verbesserung'.B68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9])))" style:apply-style-name="HintergrundGruen" style:base-cell-address="'Modul Verbesserung'.B69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0])))" style:apply-style-name="HintergrundGruen" style:base-cell-address="'Modul Verbesserung'.B70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1])))" style:apply-style-name="HintergrundGruen" style:base-cell-address="'Modul Verbesserung'.B71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2])))" style:apply-style-name="HintergrundGruen" style:base-cell-address="'Modul Verbesserung'.B72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3])))" style:apply-style-name="HintergrundGruen" style:base-cell-address="'Modul Verbesserung'.B73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4])))" style:apply-style-name="HintergrundGruen" style:base-cell-address="'Modul Verbesserung'.B74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7])))" style:apply-style-name="HintergrundGruen" style:base-cell-address="'Modul Verbesserung'.B77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8])))" style:apply-style-name="HintergrundGruen" style:base-cell-address="'Modul Verbesserung'.B78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9])))" style:apply-style-name="HintergrundGruen" style:base-cell-address="'Modul Verbesserung'.B79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0])))" style:apply-style-name="HintergrundGruen" style:base-cell-address="'Modul Verbesserung'.B80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1])))" style:apply-style-name="HintergrundGruen" style:base-cell-address="'Modul Verbesserung'.B81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2])))" style:apply-style-name="HintergrundGruen" style:base-cell-address="'Modul Verbesserung'.B82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3])))" style:apply-style-name="HintergrundGruen" style:base-cell-address="'Modul Verbesserung'.B83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4])))" style:apply-style-name="HintergrundGruen" style:base-cell-address="'Modul Verbesserung'.B84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7])))" style:apply-style-name="HintergrundGruen" style:base-cell-address="'Modul Verbesserung'.B87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8])))" style:apply-style-name="HintergrundGruen" style:base-cell-address="'Modul Verbesserung'.B88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9])))" style:apply-style-name="HintergrundGruen" style:base-cell-address="'Modul Verbesserung'.B89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0])))" style:apply-style-name="HintergrundGruen" style:base-cell-address="'Modul Verbesserung'.B90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2])))" style:apply-style-name="HintergrundGruen" style:base-cell-address="'Modul Verbesserung'.B92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3])))" style:apply-style-name="HintergrundGruen" style:base-cell-address="'Modul Verbesserung'.B93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7])))" style:apply-style-name="HintergrundGruen" style:base-cell-address="'Modul Verbesserung'.B97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8])))" style:apply-style-name="HintergrundGruen" style:base-cell-address="'Modul Verbesserung'.B98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9])))" style:apply-style-name="HintergrundGruen" style:base-cell-address="'Modul Verbesserung'.B99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0])))" style:apply-style-name="HintergrundGruen" style:base-cell-address="'Modul Verbesserung'.B100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1])))" style:apply-style-name="HintergrundGruen" style:base-cell-address="'Modul Verbesserung'.B101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2])))" style:apply-style-name="HintergrundGruen" style:base-cell-address="'Modul Verbesserung'.B102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3])))" style:apply-style-name="HintergrundGruen" style:base-cell-address="'Modul Verbesserung'.B103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4])))" style:apply-style-name="HintergrundGruen" style:base-cell-address="'Modul Verbesserung'.B104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7])))" style:apply-style-name="HintergrundGruen" style:base-cell-address="'Modul Verbesserung'.B107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8])))" style:apply-style-name="HintergrundGruen" style:base-cell-address="'Modul Verbesserung'.B108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9])))" style:apply-style-name="HintergrundGruen" style:base-cell-address="'Modul Verbesserung'.B109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10])))" style:apply-style-name="HintergrundGruen" style:base-cell-address="'Modul Verbesserung'.B110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11])))" style:apply-style-name="HintergrundGruen" style:base-cell-address="'Modul Verbesserung'.B111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8])))" style:apply-style-name="HintergrundGruen" style:base-cell-address="'Modul Verbesserung'.K8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25])))" style:apply-style-name="HintergrundGruen" style:base-cell-address="'Modul Verbesserung'.K25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36])))" style:apply-style-name="HintergrundGruen" style:base-cell-address="'Modul Verbesserung'.K36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43])))" style:apply-style-name="HintergrundGruen" style:base-cell-address="'Modul Verbesserung'.K43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55])))" style:apply-style-name="HintergrundGruen" style:base-cell-address="'Modul Verbesserung'.K55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65])))" style:apply-style-name="HintergrundGruen" style:base-cell-address="'Modul Verbesserung'.K65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75])))" style:apply-style-name="HintergrundGruen" style:base-cell-address="'Modul Verbesserung'.K75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85])))" style:apply-style-name="HintergrundGruen" style:base-cell-address="'Modul Verbesserung'.K85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88])))" style:apply-style-name="HintergrundGruen" style:base-cell-address="'Modul Verbesserung'.K88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89])))" style:apply-style-name="HintergrundGruen" style:base-cell-address="'Modul Verbesserung'.K89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0])))" style:apply-style-name="HintergrundGruen" style:base-cell-address="'Modul Verbesserung'.K90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1])))" style:apply-style-name="HintergrundGruen" style:base-cell-address="'Modul Verbesserung'.K91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3])))" style:apply-style-name="HintergrundGruen" style:base-cell-address="'Modul Verbesserung'.K93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4])))" style:apply-style-name="HintergrundGruen" style:base-cell-address="'Modul Verbesserung'.K94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8])))" style:apply-style-name="HintergrundGruen" style:base-cell-address="'Modul Verbesserung'.K98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9])))" style:apply-style-name="HintergrundGruen" style:base-cell-address="'Modul Verbesserung'.K99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0])))" style:apply-style-name="HintergrundGruen" style:base-cell-address="'Modul Verbesserung'.K100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1])))" style:apply-style-name="HintergrundGruen" style:base-cell-address="'Modul Verbesserung'.K101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2])))" style:apply-style-name="HintergrundGruen" style:base-cell-address="'Modul Verbesserung'.K102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3])))" style:apply-style-name="HintergrundGruen" style:base-cell-address="'Modul Verbesserung'.K103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4])))" style:apply-style-name="HintergrundGruen" style:base-cell-address="'Modul Verbesserung'.K104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5])))" style:apply-style-name="HintergrundGruen" style:base-cell-address="'Modul Verbesserung'.K105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8])))" style:apply-style-name="HintergrundGruen" style:base-cell-address="'Modul Verbesserung'.K108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9])))" style:apply-style-name="HintergrundGruen" style:base-cell-address="'Modul Verbesserung'.K109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10])))" style:apply-style-name="HintergrundGruen" style:base-cell-address="'Modul Verbesserung'.K110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11])))" style:apply-style-name="HintergrundGruen" style:base-cell-address="'Modul Verbesserung'.K111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12])))" style:apply-style-name="HintergrundGruen" style:base-cell-address="'Modul Verbesserung'.K112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01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04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505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506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50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08" style:family="table-cell" style:parent-style-name="Default">
      <style:text-properties fo:font-size="12pt" style:font-size-asian="12pt" style:font-size-complex="12pt"/>
    </style:style>
    <style:style style:name="ce50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512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49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5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56"/>
        <table:table-column table:style-name="co15" table:number-columns-repeated="2" table:default-cell-style-name="ce156"/>
        <table:table-column table:style-name="co16" table:default-cell-style-name="ce156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9" table:number-columns-repeated="2" table:default-cell-style-name="ce156"/>
        <table:table-column table:style-name="co20" table:default-cell-style-name="ce156"/>
        <table:table-column table:style-name="co21" table:default-cell-style-name="ce156"/>
        <table:table-column table:style-name="co22" table:default-cell-style-name="ce156"/>
        <table:table-column table:style-name="co23" table:default-cell-style-name="ce156"/>
        <table:table-column table:style-name="co24" table:default-cell-style-name="ce156"/>
        <table:table-column table:style-name="co25" table:default-cell-style-name="ce3"/>
        <table:table-column table:style-name="co26" table:default-cell-style-name="ce153"/>
        <table:table-column table:style-name="co27" table:default-cell-style-name="ce156"/>
        <table:table-column table:style-name="co28" table:default-cell-style-name="ce156"/>
        <table:table-column table:style-name="co29" table:default-cell-style-name="ce156"/>
        <table:table-column table:style-name="co30" table:default-cell-style-name="ce156"/>
        <table:table-column table:style-name="co14" table:default-cell-style-name="ce156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number-columns-repeated="2" table:default-cell-style-name="ce153"/>
        <table:table-column table:style-name="co35" table:default-cell-style-name="ce153"/>
        <table:table-column table:style-name="co36" table:default-cell-style-name="ce3"/>
        <table:table-column table:style-name="co17" table:default-cell-style-name="ce3"/>
        <table:table-column table:style-name="co19" table:default-cell-style-name="ce159"/>
        <table:table-column table:style-name="co37" table:number-columns-repeated="964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151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54" office:value-type="string" calcext:value-type="string">
            <text:p>Düsen-</text:p>
            <text:p>masse (%)</text:p>
          </table:table-cell>
          <table:table-cell table:style-name="ce154" office:value-type="string" calcext:value-type="string">
            <text:p>Schild-</text:p>
            <text:p>schaden (%)</text:p>
          </table:table-cell>
          <table:table-cell table:style-name="ce154" office:value-type="string" calcext:value-type="string">
            <text:p>Zerstörer-</text:p>
            <text:p>schaden (%)</text:p>
          </table:table-cell>
          <table:table-cell table:style-name="ce154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154" office:value-type="string" calcext:value-type="string">
            <text:p>Panzerungs-</text:p>
            <text:p>haltbarkeit</text:p>
          </table:table-cell>
          <table:table-cell table:style-name="ce154" office:value-type="string" calcext:value-type="string">
            <text:p>Panzerungs-</text:p>
            <text:p>masse</text:p>
          </table:table-cell>
          <table:table-cell table:style-name="ce154" office:value-type="string" calcext:value-type="string">
            <text:p>Fregatten-</text:p>
            <text:p>schaden</text:p>
          </table:table-cell>
          <table:table-cell table:style-name="ce154" office:value-type="string" calcext:value-type="string">
            <text:p>Reichweite</text:p>
          </table:table-cell>
          <table:table-cell table:style-name="ce154" office:value-type="string" calcext:value-type="string">
            <text:p>Waffen-</text:p>
            <text:p>masse</text:p>
          </table:table-cell>
          <table:table-cell table:style-name="ce154" office:value-type="string" calcext:value-type="string">
            <text:p>Schildum-</text:p>
            <text:p>gehung</text:p>
          </table:table-cell>
          <table:table-cell table:style-name="ce154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151" office:value-type="string" calcext:value-type="string">
            <text:p>Unterstützungs-</text:p>
            <text:p>reichweite (m)</text:p>
          </table:table-cell>
          <table:table-cell table:style-name="ce154" office:value-type="string" calcext:value-type="string">
            <text:p>Alarmstart</text:p>
          </table:table-cell>
          <table:table-cell table:style-name="ce154" office:value-type="string" calcext:value-type="string">
            <text:p>Schiffs-</text:p>
            <text:p>schaden</text:p>
          </table:table-cell>
          <table:table-cell table:style-name="ce154" office:value-type="string" calcext:value-type="string">
            <text:p>Staffel-</text:p>
            <text:p>masse</text:p>
          </table:table-cell>
          <table:table-cell table:style-name="ce154" office:value-type="string" calcext:value-type="string">
            <text:p>Schlachtschiff-</text:p>
            <text:p>schaden</text:p>
          </table:table-cell>
          <table:table-cell table:style-name="ce154" office:value-type="string" calcext:value-type="string">
            <text:p>Düsen-</text:p>
            <text:p>masse (%)</text:p>
          </table:table-cell>
          <table:table-cell table:style-name="ce151" office:value-type="string" calcext:value-type="string">
            <text:p>Baukosten He-3</text:p>
          </table:table-cell>
          <table:table-cell table:style-name="ce151" office:value-type="string" calcext:value-type="string">
            <text:p>Baukosten Erz</text:p>
          </table:table-cell>
          <table:table-cell table:style-name="ce151" office:value-type="string" calcext:value-type="string">
            <text:p>Baukosten AM</text:p>
          </table:table-cell>
          <table:table-cell table:style-name="ce151" office:value-type="string" calcext:value-type="string">
            <text:p>tB d</text:p>
          </table:table-cell>
          <table:table-cell table:style-name="ce151" office:value-type="string" calcext:value-type="string">
            <text:p>tB h</text:p>
          </table:table-cell>
          <table:table-cell table:style-name="ce151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57" office:value-type="string" calcext:value-type="string">
            <text:p>gebaut</text:p>
          </table:table-cell>
          <table:table-cell table:style-name="ce160"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4" office:value-type="string" calcext:value-type="string">
            <text:p>Voyag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152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2" table:number-columns-repeated="3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5" office:value-type="string" calcext:value-type="string">
            <text:p>Harrier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152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Pulsstrahler 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21085" calcext:value-type="float">
            <text:p>21.085</text:p>
          </table:table-cell>
          <table:table-cell table:style-name="ce152" table:number-columns-repeated="4"/>
          <table:table-cell table:style-name="ce15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6" office:value-type="string" calcext:value-type="string">
            <text:p>Harrier MK II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formula="of:=[.E3]*5/100+[.E3]" office:value-type="float" office:value="315" calcext:value-type="float">
            <text:p>315</text:p>
          </table:table-cell>
          <table:table-cell table:style-name="ce152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I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155" office:value-type="percentage" office:value="-0.12" calcext:value-type="percentage">
            <text:p>-12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1825" calcext:value-type="float">
            <text:p>1.825</text:p>
          </table:table-cell>
          <table:table-cell table:style-name="ce152"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7" office:value-type="string" calcext:value-type="string">
            <text:p>Talon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152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regatte Harrier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" office:value-type="string" calcext:value-type="string">
            <text:p>Talon MK 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152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II</text:p>
          </table:table-cell>
          <table:table-cell table:style-name="ce155" office:value-type="percentage" office:value="-0.12" calcext:value-type="percentage">
            <text:p>-12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9" office:value-type="string" calcext:value-type="string">
            <text:p>Talon MK III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152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Fregatte Harrier MK II</text:p>
          </table:table-cell>
          <table:table-cell table:style-name="ce2" table:number-columns-repeated="2"/>
          <table:table-cell table:style-name="ce155" office:value-type="percentage" office:value="-0.24" calcext:value-type="percentage">
            <text:p>-24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1.3" calcext:value-type="percentage">
            <text:p>130%</text:p>
          </table:table-cell>
          <table:table-cell table:style-name="ce155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10" office:value-type="string" calcext:value-type="string">
            <text:p>Nighthawk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152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Fregatte Talon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1" office:value-type="string" calcext:value-type="string">
            <text:p>Nighthawk MK 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152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II</text:p>
          </table:table-cell>
          <table:table-cell table:style-name="ce155" office:value-type="percentage" office:value="-0.12" calcext:value-type="percentage">
            <text:p>-12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2" office:value-type="string" calcext:value-type="string">
            <text:p>Nighthawk MK II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152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Fregatte Nighthawk MK II</text:p>
          </table:table-cell>
          <table:table-cell table:style-name="ce2" office:value-type="string" calcext:value-type="string">
            <text:p>Fregatte Talon MK III</text:p>
          </table:table-cell>
          <table:table-cell table:style-name="ce2"/>
          <table:table-cell table:style-name="ce155" office:value-type="percentage" office:value="-0.24" calcext:value-type="percentage">
            <text:p>-24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1.3" calcext:value-type="percentage">
            <text:p>130%</text:p>
          </table:table-cell>
          <table:table-cell table:style-name="ce155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3" office:value-type="string" calcext:value-type="string">
            <text:p>Nighthawk MK I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152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55" office:value-type="percentage" office:value="-0.36" calcext:value-type="percentage">
            <text:p>-36%</text:p>
          </table:table-cell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1.6" calcext:value-type="percentage">
            <text:p>160%</text:p>
          </table:table-cell>
          <table:table-cell table:style-name="ce155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4" office:value-type="string" calcext:value-type="string">
            <text:p>Genesis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152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Schiffsfabri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49196" calcext:value-type="float">
            <text:p>49.196</text:p>
          </table:table-cell>
          <table:table-cell table:style-name="ce152" table:number-columns-repeated="4"/>
          <table:table-cell table:style-name="ce15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5" office:value-type="string" calcext:value-type="string">
            <text:p>Genesis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152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155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9263" calcext:value-type="float">
            <text:p>9.263</text:p>
          </table:table-cell>
          <table:table-cell table:style-name="ce152" table:number-columns-repeated="3"/>
          <table:table-cell table:style-name="ce15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6" office:value-type="string" calcext:value-type="string">
            <text:p>Exodu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152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Kreuzer Genesis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7" office:value-type="string" calcext:value-type="string">
            <text:p>Exodus MK 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152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II</text:p>
          </table:table-cell>
          <table:table-cell table:style-name="ce155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8" office:value-type="string" calcext:value-type="string">
            <text:p>Exodus MK III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152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Genesis MK II</text:p>
          </table:table-cell>
          <table:table-cell table:style-name="ce2" table:number-columns-repeated="2"/>
          <table:table-cell table:style-name="ce155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23" calcext:value-type="percentage">
            <text:p>23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652975" calcext:value-type="float">
            <text:p>652.975</text:p>
          </table:table-cell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9" office:value-type="string" calcext:value-type="string">
            <text:p>Revelation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152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Kreuzer Exodus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0" office:value-type="string" calcext:value-type="string">
            <text:p>Revelation MK 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152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II</text:p>
          </table:table-cell>
          <table:table-cell table:style-name="ce155" table:number-columns-repeated="4"/>
          <table:table-cell table:style-name="ce2" table:number-columns-repeated="3"/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1" office:value-type="string" calcext:value-type="string">
            <text:p>Revelation MK III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152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23" calcext:value-type="percentage">
            <text:p>23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2" office:value-type="string" calcext:value-type="string">
            <text:p>Revelation MK IV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152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office:value-type="percentage" office:value="0.36" calcext:value-type="percentage">
            <text:p>36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3" office:value-type="string" calcext:value-type="string">
            <text:p>Longbow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152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Schiffsfabri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4" office:value-type="string" calcext:value-type="string">
            <text:p>Longbow MK II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152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155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5" office:value-type="string" calcext:value-type="string">
            <text:p>Broadsword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152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Zerstörer Longbow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6" office:value-type="string" calcext:value-type="string">
            <text:p>Broadsword MK 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152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V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II</text:p>
          </table:table-cell>
          <table:table-cell table:style-name="ce155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7" office:value-type="string" calcext:value-type="string">
            <text:p>Broadsword MK II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152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2" table:number-columns-repeated="2"/>
          <table:table-cell table:style-name="ce155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3" calcext:value-type="percentage">
            <text:p>30%</text:p>
          </table:table-cell>
          <table:table-cell table:style-name="ce155" office:value-type="percentage" office:value="1.3" calcext:value-type="percentage">
            <text:p>13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1520550" calcext:value-type="float">
            <text:p>1.520.550</text:p>
          </table:table-cell>
          <table:table-cell table:style-name="ce152" table:number-columns-repeated="2"/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8" office:value-type="string" calcext:value-type="string">
            <text:p>Trident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152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 office:value-type="string" calcext:value-type="string">
            <text:p>Zerstörer Broadsword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9" office:value-type="string" calcext:value-type="string">
            <text:p>Trident MK 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152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0" office:value-type="string" calcext:value-type="string">
            <text:p>Trident MK III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152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 office:value-type="string" calcext:value-type="string">
            <text:p>Zerstörer Broadsword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3" calcext:value-type="percentage">
            <text:p>30%</text:p>
          </table:table-cell>
          <table:table-cell table:style-name="ce155" office:value-type="percentage" office:value="1.3" calcext:value-type="percentage">
            <text:p>13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1" office:value-type="string" calcext:value-type="string">
            <text:p>Trident MK 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152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office:value-type="percentage" office:value="0.4" calcext:value-type="percentage">
            <text:p>40%</text:p>
          </table:table-cell>
          <table:table-cell table:style-name="ce155" office:value-type="percentage" office:value="1.6" calcext:value-type="percentage">
            <text:p>16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2" office:value-type="string" calcext:value-type="string">
            <text:p>Rancor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152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Schiffsfabrik 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3" office:value-type="string" calcext:value-type="string">
            <text:p>Rancor MK II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152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III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155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4" office:value-type="string" calcext:value-type="string">
            <text:p>Venom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152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Schiffslabor VIII</text:p>
          </table:table-cell>
          <table:table-cell table:style-name="ce2" office:value-type="string" calcext:value-type="string">
            <text:p>Schlachtschiff Rancor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5" office:value-type="string" calcext:value-type="string">
            <text:p>Venom MK 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152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IV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6" office:value-type="string" calcext:value-type="string">
            <text:p>Venom MK III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152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0.23" calcext:value-type="percentage">
            <text:p>23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7" office:value-type="string" calcext:value-type="string">
            <text:p>Fury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152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 office:value-type="string" calcext:value-type="string">
            <text:p>Schlachtschiff Venom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8" office:value-type="string" calcext:value-type="string">
            <text:p>Fury MK 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152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9" office:value-type="string" calcext:value-type="string">
            <text:p>Fury MK III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152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2" office:value-type="string" calcext:value-type="string">
            <text:p>Schlachtschiff Venom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0.23" calcext:value-type="percentage">
            <text:p>23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40" office:value-type="string" calcext:value-type="string">
            <text:p>Fury MK 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152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0.36" calcext:value-type="percentage">
            <text:p>36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Träger</text:p>
          </table:table-cell>
          <table:table-cell table:style-name="ce41" office:value-type="string" calcext:value-type="string">
            <text:p>Midgard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405" calcext:value-type="float">
            <text:p>3405</text:p>
          </table:table-cell>
          <table:table-cell table:style-name="ce152" office:value-type="float" office:value="300000" calcext:value-type="float">
            <text:p>3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Venom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 office:value-type="string" calcext:value-type="string">
            <text:p>Manövrierbarkeitsfeld</text:p>
          </table:table-cell>
          <table:table-cell table:style-name="ce152" office:value-type="float" office:value="11000" calcext:value-type="float">
            <text:p>11.000</text:p>
          </table:table-cell>
          <table:table-cell table:style-name="ce155" office:value-type="percentage" office:value="0.8" calcext:value-type="percentage">
            <text:p>80%</text:p>
          </table:table-cell>
          <table:table-cell table:style-name="ce155" table:number-columns-repeated="4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2" office:value-type="string" calcext:value-type="string">
            <text:p>Midgard MK 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152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5" calcext:value-type="percentage">
            <text:p>5%</text:p>
          </table:table-cell>
          <table:table-cell table:style-name="ce155" table:number-columns-repeated="2"/>
          <table:table-cell table:style-name="ce2" table:number-columns-repeated="3"/>
          <table:table-cell table:style-name="ce155" table:number-columns-repeated="3"/>
          <table:table-cell table:style-name="ce155" office:value-type="percentage" office:value="0.8" calcext:value-type="percentage">
            <text:p>80%</text:p>
          </table:table-cell>
          <table:table-cell table:style-name="ce155" table:number-columns-repeated="3"/>
          <table:table-cell table:style-name="ce2" office:value-type="string" calcext:value-type="string">
            <text:p>Manövrierbarkeitsfeld</text:p>
          </table:table-cell>
          <table:table-cell table:style-name="ce152" office:value-type="float" office:value="11000" calcext:value-type="float">
            <text:p>11.000</text:p>
          </table:table-cell>
          <table:table-cell table:style-name="ce155" office:value-type="percentage" office:value="0.8" calcext:value-type="percentage">
            <text:p>80%</text:p>
          </table:table-cell>
          <table:table-cell table:style-name="ce155" office:value-type="percentage" office:value="0.06" calcext:value-type="percentage">
            <text:p>6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3" office:value-type="string" calcext:value-type="string">
            <text:p>Midgard MK III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152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Midgard MK II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1" calcext:value-type="percentage">
            <text:p>10%</text:p>
          </table:table-cell>
          <table:table-cell table:style-name="ce155" table:number-columns-repeated="2"/>
          <table:table-cell table:style-name="ce2" table:number-columns-repeated="3"/>
          <table:table-cell table:style-name="ce155" table:number-columns-repeated="3"/>
          <table:table-cell table:style-name="ce155" office:value-type="percentage" office:value="0.8" calcext:value-type="percentage">
            <text:p>80%</text:p>
          </table:table-cell>
          <table:table-cell table:style-name="ce155" table:number-columns-repeated="3"/>
          <table:table-cell table:style-name="ce2" office:value-type="string" calcext:value-type="string">
            <text:p>Manövrierbarkeitsfeld</text:p>
          </table:table-cell>
          <table:table-cell table:style-name="ce152" office:value-type="float" office:value="11000" calcext:value-type="float">
            <text:p>11.000</text:p>
          </table:table-cell>
          <table:table-cell table:style-name="ce155" office:value-type="percentage" office:value="0.8" calcext:value-type="percentage">
            <text:p>80%</text:p>
          </table:table-cell>
          <table:table-cell table:style-name="ce155" office:value-type="percentage" office:value="0.12" calcext:value-type="percentage">
            <text:p>12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44" office:value-type="string" calcext:value-type="string">
            <text:p>Valhalla</text:p>
          </table:table-cell>
          <table:table-cell table:style-name="ce2" office:value-type="float" office:value="2500" calcext:value-type="float">
            <text:p>2500</text:p>
          </table:table-cell>
          <table:table-cell table:style-name="ce2"/>
          <table:table-cell table:style-name="ce152"/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table:number-columns-repeated="3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5" office:value-type="string" calcext:value-type="string">
            <text:p>Valhalla MK 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152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II</text:p>
          </table:table-cell>
          <table:table-cell table:style-name="ce155"/>
          <table:table-cell table:style-name="ce155" office:value-type="percentage" office:value="0.05" calcext:value-type="percentage">
            <text:p>5%</text:p>
          </table:table-cell>
          <table:table-cell table:style-name="ce155" table:number-columns-repeated="2"/>
          <table:table-cell table:style-name="ce2" table:number-columns-repeated="3"/>
          <table:table-cell table:style-name="ce155" table:number-columns-repeated="7"/>
          <table:table-cell table:style-name="ce2" office:value-type="string" calcext:value-type="string">
            <text:p>Ionenfeld</text:p>
          </table:table-cell>
          <table:table-cell table:style-name="ce152" office:value-type="float" office:value="8000" calcext:value-type="float">
            <text:p>8.000</text:p>
          </table:table-cell>
          <table:table-cell table:style-name="ce155"/>
          <table:table-cell table:style-name="ce155" office:value-type="percentage" office:value="0.06" calcext:value-type="percentage">
            <text:p>6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6" office:value-type="string" calcext:value-type="string">
            <text:p>Valhalla MK III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152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Valhalla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155"/>
          <table:table-cell table:style-name="ce155" office:value-type="percentage" office:value="0.1" calcext:value-type="percentage">
            <text:p>10%</text:p>
          </table:table-cell>
          <table:table-cell table:style-name="ce155" table:number-columns-repeated="2"/>
          <table:table-cell table:style-name="ce2" table:number-columns-repeated="3"/>
          <table:table-cell table:style-name="ce155" table:number-columns-repeated="7"/>
          <table:table-cell table:style-name="ce2" office:value-type="string" calcext:value-type="string">
            <text:p>Ionenfeld</text:p>
          </table:table-cell>
          <table:table-cell table:style-name="ce152" office:value-type="float" office:value="8000" calcext:value-type="float">
            <text:p>8.000</text:p>
          </table:table-cell>
          <table:table-cell table:style-name="ce155"/>
          <table:table-cell table:style-name="ce155" office:value-type="percentage" office:value="0.12" calcext:value-type="percentage">
            <text:p>12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7" office:value-type="string" calcext:value-type="string">
            <text:p>Valhalla MK IV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152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Träger Valhalla MK III</text:p>
          </table:table-cell>
          <table:table-cell table:style-name="ce2"/>
          <table:table-cell table:style-name="ce155"/>
          <table:table-cell table:style-name="ce155" office:value-type="percentage" office:value="0.15" calcext:value-type="percentage">
            <text:p>15%</text:p>
          </table:table-cell>
          <table:table-cell table:style-name="ce155" table:number-columns-repeated="2"/>
          <table:table-cell table:style-name="ce2" table:number-columns-repeated="3"/>
          <table:table-cell table:style-name="ce155" table:number-columns-repeated="7"/>
          <table:table-cell table:style-name="ce2" office:value-type="string" calcext:value-type="string">
            <text:p>Ionenfeld</text:p>
          </table:table-cell>
          <table:table-cell table:style-name="ce152" office:value-type="float" office:value="8000" calcext:value-type="float">
            <text:p>8.000</text:p>
          </table:table-cell>
          <table:table-cell table:style-name="ce155"/>
          <table:table-cell table:style-name="ce155" office:value-type="percentage" office:value="0.18" calcext:value-type="percentage">
            <text:p>18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48" office:value-type="string" calcext:value-type="string">
            <text:p>Condor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152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table:number-columns-repeated="3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49" office:value-type="string" calcext:value-type="string">
            <text:p>Condor MK 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152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155" office:value-type="percentage" office:value="-0.12" calcext:value-type="percentage">
            <text:p>-12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0" office:value-type="string" calcext:value-type="string">
            <text:p>Condor MK III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152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55" office:value-type="percentage" office:value="-0.24" calcext:value-type="percentage">
            <text:p>-24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1.3" calcext:value-type="percentage">
            <text:p>130%</text:p>
          </table:table-cell>
          <table:table-cell table:style-name="ce155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1" office:value-type="string" calcext:value-type="string">
            <text:p>Condor MK I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152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Fregatte Condo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155" office:value-type="percentage" office:value="-0.36" calcext:value-type="percentage">
            <text:p>-36%</text:p>
          </table:table-cell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1.6" calcext:value-type="percentage">
            <text:p>160%</text:p>
          </table:table-cell>
          <table:table-cell table:style-name="ce155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2" office:value-type="string" calcext:value-type="string">
            <text:p>Condor MK V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152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Fregatte Condor MK IV</text:p>
          </table:table-cell>
          <table:table-cell table:style-name="ce2"/>
          <table:table-cell table:style-name="ce155" office:value-type="percentage" office:value="-0.5" calcext:value-type="percentage">
            <text:p>-50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2" calcext:value-type="percentage">
            <text:p>200%</text:p>
          </table:table-cell>
          <table:table-cell table:style-name="ce155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3" office:value-type="string" calcext:value-type="string">
            <text:p>Destiny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25" calcext:value-type="float">
            <text:p>2125</text:p>
          </table:table-cell>
          <table:table-cell table:style-name="ce152" office:value-type="float" office:value="32000" calcext:value-type="float">
            <text:p>3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Exodus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4" office:value-type="string" calcext:value-type="string">
            <text:p>Destiny MK 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152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5" office:value-type="string" calcext:value-type="string">
            <text:p>Destiny MK III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152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Destiny MK II</text:p>
          </table:table-cell>
          <table:table-cell table:style-name="ce2" office:value-type="string" calcext:value-type="string">
            <text:p>Kreuzer Exodus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23" calcext:value-type="percentage">
            <text:p>23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6" office:value-type="string" calcext:value-type="string">
            <text:p>Apocrypha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52" office:value-type="float" office:value="50500" calcext:value-type="float">
            <text:p>50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Revelation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7" office:value-type="string" calcext:value-type="string">
            <text:p>Apocrypha MK 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152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II</text:p>
          </table:table-cell>
          <table:table-cell table:style-name="ce155" table:number-columns-repeated="4"/>
          <table:table-cell table:style-name="ce2" table:number-columns-repeated="3"/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8" office:value-type="string" calcext:value-type="string">
            <text:p>Apocrypha MK III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152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23" calcext:value-type="percentage">
            <text:p>23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9" office:value-type="string" calcext:value-type="string">
            <text:p>Apocrypha MK I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152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Kreuzer Apocrypha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office:value-type="percentage" office:value="0.36" calcext:value-type="percentage">
            <text:p>36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60" office:value-type="string" calcext:value-type="string">
            <text:p>Apocrypha MK V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152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Kreuzer Apocrypha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155" office:value-type="percentage" office:value="0.5" calcext:value-type="percentage">
            <text:p>50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Zerstörer</text:p>
          </table:table-cell>
          <table:table-cell table:style-name="ce61" office:value-type="string" calcext:value-type="string">
            <text:p>Scythe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700" calcext:value-type="float">
            <text:p>5700</text:p>
          </table:table-cell>
          <table:table-cell table:style-name="ce152" office:value-type="float" office:value="58000" calcext:value-type="float">
            <text:p>58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Trident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2" office:value-type="string" calcext:value-type="string">
            <text:p>Scythe MK 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152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VI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3" office:value-type="string" calcext:value-type="string">
            <text:p>Scythe MK III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152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3" calcext:value-type="percentage">
            <text:p>30%</text:p>
          </table:table-cell>
          <table:table-cell table:style-name="ce155" office:value-type="percentage" office:value="1.3" calcext:value-type="percentage">
            <text:p>13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4" office:value-type="string" calcext:value-type="string">
            <text:p>Scythe MK I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152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Zerstörer Scyth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office:value-type="percentage" office:value="0.4" calcext:value-type="percentage">
            <text:p>40%</text:p>
          </table:table-cell>
          <table:table-cell table:style-name="ce155" office:value-type="percentage" office:value="1.6" calcext:value-type="percentage">
            <text:p>16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5" office:value-type="string" calcext:value-type="string">
            <text:p>Scythe MK V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152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Zerstörer Scythe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155" office:value-type="percentage" office:value="0.5" calcext:value-type="percentage">
            <text:p>50%</text:p>
          </table:table-cell>
          <table:table-cell table:style-name="ce155" office:value-type="percentage" office:value="2" calcext:value-type="percentage">
            <text:p>20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66" office:value-type="string" calcext:value-type="string">
            <text:p>Dread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9810" calcext:value-type="float">
            <text:p>9810</text:p>
          </table:table-cell>
          <table:table-cell table:style-name="ce152" office:value-type="float" office:value="146500" calcext:value-type="float">
            <text:p>146.5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7" office:value-type="string" calcext:value-type="string">
            <text:p>Dread MK 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152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8" office:value-type="string" calcext:value-type="string">
            <text:p>Dread MK III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152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0.23" calcext:value-type="percentage">
            <text:p>23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9" office:value-type="string" calcext:value-type="string">
            <text:p>Dread MK I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152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0.36" calcext:value-type="percentage">
            <text:p>36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70" office:value-type="string" calcext:value-type="string">
            <text:p>Dread MK V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152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Dread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0.5" calcext:value-type="percentage">
            <text:p>5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iegskutter</text:p>
          </table:table-cell>
          <table:table-cell table:style-name="ce71" office:value-type="string" calcext:value-type="string">
            <text:p>Gharial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15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3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2" office:value-type="string" calcext:value-type="string">
            <text:p>Gharial MK 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152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155"/>
          <table:table-cell table:style-name="ce155" office:value-type="percentage" office:value="0.05" calcext:value-type="percentage">
            <text:p>5%</text:p>
          </table:table-cell>
          <table:table-cell table:style-name="ce155"/>
          <table:table-cell table:style-name="ce155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table:number-columns-repeated="5"/>
          <table:table-cell table:style-name="ce2"/>
          <table:table-cell table:style-name="ce152"/>
          <table:table-cell table:style-name="ce155" table:number-columns-repeated="3"/>
          <table:table-cell table:style-name="ce155" office:value-type="percentage" office:value="0.5" calcext:value-type="percentage">
            <text:p>50%</text:p>
          </table:table-cell>
          <table:table-cell table:style-name="ce15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3" office:value-type="string" calcext:value-type="string">
            <text:p>Gharial MK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152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 office:value-type="string" calcext:value-type="string">
            <text:p>Kriegskutter Gharial MK II</text:p>
          </table:table-cell>
          <table:table-cell table:style-name="ce2"/>
          <table:table-cell table:style-name="ce155"/>
          <table:table-cell table:style-name="ce155" office:value-type="percentage" office:value="0.1" calcext:value-type="percentage">
            <text:p>10%</text:p>
          </table:table-cell>
          <table:table-cell table:style-name="ce155"/>
          <table:table-cell table:style-name="ce155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table:number-columns-repeated="5"/>
          <table:table-cell table:style-name="ce2"/>
          <table:table-cell table:style-name="ce152"/>
          <table:table-cell table:style-name="ce155" table:number-columns-repeated="3"/>
          <table:table-cell table:style-name="ce155" office:value-type="percentage" office:value="0.66" calcext:value-type="percentage">
            <text:p>66%</text:p>
          </table:table-cell>
          <table:table-cell table:style-name="ce15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4" office:value-type="string" calcext:value-type="string">
            <text:p>Gharial MK I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152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 office:value-type="string" calcext:value-type="string">
            <text:p>Kriegskutter Gharial MK III</text:p>
          </table:table-cell>
          <table:table-cell table:style-name="ce2"/>
          <table:table-cell table:style-name="ce155"/>
          <table:table-cell table:style-name="ce155" office:value-type="percentage" office:value="0.15" calcext:value-type="percentage">
            <text:p>15%</text:p>
          </table:table-cell>
          <table:table-cell table:style-name="ce155"/>
          <table:table-cell table:style-name="ce155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table:number-columns-repeated="5"/>
          <table:table-cell table:style-name="ce2"/>
          <table:table-cell table:style-name="ce152"/>
          <table:table-cell table:style-name="ce155" table:number-columns-repeated="3"/>
          <table:table-cell table:style-name="ce155" office:value-type="percentage" office:value="0.83" calcext:value-type="percentage">
            <text:p>83%</text:p>
          </table:table-cell>
          <table:table-cell table:style-name="ce15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5" office:value-type="string" calcext:value-type="string">
            <text:p>Gharial MK V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152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Werkstatt VII</text:p>
          </table:table-cell>
          <table:table-cell table:style-name="ce2" office:value-type="string" calcext:value-type="string">
            <text:p>Kriegskutter Gharial MK IV</text:p>
          </table:table-cell>
          <table:table-cell table:style-name="ce2"/>
          <table:table-cell table:style-name="ce155"/>
          <table:table-cell table:style-name="ce155" office:value-type="percentage" office:value="0.2" calcext:value-type="percentage">
            <text:p>20%</text:p>
          </table:table-cell>
          <table:table-cell table:style-name="ce155"/>
          <table:table-cell table:style-name="ce155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155" table:number-columns-repeated="5"/>
          <table:table-cell table:style-name="ce2"/>
          <table:table-cell table:style-name="ce152"/>
          <table:table-cell table:style-name="ce155" table:number-columns-repeated="3"/>
          <table:table-cell table:style-name="ce155" office:value-type="percentage" office:value="1" calcext:value-type="percentage">
            <text:p>100%</text:p>
          </table:table-cell>
          <table:table-cell table:style-name="ce15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76" office:value-type="string" calcext:value-type="string">
            <text:p>Ragnarok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52" office:value-type="float" office:value="500000" calcext:value-type="float">
            <text:p>5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Schiffsfabrik X</text:p>
          </table:table-cell>
          <table:table-cell table:style-name="ce2" office:value-type="string" calcext:value-type="string">
            <text:p>Schiffslabor X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 office:value-type="string" calcext:value-type="string">
            <text:p>Manövrierbarkeitsfeld</text:p>
          </table:table-cell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7" office:value-type="string" calcext:value-type="string">
            <text:p>Ragnarok MK 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152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II</text:p>
          </table:table-cell>
          <table:table-cell table:style-name="ce155"/>
          <table:table-cell table:style-name="ce155" office:value-type="percentage" office:value="0.05" calcext:value-type="percentage">
            <text:p>5%</text:p>
          </table:table-cell>
          <table:table-cell table:style-name="ce155" table:number-columns-repeated="2"/>
          <table:table-cell table:style-name="ce2" table:number-columns-repeated="3"/>
          <table:table-cell table:style-name="ce155" table:number-columns-repeated="7"/>
          <table:table-cell table:style-name="ce2" office:value-type="string" calcext:value-type="string">
            <text:p>Manövrierbarkeitsfeld</text:p>
          </table:table-cell>
          <table:table-cell table:style-name="ce152" office:value-type="float" office:value="11000" calcext:value-type="float">
            <text:p>11.000</text:p>
          </table:table-cell>
          <table:table-cell table:style-name="ce155"/>
          <table:table-cell table:style-name="ce155" office:value-type="percentage" office:value="0.06" calcext:value-type="percentage">
            <text:p>6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8" office:value-type="string" calcext:value-type="string">
            <text:p>Ragnarok MK III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152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</text:p>
          </table:table-cell>
          <table:table-cell table:style-name="ce2" office:value-type="string" calcext:value-type="string">
            <text:p>Träger Midgard MK III</text:p>
          </table:table-cell>
          <table:table-cell table:style-name="ce2"/>
          <table:table-cell table:style-name="ce155"/>
          <table:table-cell table:style-name="ce155" office:value-type="percentage" office:value="0.1" calcext:value-type="percentage">
            <text:p>10%</text:p>
          </table:table-cell>
          <table:table-cell table:style-name="ce155" table:number-columns-repeated="2"/>
          <table:table-cell table:style-name="ce2" table:number-columns-repeated="3"/>
          <table:table-cell table:style-name="ce155" table:number-columns-repeated="7"/>
          <table:table-cell table:style-name="ce2" office:value-type="string" calcext:value-type="string">
            <text:p>Manövrierbarkeitsfeld</text:p>
          </table:table-cell>
          <table:table-cell table:style-name="ce152" office:value-type="float" office:value="11000" calcext:value-type="float">
            <text:p>11.000</text:p>
          </table:table-cell>
          <table:table-cell table:style-name="ce155"/>
          <table:table-cell table:style-name="ce155" office:value-type="percentage" office:value="0.12" calcext:value-type="percentage">
            <text:p>12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9" office:value-type="string" calcext:value-type="string">
            <text:p>Ragnarok MK I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52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Träger Ragnarok MK III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15" calcext:value-type="percentage">
            <text:p>15%</text:p>
          </table:table-cell>
          <table:table-cell table:style-name="ce155" table:number-columns-repeated="2"/>
          <table:table-cell table:style-name="ce2" table:number-columns-repeated="3"/>
          <table:table-cell table:style-name="ce155" table:number-columns-repeated="7"/>
          <table:table-cell table:style-name="ce2" office:value-type="string" calcext:value-type="string">
            <text:p>Manövrierbarkeitsfeld</text:p>
          </table:table-cell>
          <table:table-cell table:style-name="ce152" office:value-type="float" office:value="11000" calcext:value-type="float">
            <text:p>11.000</text:p>
          </table:table-cell>
          <table:table-cell table:style-name="ce155"/>
          <table:table-cell table:style-name="ce155" office:value-type="percentage" office:value="0.18" calcext:value-type="percentage">
            <text:p>18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80" office:value-type="string" calcext:value-type="string">
            <text:p>Ragnarok MK V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152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Träger Ragnarok MK IV</text:p>
          </table:table-cell>
          <table:table-cell table:style-name="ce2"/>
          <table:table-cell table:style-name="ce155"/>
          <table:table-cell table:style-name="ce155" office:value-type="percentage" office:value="0.2" calcext:value-type="percentage">
            <text:p>20%</text:p>
          </table:table-cell>
          <table:table-cell table:style-name="ce155" table:number-columns-repeated="2"/>
          <table:table-cell table:style-name="ce2" table:number-columns-repeated="3"/>
          <table:table-cell table:style-name="ce155" table:number-columns-repeated="7"/>
          <table:table-cell table:style-name="ce2" office:value-type="string" calcext:value-type="string">
            <text:p>Manövrierbarkeitsfeld</text:p>
          </table:table-cell>
          <table:table-cell table:style-name="ce152" office:value-type="float" office:value="11000" calcext:value-type="float">
            <text:p>11.000</text:p>
          </table:table-cell>
          <table:table-cell table:style-name="ce155"/>
          <table:table-cell table:style-name="ce155" office:value-type="percentage" office:value="0.25" calcext:value-type="percentage">
            <text:p>25%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155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Fregatte</text:p>
          </table:table-cell>
          <table:table-cell table:style-name="ce81" office:value-type="string" calcext:value-type="string">
            <text:p>Eagle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100" calcext:value-type="float">
            <text:p>4100</text:p>
          </table:table-cell>
          <table:table-cell table:style-name="ce152" office:value-type="float" office:value="86400" calcext:value-type="float">
            <text:p>86.4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Nighthawk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2" office:value-type="string" calcext:value-type="string">
            <text:p>Eagle MK 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152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V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II</text:p>
          </table:table-cell>
          <table:table-cell table:style-name="ce155" office:value-type="percentage" office:value="-0.12" calcext:value-type="percentage">
            <text:p>-12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3" office:value-type="string" calcext:value-type="string">
            <text:p>Eagle MK III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152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55" office:value-type="percentage" office:value="-0.24" calcext:value-type="percentage">
            <text:p>-24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1.3" calcext:value-type="percentage">
            <text:p>130%</text:p>
          </table:table-cell>
          <table:table-cell table:style-name="ce155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4" office:value-type="string" calcext:value-type="string">
            <text:p>Eagle MK I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152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Fregatte Eagle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155" office:value-type="percentage" office:value="-0.36" calcext:value-type="percentage">
            <text:p>-36%</text:p>
          </table:table-cell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1.6" calcext:value-type="percentage">
            <text:p>160%</text:p>
          </table:table-cell>
          <table:table-cell table:style-name="ce155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5" office:value-type="string" calcext:value-type="string">
            <text:p>Eagle MK V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152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Werkstatt <text:s/>VII</text:p>
          </table:table-cell>
          <table:table-cell table:style-name="ce2" office:value-type="string" calcext:value-type="string">
            <text:p>Fregatte Eagle MK IV</text:p>
          </table:table-cell>
          <table:table-cell table:style-name="ce2"/>
          <table:table-cell table:style-name="ce155" office:value-type="percentage" office:value="-0.5" calcext:value-type="percentage">
            <text:p>-50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2" calcext:value-type="percentage">
            <text:p>200%</text:p>
          </table:table-cell>
          <table:table-cell table:style-name="ce155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86" office:value-type="string" calcext:value-type="string">
            <text:p>Corinthian</text:p>
          </table:table-cell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15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table:number-columns-repeated="3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7" office:value-type="string" calcext:value-type="string">
            <text:p>Corinthian MK 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152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II</text:p>
          </table:table-cell>
          <table:table-cell table:style-name="ce155" table:number-columns-repeated="4"/>
          <table:table-cell table:style-name="ce2" table:number-columns-repeated="3"/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8" office:value-type="string" calcext:value-type="string">
            <text:p>Corinthian MK III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152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</text:p>
          </table:table-cell>
          <table:table-cell table:style-name="ce2" office:value-type="string" calcext:value-type="string">
            <text:p>Kreuzer Revelation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23" calcext:value-type="percentage">
            <text:p>23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9" office:value-type="string" calcext:value-type="string">
            <text:p>Corinthian MK I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152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Kreuzer Corinthian MK III</text:p>
          </table:table-cell>
          <table:table-cell table:style-name="ce2" office:value-type="string" calcext:value-type="string">
            <text:p>Kreuzer Revelation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office:value-type="percentage" office:value="0.36" calcext:value-type="percentage">
            <text:p>36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90" office:value-type="string" calcext:value-type="string">
            <text:p>Corinthian MK V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152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reuzer Corinthian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155" office:value-type="percentage" office:value="0.5" calcext:value-type="percentage">
            <text:p>50%</text:p>
          </table:table-cell>
          <table:table-cell table:style-name="ce155" table:number-columns-repeated="4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91" office:value-type="string" calcext:value-type="string">
            <text:p>Lance</text:p>
          </table:table-cell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15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2" office:value-type="string" calcext:value-type="string">
            <text:p>Lance MK 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152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1" calcext:value-type="percentage">
            <text:p>10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3" office:value-type="string" calcext:value-type="string">
            <text:p>Lance MK III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152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</text:p>
          </table:table-cell>
          <table:table-cell table:style-name="ce2" office:value-type="string" calcext:value-type="string">
            <text:p>Zerstörer Trident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3" calcext:value-type="percentage">
            <text:p>30%</text:p>
          </table:table-cell>
          <table:table-cell table:style-name="ce155" office:value-type="percentage" office:value="1.3" calcext:value-type="percentage">
            <text:p>13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4" office:value-type="string" calcext:value-type="string">
            <text:p>Lance MK I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152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Zerstörer Lance MK III</text:p>
          </table:table-cell>
          <table:table-cell table:style-name="ce2" office:value-type="string" calcext:value-type="string">
            <text:p>Zerstörer Trident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office:value-type="percentage" office:value="0.4" calcext:value-type="percentage">
            <text:p>40%</text:p>
          </table:table-cell>
          <table:table-cell table:style-name="ce155" office:value-type="percentage" office:value="1.6" calcext:value-type="percentage">
            <text:p>16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5" office:value-type="string" calcext:value-type="string">
            <text:p>Lance MK V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152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Zerstörer Lance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5" calcext:value-type="percentage">
            <text:p>150%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155" office:value-type="percentage" office:value="0.5" calcext:value-type="percentage">
            <text:p>50%</text:p>
          </table:table-cell>
          <table:table-cell table:style-name="ce155" office:value-type="percentage" office:value="2" calcext:value-type="percentage">
            <text:p>20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96" office:value-type="string" calcext:value-type="string">
            <text:p>Zeal</text:p>
          </table:table-cell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152"/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table:number-columns-repeated="3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7" office:value-type="string" calcext:value-type="string">
            <text:p>Zeal MK 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152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8" office:value-type="string" calcext:value-type="string">
            <text:p>Zeal MK III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152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</text:p>
          </table:table-cell>
          <table:table-cell table:style-name="ce2" office:value-type="string" calcext:value-type="string">
            <text:p>Schlachtschiff Fury MK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0.23" calcext:value-type="percentage">
            <text:p>23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9" office:value-type="string" calcext:value-type="string">
            <text:p>Zeal MK I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152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chlachtschiff Zeal MK III</text:p>
          </table:table-cell>
          <table:table-cell table:style-name="ce2" office:value-type="string" calcext:value-type="string">
            <text:p>Schlachtschiff Fury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0.36" calcext:value-type="percentage">
            <text:p>36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100" office:value-type="string" calcext:value-type="string">
            <text:p>Zeal MK V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152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Schlachtschiff Zeal MK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3"/>
          <table:table-cell table:style-name="ce155" office:value-type="percentage" office:value="1.25" calcext:value-type="percentage">
            <text:p>125%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0.5" calcext:value-type="percentage">
            <text:p>50%</text:p>
          </table:table-cell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utter</text:p>
          </table:table-cell>
          <table:table-cell table:style-name="ce101" office:value-type="string" calcext:value-type="string">
            <text:p>Komodo</text:p>
          </table:table-cell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15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table:number-columns-repeated="3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2" office:value-type="string" calcext:value-type="string">
            <text:p>Komodo MK 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152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II</text:p>
          </table:table-cell>
          <table:table-cell table:style-name="ce155"/>
          <table:table-cell table:style-name="ce155" office:value-type="percentage" office:value="0.05" calcext:value-type="percentage">
            <text:p>5%</text:p>
          </table:table-cell>
          <table:table-cell table:style-name="ce155"/>
          <table:table-cell table:style-name="ce155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55" office:value-type="percentage" office:value="0.05" calcext:value-type="percentage">
            <text:p>5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5" table:number-columns-repeated="5"/>
          <table:table-cell table:style-name="ce2"/>
          <table:table-cell table:style-name="ce152"/>
          <table:table-cell table:style-name="ce155" table:number-columns-repeated="3"/>
          <table:table-cell table:style-name="ce155" office:value-type="percentage" office:value="0.5" calcext:value-type="percentage">
            <text:p>50%</text:p>
          </table:table-cell>
          <table:table-cell table:style-name="ce15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3" office:value-type="string" calcext:value-type="string">
            <text:p>Komodo MK III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152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</text:p>
          </table:table-cell>
          <table:table-cell table:style-name="ce2" office:value-type="string" calcext:value-type="string">
            <text:p>Fregatte Nighthawk MK III</text:p>
          </table:table-cell>
          <table:table-cell table:style-name="ce2"/>
          <table:table-cell table:style-name="ce155"/>
          <table:table-cell table:style-name="ce155" office:value-type="percentage" office:value="0.1" calcext:value-type="percentage">
            <text:p>10%</text:p>
          </table:table-cell>
          <table:table-cell table:style-name="ce155"/>
          <table:table-cell table:style-name="ce155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55" office:value-type="percentage" office:value="0.1" calcext:value-type="percentage">
            <text:p>1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5" table:number-columns-repeated="5"/>
          <table:table-cell table:style-name="ce2"/>
          <table:table-cell table:style-name="ce152"/>
          <table:table-cell table:style-name="ce155" table:number-columns-repeated="3"/>
          <table:table-cell table:style-name="ce155" office:value-type="percentage" office:value="0.66" calcext:value-type="percentage">
            <text:p>66%</text:p>
          </table:table-cell>
          <table:table-cell table:style-name="ce15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4" office:value-type="string" calcext:value-type="string">
            <text:p>Komodo MK I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152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Komodo-Kutter MK III</text:p>
          </table:table-cell>
          <table:table-cell table:style-name="ce2" office:value-type="string" calcext:value-type="string">
            <text:p>Fregatte Nighthawk MK IV</text:p>
          </table:table-cell>
          <table:table-cell table:style-name="ce2"/>
          <table:table-cell table:style-name="ce155"/>
          <table:table-cell table:style-name="ce155" office:value-type="percentage" office:value="0.15" calcext:value-type="percentage">
            <text:p>15%</text:p>
          </table:table-cell>
          <table:table-cell table:style-name="ce155"/>
          <table:table-cell table:style-name="ce155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55" office:value-type="percentage" office:value="0.15" calcext:value-type="percentage">
            <text:p>15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5" table:number-columns-repeated="5"/>
          <table:table-cell table:style-name="ce2"/>
          <table:table-cell table:style-name="ce152"/>
          <table:table-cell table:style-name="ce155" table:number-columns-repeated="3"/>
          <table:table-cell table:style-name="ce155" office:value-type="percentage" office:value="0.83" calcext:value-type="percentage">
            <text:p>83%</text:p>
          </table:table-cell>
          <table:table-cell table:style-name="ce15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5" office:value-type="string" calcext:value-type="string">
            <text:p>Komodo MK V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152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Werkstatt <text:s/>VIII</text:p>
          </table:table-cell>
          <table:table-cell table:style-name="ce2" office:value-type="string" calcext:value-type="string">
            <text:p>Komodo-Kutter MK IV</text:p>
          </table:table-cell>
          <table:table-cell table:style-name="ce2"/>
          <table:table-cell table:style-name="ce155"/>
          <table:table-cell table:style-name="ce155" office:value-type="percentage" office:value="0.2" calcext:value-type="percentage">
            <text:p>20%</text:p>
          </table:table-cell>
          <table:table-cell table:style-name="ce155"/>
          <table:table-cell table:style-name="ce155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155" table:number-columns-repeated="5"/>
          <table:table-cell table:style-name="ce2"/>
          <table:table-cell table:style-name="ce152"/>
          <table:table-cell table:style-name="ce155" table:number-columns-repeated="3"/>
          <table:table-cell table:style-name="ce155" office:value-type="percentage" office:value="1" calcext:value-type="percentage">
            <text:p>100%</text:p>
          </table:table-cell>
          <table:table-cell table:style-name="ce15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6" office:value-type="string" calcext:value-type="string">
            <text:p>Plastahl-Platten I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Schiffslabor II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2510" calcext:value-type="float">
            <text:p>2.510</text:p>
          </table:table-cell>
          <table:table-cell table:style-name="ce152" table:number-columns-repeated="3"/>
          <table:table-cell table:style-name="ce152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7" office:value-type="string" calcext:value-type="string">
            <text:p>Plastahl-Platten II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6526" calcext:value-type="float">
            <text:p>6.526</text:p>
          </table:table-cell>
          <table:table-cell table:style-name="ce152" table:number-columns-repeated="3"/>
          <table:table-cell table:style-name="ce152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8" office:value-type="string" calcext:value-type="string">
            <text:p>Plastahl-Platten III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13053" calcext:value-type="float">
            <text:p>13.053</text:p>
          </table:table-cell>
          <table:table-cell table:style-name="ce152" table:number-columns-repeated="3"/>
          <table:table-cell table:style-name="ce152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9" office:value-type="string" calcext:value-type="string">
            <text:p>Plastahl-Platten IV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0" office:value-type="string" calcext:value-type="string">
            <text:p>Plastahl-Platten V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1" office:value-type="string" calcext:value-type="string">
            <text:p>Tritanium-Platten 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-Platten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87849" calcext:value-type="float">
            <text:p>87.849</text:p>
          </table:table-cell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2" office:value-type="string" calcext:value-type="string">
            <text:p>Tritanium-Platten II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Plastahl-Platten II</text:p>
          </table:table-cell>
          <table:table-cell table:style-name="ce2" office:value-type="string" calcext:value-type="string">
            <text:p>Schiffslabor IV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3" office:value-type="string" calcext:value-type="string">
            <text:p>Tritanium-Platten III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Plastahl-Platten III</text:p>
          </table:table-cell>
          <table:table-cell table:style-name="ce2" office:value-type="string" calcext:value-type="string">
            <text:p>Schiffslabor V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4" office:value-type="string" calcext:value-type="string">
            <text:p>Tritanium-Platten 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Plastahl-Platten IV</text:p>
          </table:table-cell>
          <table:table-cell table:style-name="ce2" office:value-type="string" calcext:value-type="string">
            <text:p>Schiffslabor V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527101" calcext:value-type="float">
            <text:p>527.101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5" office:value-type="string" calcext:value-type="string">
            <text:p>Tritanium-Platten V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Plastahl-Platten V</text:p>
          </table:table-cell>
          <table:table-cell table:style-name="ce2" office:value-type="string" calcext:value-type="string">
            <text:p>Schiffslabor VI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1252859" calcext:value-type="float">
            <text:p>1.252.859</text:p>
          </table:table-cell>
          <table:table-cell table:style-name="ce152" office:value-type="float" office:value="65940" calcext:value-type="float">
            <text:p>65.940</text:p>
          </table:table-cell>
          <table:table-cell table:style-name="ce152"/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9" calcext:value-type="float">
            <text:p>99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6" office:value-type="string" calcext:value-type="string">
            <text:p>Iridium-Platten I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-Platten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7" office:value-type="string" calcext:value-type="string">
            <text:p>Iridium-Platten II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Tritanium-Platten II</text:p>
          </table:table-cell>
          <table:table-cell table:style-name="ce2" office:value-type="string" calcext:value-type="string">
            <text:p>Schiffslabor V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8" office:value-type="string" calcext:value-type="string">
            <text:p>Iridium-Platten III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Tritanium-Platten III</text:p>
          </table:table-cell>
          <table:table-cell table:style-name="ce2" office:value-type="string" calcext:value-type="string">
            <text:p>Schiffslabor V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4325349" calcext:value-type="float">
            <text:p>4.325.349</text:p>
          </table:table-cell>
          <table:table-cell table:style-name="ce152" office:value-type="float" office:value="227650" calcext:value-type="float">
            <text:p>227.650</text:p>
          </table:table-cell>
          <table:table-cell table:style-name="ce152"/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9" office:value-type="string" calcext:value-type="string">
            <text:p>Iridium-Platten IV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Tritanium-Platten IV</text:p>
          </table:table-cell>
          <table:table-cell table:style-name="ce2" office:value-type="string" calcext:value-type="string">
            <text:p>Schiffslabor VI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0" office:value-type="string" calcext:value-type="string">
            <text:p>Iridium-Platten V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Tritanium-Platten V</text:p>
          </table:table-cell>
          <table:table-cell table:style-name="ce2" office:value-type="string" calcext:value-type="string">
            <text:p>Schiffslabor IX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1" office:value-type="string" calcext:value-type="string">
            <text:p>Zynthium-Platten I</text:p>
          </table:table-cell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-Platten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4275641" calcext:value-type="float">
            <text:p>4.275.641</text:p>
          </table:table-cell>
          <table:table-cell table:style-name="ce152" office:value-type="float" office:value="225034" calcext:value-type="float">
            <text:p>225.034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2" office:value-type="string" calcext:value-type="string">
            <text:p>Zynthium-Platten II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-Platten I</text:p>
          </table:table-cell>
          <table:table-cell table:style-name="ce2" office:value-type="string" calcext:value-type="string">
            <text:p>Iridium-Platten II</text:p>
          </table:table-cell>
          <table:table-cell table:style-name="ce2" office:value-type="string" calcext:value-type="string">
            <text:p>Schiffslabor VI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3" office:value-type="string" calcext:value-type="string">
            <text:p>Zynthium-Platten III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office:value-type="string" calcext:value-type="string">
            <text:p>Iridium-Platten III</text:p>
          </table:table-cell>
          <table:table-cell table:style-name="ce2" office:value-type="string" calcext:value-type="string">
            <text:p>Schiffslabor IX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4" office:value-type="string" calcext:value-type="string">
            <text:p>Zynthium-Platten IV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-Platten III</text:p>
          </table:table-cell>
          <table:table-cell table:style-name="ce2" office:value-type="string" calcext:value-type="string">
            <text:p>Iridium-Platten IV</text:p>
          </table:table-cell>
          <table:table-cell table:style-name="ce2" office:value-type="string" calcext:value-type="string">
            <text:p>Schiffslabor X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5" office:value-type="string" calcext:value-type="string">
            <text:p>Zynthium-Platten V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-Platten IV</text:p>
          </table:table-cell>
          <table:table-cell table:style-name="ce2" office:value-type="string" calcext:value-type="string">
            <text:p>Iridium-Platten V</text:p>
          </table:table-cell>
          <table:table-cell table:style-name="ce2" office:value-type="string" calcext:value-type="string">
            <text:p>Schiffslabor X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6" office:value-type="string" calcext:value-type="string">
            <text:p>Plastahl 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152"/>
          <table:table-cell table:style-name="ce2" table:number-columns-repeated="7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7" office:value-type="string" calcext:value-type="string">
            <text:p>Plastahl II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6526" calcext:value-type="float">
            <text:p>6.526</text:p>
          </table:table-cell>
          <table:table-cell table:style-name="ce152" table:number-columns-repeated="4"/>
          <table:table-cell table:style-name="ce15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8" office:value-type="string" calcext:value-type="string">
            <text:p>Plastahl I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13053" calcext:value-type="float">
            <text:p>13.053</text:p>
          </table:table-cell>
          <table:table-cell table:style-name="ce152" table:number-columns-repeated="4"/>
          <table:table-cell table:style-name="ce152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9" office:value-type="string" calcext:value-type="string">
            <text:p>Plastahl IV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26103" calcext:value-type="float">
            <text:p>26.103</text:p>
          </table:table-cell>
          <table:table-cell table:style-name="ce152" table:number-columns-repeated="4"/>
          <table:table-cell table:style-name="ce15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0" office:value-type="string" calcext:value-type="string">
            <text:p>Plastahl V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39157" calcext:value-type="float">
            <text:p>39.157</text:p>
          </table:table-cell>
          <table:table-cell table:style-name="ce152" table:number-columns-repeated="4"/>
          <table:table-cell table:style-name="ce15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1" office:value-type="string" calcext:value-type="string">
            <text:p>Tritanium 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Plastahl I</text:p>
          </table:table-cell>
          <table:table-cell table:style-name="ce2" office:value-type="string" calcext:value-type="string">
            <text:p>Schiffslabor I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/>
          <table:table-cell table:style-name="ce152" office:value-type="float" office:value="13053" calcext:value-type="float">
            <text:p>13.053</text:p>
          </table:table-cell>
          <table:table-cell table:style-name="ce152" table:number-columns-repeated="3"/>
          <table:table-cell table:style-name="ce152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2" office:value-type="string" calcext:value-type="string">
            <text:p>Tritanium II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Plastahl II</text:p>
          </table:table-cell>
          <table:table-cell table:style-name="ce2" office:value-type="string" calcext:value-type="string">
            <text:p>Schiffslabor IV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3" office:value-type="string" calcext:value-type="string">
            <text:p>Tritanium III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Plastahl III</text:p>
          </table:table-cell>
          <table:table-cell table:style-name="ce2" office:value-type="string" calcext:value-type="string">
            <text:p>Schiffslabor V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4" office:value-type="string" calcext:value-type="string">
            <text:p>Tritanium IV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Plastahl IV</text:p>
          </table:table-cell>
          <table:table-cell table:style-name="ce2" office:value-type="string" calcext:value-type="string">
            <text:p>Schiffslabor V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5" office:value-type="string" calcext:value-type="string">
            <text:p>Tritanium V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Plastahl V</text:p>
          </table:table-cell>
          <table:table-cell table:style-name="ce2" office:value-type="string" calcext:value-type="string">
            <text:p>Schiffslabor VI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1730141" calcext:value-type="float">
            <text:p>1.730.141</text:p>
          </table:table-cell>
          <table:table-cell table:style-name="ce152"/>
          <table:table-cell table:style-name="ce152" office:value-type="float" office:value="91060" calcext:value-type="float">
            <text:p>91.060</text:p>
          </table:table-cell>
          <table:table-cell table:style-name="ce152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6" office:value-type="string" calcext:value-type="string">
            <text:p>Iridium I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Tritanium 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7" office:value-type="string" calcext:value-type="string">
            <text:p>Iridium II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Tritanium II</text:p>
          </table:table-cell>
          <table:table-cell table:style-name="ce2" office:value-type="string" calcext:value-type="string">
            <text:p>Schiffslabor V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8" office:value-type="string" calcext:value-type="string">
            <text:p>Iridium III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Tritanium III</text:p>
          </table:table-cell>
          <table:table-cell table:style-name="ce2" office:value-type="string" calcext:value-type="string">
            <text:p>Schiffslabor VI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9" office:value-type="string" calcext:value-type="string">
            <text:p>Iridium IV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Tritanium IV</text:p>
          </table:table-cell>
          <table:table-cell table:style-name="ce2" office:value-type="string" calcext:value-type="string">
            <text:p>Schiffslabor VI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0" office:value-type="string" calcext:value-type="string">
            <text:p>Iridium V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Tritanium V</text:p>
          </table:table-cell>
          <table:table-cell table:style-name="ce2" office:value-type="string" calcext:value-type="string">
            <text:p>Schiffslabor IX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1" office:value-type="string" calcext:value-type="string">
            <text:p>Zynthium I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 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5468842" calcext:value-type="float">
            <text:p>5.468.842</text:p>
          </table:table-cell>
          <table:table-cell table:style-name="ce152"/>
          <table:table-cell table:style-name="ce152" office:value-type="float" office:value="287834" calcext:value-type="float">
            <text:p>287.834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51" calcext:value-type="float">
            <text:p>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16" calcext:value-type="float">
            <text:p>1316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2" office:value-type="string" calcext:value-type="string">
            <text:p>Zynthium II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 I</text:p>
          </table:table-cell>
          <table:table-cell table:style-name="ce2" office:value-type="string" calcext:value-type="string">
            <text:p>Iridium II</text:p>
          </table:table-cell>
          <table:table-cell table:style-name="ce2" office:value-type="string" calcext:value-type="string">
            <text:p>Schiffslabor VIII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3" office:value-type="string" calcext:value-type="string">
            <text:p>Zynthium III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 II</text:p>
          </table:table-cell>
          <table:table-cell table:style-name="ce2" office:value-type="string" calcext:value-type="string">
            <text:p>Iridium III</text:p>
          </table:table-cell>
          <table:table-cell table:style-name="ce2" office:value-type="string" calcext:value-type="string">
            <text:p>Schiffslabor IX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4" office:value-type="string" calcext:value-type="string">
            <text:p>Zynthium IV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 III</text:p>
          </table:table-cell>
          <table:table-cell table:style-name="ce2" office:value-type="string" calcext:value-type="string">
            <text:p>Iridium IV</text:p>
          </table:table-cell>
          <table:table-cell table:style-name="ce2" office:value-type="string" calcext:value-type="string">
            <text:p>Schiffslabor X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5" office:value-type="string" calcext:value-type="string">
            <text:p>Zynthium V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 IV</text:p>
          </table:table-cell>
          <table:table-cell table:style-name="ce2" office:value-type="string" calcext:value-type="string">
            <text:p>Iridium V</text:p>
          </table:table-cell>
          <table:table-cell table:style-name="ce2" office:value-type="string" calcext:value-type="string">
            <text:p>Schiffslabor X</text:p>
          </table:table-cell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6" office:value-type="string" calcext:value-type="string">
            <text:p>Basisfracht I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152" office:value-type="float" office:value="5000" calcext:value-type="float">
            <text:p>5.000</text:p>
          </table:table-cell>
          <table:table-cell table:style-name="ce2" table:number-columns-repeated="7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24839" calcext:value-type="float">
            <text:p>24.839</text:p>
          </table:table-cell>
          <table:table-cell table:style-name="ce152" table:number-columns-repeated="4"/>
          <table:table-cell table:style-name="ce152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7" office:value-type="string" calcext:value-type="string">
            <text:p>Basisfracht II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152" office:value-type="float" office:value="15000" calcext:value-type="float">
            <text:p>15.000</text:p>
          </table:table-cell>
          <table:table-cell table:style-name="ce2" table:number-columns-repeated="4"/>
          <table:table-cell table:style-name="ce2" office:value-type="string" calcext:value-type="string">
            <text:p>Basisfracht I</text:p>
          </table:table-cell>
          <table:table-cell table:style-name="ce2" office:value-type="string" calcext:value-type="string">
            <text:p>Schiffslabor I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298062" calcext:value-type="float">
            <text:p>298.062</text:p>
          </table:table-cell>
          <table:table-cell table:style-name="ce152" table:number-columns-repeated="4"/>
          <table:table-cell table:style-name="ce152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8" office:value-type="string" calcext:value-type="string">
            <text:p>Basisfracht III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152" office:value-type="float" office:value="45000" calcext:value-type="float">
            <text:p>45.000</text:p>
          </table:table-cell>
          <table:table-cell table:style-name="ce2" table:number-columns-repeated="4"/>
          <table:table-cell table:style-name="ce2" office:value-type="string" calcext:value-type="string">
            <text:p>Basisfracht II</text:p>
          </table:table-cell>
          <table:table-cell table:style-name="ce2" office:value-type="string" calcext:value-type="string">
            <text:p>Schiffslabor V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9" office:value-type="string" calcext:value-type="string">
            <text:p>Basisfracht IV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152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2" office:value-type="string" calcext:value-type="string">
            <text:p>Basisfracht III</text:p>
          </table:table-cell>
          <table:table-cell table:style-name="ce2" office:value-type="string" calcext:value-type="string">
            <text:p>Schiffslabor VII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office:value-type="float" office:value="5099126" calcext:value-type="float">
            <text:p>5.099.126</text:p>
          </table:table-cell>
          <table:table-cell table:style-name="ce152"/>
          <table:table-cell table:style-name="ce152" office:value-type="float" office:value="268375" calcext:value-type="float">
            <text:p>268.375</text:p>
          </table:table-cell>
          <table:table-cell table:style-name="ce152"/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0" calcext:value-type="float">
            <text:p>360</text:p>
          </table:table-cell>
          <table:table-cell table:style-name="ce158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0" office:value-type="string" calcext:value-type="string">
            <text:p>Basisfracht V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52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2" office:value-type="string" calcext:value-type="string">
            <text:p>Basisfracht IV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0" office:value-type="string" calcext:value-type="string">
            <text:p>Kondensatorplatten I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375" calcext:value-type="float">
            <text:p>37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Iridium-Platten III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2" office:value-type="string" calcext:value-type="string">
            <text:p>Kondensatorplatten II</text:p>
          </table:table-cell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844" calcext:value-type="float">
            <text:p>844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-Platten II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2" office:value-type="string" calcext:value-type="string">
            <text:p>Kondensatorplatten III</text:p>
          </table:table-cell>
          <table:table-cell table:style-name="ce2" office:value-type="float" office:value="9618" calcext:value-type="float">
            <text:p>9618</text:p>
          </table:table-cell>
          <table:table-cell table:style-name="ce2" office:value-type="float" office:value="2405" calcext:value-type="float">
            <text:p>2405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Zynthium-Platten V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2" office:value-type="string" calcext:value-type="string">
            <text:p>Gepanzerte Fracht I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0" calcext:value-type="float">
            <text:p>140</text:p>
          </table:table-cell>
          <table:table-cell table:style-name="ce152" office:value-type="float" office:value="40000" calcext:value-type="float">
            <text:p>40.000</text:p>
          </table:table-cell>
          <table:table-cell table:style-name="ce2" table:number-columns-repeated="4"/>
          <table:table-cell table:style-name="ce2" office:value-type="string" calcext:value-type="string">
            <text:p>Schiffslabor VI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2" office:value-type="string" calcext:value-type="string">
            <text:p>Gepanzerte Fracht II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10" calcext:value-type="float">
            <text:p>210</text:p>
          </table:table-cell>
          <table:table-cell table:style-name="ce152" office:value-type="float" office:value="125000" calcext:value-type="float">
            <text:p>125.000</text:p>
          </table:table-cell>
          <table:table-cell table:style-name="ce2" table:number-columns-repeated="4"/>
          <table:table-cell table:style-name="ce2" office:value-type="string" calcext:value-type="string">
            <text:p>Schiffslabor VII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2" office:value-type="string" calcext:value-type="string">
            <text:p>Gepanzerte Fracht II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20" calcext:value-type="float">
            <text:p>320</text:p>
          </table:table-cell>
          <table:table-cell table:style-name="ce152" office:value-type="float" office:value="365000" calcext:value-type="float">
            <text:p>365.000</text:p>
          </table:table-cell>
          <table:table-cell table:style-name="ce2" table:number-columns-repeated="4"/>
          <table:table-cell table:style-name="ce2" office:value-type="string" calcext:value-type="string">
            <text:p>Schiffslabor VIII</text:p>
          </table:table-cell>
          <table:table-cell table:style-name="ce2" table:number-columns-repeated="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-EV</text:p>
          </table:table-cell>
          <table:table-cell table:style-name="ce2" office:value-type="string" calcext:value-type="string">
            <text:p>Fregatte</text:p>
          </table:table-cell>
          <table:table-cell table:style-name="ce2" office:value-type="string" calcext:value-type="string">
            <text:p>Hurricane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5850" calcext:value-type="float">
            <text:p>5850</text:p>
          </table:table-cell>
          <table:table-cell table:style-name="ce152" office:value-type="float" office:value="86400" calcext:value-type="float">
            <text:p>86.4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Schiffsfabrik IX</text:p>
          </table:table-cell>
          <table:table-cell table:style-name="ce2" office:value-type="string" calcext:value-type="string">
            <text:p>Schiffslabor IX</text:p>
          </table:table-cell>
          <table:table-cell table:style-name="ce2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4"/>
          <table:table-cell table:style-name="ce155" office:value-type="percentage" office:value="0.1" calcext:value-type="percentage">
            <text:p>10%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 table:number-rows-repeated="6">
          <table:table-cell table:style-name="ce2" table:number-columns-repeated="2"/>
          <table:table-cell table:style-name="ce150"/>
          <table:table-cell table:style-name="ce2" table:number-columns-repeated="2"/>
          <table:table-cell table:style-name="ce152"/>
          <table:table-cell table:style-name="ce2" table:number-columns-repeated="7"/>
          <table:table-cell table:style-name="ce155" table:number-columns-repeated="4"/>
          <table:table-cell table:style-name="ce2" table:number-columns-repeated="3"/>
          <table:table-cell table:style-name="ce155" table:number-columns-repeated="7"/>
          <table:table-cell table:style-name="ce2"/>
          <table:table-cell table:style-name="ce152"/>
          <table:table-cell table:style-name="ce155" table:number-columns-repeated="5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64"/>
        </table:table-row>
        <table:table-row table:style-name="ro3" table:number-rows-repeated="1048414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56:Schiffslabor.C161 Schiffslabor.C148:Schiffslabor.C149">
            <calcext:condition calcext:apply-style-name="HintergrundGruen" calcext:value="formula-is(NOT(ISBLANK([.AQ148])))" calcext:base-cell-address="Schiffslabor.C148"/>
          </calcext:conditional-format>
        </calcext:conditional-formats>
      </table:table>
      <table:table table:name="Techniklabor" table:style-name="ta2">
        <office:forms form:automatic-focus="false" form:apply-design-mode="false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9" table:default-cell-style-name="ce156"/>
        <table:table-column table:style-name="co44" table:default-cell-style-name="ce156"/>
        <table:table-column table:style-name="co10" table:default-cell-style-name="ce156"/>
        <table:table-column table:style-name="co17" table:default-cell-style-name="ce3"/>
        <table:table-column table:style-name="co17" table:default-cell-style-name="ce156"/>
        <table:table-column table:style-name="co45" table:default-cell-style-name="ce3"/>
        <table:table-column table:style-name="co17" table:default-cell-style-name="ce156"/>
        <table:table-column table:style-name="co46" table:default-cell-style-name="ce156"/>
        <table:table-column table:style-name="co46" table:default-cell-style-name="ce153"/>
        <table:table-column table:style-name="co47" table:default-cell-style-name="ce156"/>
        <table:table-column table:style-name="co48" table:default-cell-style-name="ce156"/>
        <table:table-column table:style-name="co21" table:default-cell-style-name="ce153"/>
        <table:table-column table:style-name="co15" table:default-cell-style-name="ce156"/>
        <table:table-column table:style-name="co9" table:default-cell-style-name="ce156"/>
        <table:table-column table:style-name="co7" table:default-cell-style-name="ce153"/>
        <table:table-column table:style-name="co49" table:default-cell-style-name="ce156"/>
        <table:table-column table:style-name="co50" table:default-cell-style-name="ce289"/>
        <table:table-column table:style-name="co51" table:default-cell-style-name="ce3"/>
        <table:table-column table:style-name="co52" table:default-cell-style-name="ce3"/>
        <table:table-column table:style-name="co51" table:default-cell-style-name="ce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number-columns-repeated="2" table:default-cell-style-name="ce153"/>
        <table:table-column table:style-name="co35" table:default-cell-style-name="ce153"/>
        <table:table-column table:style-name="co36" table:default-cell-style-name="ce3"/>
        <table:table-column table:style-name="co17" table:default-cell-style-name="ce3"/>
        <table:table-column table:style-name="co19" table:default-cell-style-name="ce159"/>
        <table:table-column table:style-name="co37" table:number-columns-repeated="985" table:default-cell-style-name="ce3"/>
        <table:table-header-rows>
          <table:table-row table:style-name="ro1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151" office:value-type="string" calcext:value-type="string">
              <text:p>Energie</text:p>
            </table:table-cell>
            <table:table-cell table:style-name="ce154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Wenden</text:p>
              <text:p>(%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Strafen</text:p>
              <text:p>(%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151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151" office:value-type="string" calcext:value-type="string">
              <text:p>Reichweite</text:p>
              <text:p>(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151" office:value-type="string" calcext:value-type="string">
              <text:p>Effektradius</text:p>
              <text:p>(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286" office:value-type="string" calcext:value-type="string">
              <text:p>Aufladen</text:p>
              <text:p>(Energie/s)</text:p>
            </table:table-cell>
            <table:table-cell table:style-name="ce1" office:value-type="string" calcext:value-type="string">
              <text:p>Bauvorraussetzung 1</text:p>
            </table:table-cell>
            <table:table-cell table:style-name="ce1" office:value-type="string" calcext:value-type="string">
              <text:p>Bauvorraussetzung 2</text:p>
            </table:table-cell>
            <table:table-cell table:style-name="ce1" office:value-type="string" calcext:value-type="string">
              <text:p>Bauvorraussetzung 3</text:p>
            </table:table-cell>
            <table:table-cell table:style-name="ce151" office:value-type="string" calcext:value-type="string">
              <text:p>Baukosten He-3</text:p>
            </table:table-cell>
            <table:table-cell table:style-name="ce151" office:value-type="string" calcext:value-type="string">
              <text:p>Baukosten Erz</text:p>
            </table:table-cell>
            <table:table-cell table:style-name="ce151" office:value-type="string" calcext:value-type="string">
              <text:p>Baukosten AM</text:p>
            </table:table-cell>
            <table:table-cell table:style-name="ce151" office:value-type="string" calcext:value-type="string">
              <text:p>tB d</text:p>
            </table:table-cell>
            <table:table-cell table:style-name="ce151" office:value-type="string" calcext:value-type="string">
              <text:p>tB h</text:p>
            </table:table-cell>
            <table:table-cell table:style-name="ce151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57" office:value-type="string" calcext:value-type="string">
              <text:p>gebaut</text:p>
            </table:table-cell>
            <table:table-cell table:style-name="ce160" table:number-columns-repeated="984"/>
            <table:table-cell/>
          </table:table-row>
        </table:table-header-rows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62" office:value-type="string" calcext:value-type="string">
            <text:p>Basis-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1" calcext:value-type="percentage">
            <text:p>1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1" calcext:value-type="percentage">
            <text:p>1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152"/>
          <table:table-cell table:style-name="ce152" office:value-type="float" office:value="1273839" calcext:value-type="float">
            <text:p>1.273.839</text:p>
          </table:table-cell>
          <table:table-cell table:style-name="ce152" table:number-columns-repeated="2"/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63" office:value-type="string" calcext:value-type="string">
            <text:p>Basis-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2" calcext:value-type="percentage">
            <text:p>2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2" calcext:value-type="percentage">
            <text:p>2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64" office:value-type="string" calcext:value-type="string">
            <text:p>Basis-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3" calcext:value-type="percentage">
            <text:p>3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3" calcext:value-type="percentage">
            <text:p>3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65" office:value-type="string" calcext:value-type="string">
            <text:p>Basis-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4" calcext:value-type="percentage">
            <text:p>4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4" calcext:value-type="percentage">
            <text:p>4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66" office:value-type="string" calcext:value-type="string">
            <text:p>Basis-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5" calcext:value-type="percentage">
            <text:p>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5" calcext:value-type="percentage">
            <text:p>5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67" office:value-type="string" calcext:value-type="string">
            <text:p>Basis-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5" calcext:value-type="percentage">
            <text:p>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3" calcext:value-type="percentage">
            <text:p>3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52"/>
          <table:table-cell table:style-name="ce152" office:value-type="float" office:value="632522" calcext:value-type="float">
            <text:p>632.522</text:p>
          </table:table-cell>
          <table:table-cell table:style-name="ce152" table:number-columns-repeated="2"/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68" office:value-type="string" calcext:value-type="string">
            <text:p>Basis-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4" calcext:value-type="percentage">
            <text:p>4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69" office:value-type="string" calcext:value-type="string">
            <text:p>Basis-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5" calcext:value-type="percentage">
            <text:p>1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5" calcext:value-type="percentage">
            <text:p>5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70" office:value-type="string" calcext:value-type="string">
            <text:p>Basis-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" calcext:value-type="percentage">
            <text:p>2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6" calcext:value-type="percentage">
            <text:p>6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71" office:value-type="string" calcext:value-type="string">
            <text:p>Basis-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5" calcext:value-type="percentage">
            <text:p>2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7" calcext:value-type="percentage">
            <text:p>7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72" office:value-type="string" calcext:value-type="string">
            <text:p>AM-Zünder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50" calcext:value-type="float">
            <text:p>5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52"/>
          <table:table-cell table:style-name="ce152" office:value-type="float" office:value="1182850" calcext:value-type="float">
            <text:p>1.182.850</text:p>
          </table:table-cell>
          <table:table-cell table:style-name="ce152" table:number-columns-repeated="2"/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73" office:value-type="string" calcext:value-type="string">
            <text:p>AM-Zünder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" calcext:value-type="percentage">
            <text:p>2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100" calcext:value-type="float">
            <text:p>10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74" office:value-type="string" calcext:value-type="string">
            <text:p>AM-Zünder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3" calcext:value-type="percentage">
            <text:p>3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150" calcext:value-type="float">
            <text:p>15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75" office:value-type="string" calcext:value-type="string">
            <text:p>AM-Zünder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4" calcext:value-type="percentage">
            <text:p>4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200" calcext:value-type="float">
            <text:p>20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76" office:value-type="string" calcext:value-type="string">
            <text:p>AM-Zünder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5" calcext:value-type="percentage">
            <text:p>5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250" calcext:value-type="float">
            <text:p>25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77" office:value-type="string" calcext:value-type="string">
            <text:p>Ionenlad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78" office:value-type="string" calcext:value-type="string">
            <text:p>Ionenlad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" calcext:value-type="percentage">
            <text:p>2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3" calcext:value-type="percentage">
            <text:p>30%</text:p>
          </table:table-cell>
          <table:table-cell table:style-name="ce155" office:value-type="percentage" office:value="-0.07" calcext:value-type="percentage">
            <text:p>-7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79" office:value-type="string" calcext:value-type="string">
            <text:p>Ionenlad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3" calcext:value-type="percentage">
            <text:p>3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4" calcext:value-type="percentage">
            <text:p>4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80" office:value-type="string" calcext:value-type="string">
            <text:p>Ionenlad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4" calcext:value-type="percentage">
            <text:p>4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5" calcext:value-type="percentage">
            <text:p>50%</text:p>
          </table:table-cell>
          <table:table-cell table:style-name="ce155" office:value-type="percentage" office:value="-0.13" calcext:value-type="percentage">
            <text:p>-13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81" office:value-type="string" calcext:value-type="string">
            <text:p>Ionenlad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5" calcext:value-type="percentage">
            <text:p>5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6" calcext:value-type="percentage">
            <text:p>60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82" office:value-type="string" calcext:value-type="string">
            <text:p>Iridiumfelder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3" calcext:value-type="percentage">
            <text:p>3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290" calcext:value-type="float">
            <text:p>29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52"/>
          <table:table-cell table:style-name="ce152" office:value-type="float" office:value="151553" calcext:value-type="float">
            <text:p>151.553</text:p>
          </table:table-cell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58" office:value-type="string" calcext:value-type="string">
            <text:p>x</text:p>
          </table:table-cell>
          <table:table-cell table:style-name="ce290"/>
          <table:table-cell table:number-columns-repeated="984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83" office:value-type="string" calcext:value-type="string">
            <text:p>Iridiumfelder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6" calcext:value-type="percentage">
            <text:p>6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830" calcext:value-type="float">
            <text:p>83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84" office:value-type="string" calcext:value-type="string">
            <text:p>Iridiumfelder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9" calcext:value-type="percentage">
            <text:p>9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1100" calcext:value-type="float">
            <text:p>1.10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85" office:value-type="string" calcext:value-type="string">
            <text:p>Iridiumfelder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2" calcext:value-type="percentage">
            <text:p>12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1370" calcext:value-type="float">
            <text:p>1.37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86" office:value-type="string" calcext:value-type="string">
            <text:p>Iridiumfelder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5" calcext:value-type="percentage">
            <text:p>1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1640" calcext:value-type="float">
            <text:p>1.64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87" office:value-type="string" calcext:value-type="string">
            <text:p>Konzentrierte Blende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" calcext:value-type="percentage">
            <text:p>2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250" calcext:value-type="float">
            <text:p>25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52"/>
          <table:table-cell table:style-name="ce152" office:value-type="float" office:value="122989" calcext:value-type="float">
            <text:p>122.989</text:p>
          </table:table-cell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88" office:value-type="string" calcext:value-type="string">
            <text:p>Konzentrierte Blende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4" calcext:value-type="percentage">
            <text:p>4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500" calcext:value-type="float">
            <text:p>50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89" office:value-type="string" calcext:value-type="string">
            <text:p>Konzentrierte Blende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6" calcext:value-type="percentage">
            <text:p>6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750" calcext:value-type="float">
            <text:p>75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90" office:value-type="string" calcext:value-type="string">
            <text:p>Konzentrierte Blende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8" calcext:value-type="percentage">
            <text:p>8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1000" calcext:value-type="float">
            <text:p>1.00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191" office:value-type="string" calcext:value-type="string">
            <text:p>Konzentrierte Blende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1" calcext:value-type="percentage">
            <text:p>10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1250" calcext:value-type="float">
            <text:p>1.25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92" office:value-type="string" calcext:value-type="string">
            <text:p>Ablenkfe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816" calcext:value-type="float">
            <text:p>816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93" office:value-type="string" calcext:value-type="string">
            <text:p>Ablenkfe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1173" calcext:value-type="float">
            <text:p>1173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94" office:value-type="string" calcext:value-type="string">
            <text:p>Ablenkfe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672" calcext:value-type="float">
            <text:p>1672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95" office:value-type="string" calcext:value-type="string">
            <text:p>Ablenkfe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2361" calcext:value-type="float">
            <text:p>2361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196" office:value-type="string" calcext:value-type="string">
            <text:p>Ablenkfe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5" calcext:value-type="float">
            <text:p>1645</text:p>
          </table:table-cell>
          <table:table-cell table:style-name="ce2" office:value-type="float" office:value="3291" calcext:value-type="float">
            <text:p>3291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197" office:value-type="string" calcext:value-type="string">
            <text:p>Schockfe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977" calcext:value-type="float">
            <text:p>977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52"/>
          <table:table-cell table:style-name="ce152" office:value-type="float" office:value="883541" calcext:value-type="float">
            <text:p>883.541</text:p>
          </table:table-cell>
          <table:table-cell table:style-name="ce152" table:number-columns-repeated="2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198" office:value-type="string" calcext:value-type="string">
            <text:p>Schockfe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404" calcext:value-type="float">
            <text:p>1404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199" office:value-type="string" calcext:value-type="string">
            <text:p>Schockfe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2002" calcext:value-type="float">
            <text:p>2002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00" office:value-type="string" calcext:value-type="string">
            <text:p>Schockfe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6" calcext:value-type="float">
            <text:p>1256</text:p>
          </table:table-cell>
          <table:table-cell table:style-name="ce2" office:value-type="float" office:value="2826" calcext:value-type="float">
            <text:p>2826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01" office:value-type="string" calcext:value-type="string">
            <text:p>Schockfe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3940" calcext:value-type="float">
            <text:p>394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02" office:value-type="string" calcext:value-type="string">
            <text:p>Spektralfe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569" calcext:value-type="float">
            <text:p>569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03" office:value-type="string" calcext:value-type="string">
            <text:p>Spektralfe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818" calcext:value-type="float">
            <text:p>818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04" office:value-type="string" calcext:value-type="string">
            <text:p>Spektralfe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1167" calcext:value-type="float">
            <text:p>1167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05" office:value-type="string" calcext:value-type="string">
            <text:p>Spektralfe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1647" calcext:value-type="float">
            <text:p>1647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06" office:value-type="string" calcext:value-type="string">
            <text:p>Spektralfe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2296" calcext:value-type="float">
            <text:p>2296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07" office:value-type="string" calcext:value-type="string">
            <text:p>AM-Sprengk.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5" calcext:value-type="percentage">
            <text:p>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50" calcext:value-type="float">
            <text:p>5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52" office:value-type="float" office:value="3523696" calcext:value-type="float">
            <text:p>3.523.696</text:p>
          </table:table-cell>
          <table:table-cell table:style-name="ce152" table:number-columns-repeated="5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08" office:value-type="string" calcext:value-type="string">
            <text:p>AM-Sprengk.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100" calcext:value-type="float">
            <text:p>10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09" office:value-type="string" calcext:value-type="string">
            <text:p>AM-Sprengk.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5" calcext:value-type="percentage">
            <text:p>1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150" calcext:value-type="float">
            <text:p>15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10" office:value-type="string" calcext:value-type="string">
            <text:p>AM-Sprengk.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" calcext:value-type="percentage">
            <text:p>2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200" calcext:value-type="float">
            <text:p>20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11" office:value-type="string" calcext:value-type="string">
            <text:p>AM-Sprengk.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5" calcext:value-type="percentage">
            <text:p>2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250" calcext:value-type="float">
            <text:p>250</text:p>
          </table:table-cell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12" office:value-type="string" calcext:value-type="string">
            <text:p>Ionenregler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6" calcext:value-type="percentage">
            <text:p>6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2" calcext:value-type="percentage">
            <text:p>20%</text:p>
          </table:table-cell>
          <table:table-cell table:style-name="ce155" office:value-type="percentage" office:value="-0.05" calcext:value-type="percentage">
            <text:p>-5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152" office:value-type="float" office:value="1465865" calcext:value-type="float">
            <text:p>1.465.865</text:p>
          </table:table-cell>
          <table:table-cell table:style-name="ce152" table:number-columns-repeated="3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13" office:value-type="string" calcext:value-type="string">
            <text:p>Ionenregler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2" calcext:value-type="percentage">
            <text:p>12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3" calcext:value-type="percentage">
            <text:p>30%</text:p>
          </table:table-cell>
          <table:table-cell table:style-name="ce155" office:value-type="percentage" office:value="-0.07" calcext:value-type="percentage">
            <text:p>-7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14" office:value-type="string" calcext:value-type="string">
            <text:p>Ionenregler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8" calcext:value-type="percentage">
            <text:p>18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4" calcext:value-type="percentage">
            <text:p>40%</text:p>
          </table:table-cell>
          <table:table-cell table:style-name="ce155" office:value-type="percentage" office:value="-0.1" calcext:value-type="percentage">
            <text:p>-10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15" office:value-type="string" calcext:value-type="string">
            <text:p>Ionenregler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4" calcext:value-type="percentage">
            <text:p>24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5" calcext:value-type="percentage">
            <text:p>50%</text:p>
          </table:table-cell>
          <table:table-cell table:style-name="ce155" office:value-type="percentage" office:value="-0.13" calcext:value-type="percentage">
            <text:p>-13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16" office:value-type="string" calcext:value-type="string">
            <text:p>Ionenregler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3" calcext:value-type="percentage">
            <text:p>3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6" calcext:value-type="percentage">
            <text:p>60%</text:p>
          </table:table-cell>
          <table:table-cell table:style-name="ce155" office:value-type="percentage" office:value="-0.15" calcext:value-type="percentage">
            <text:p>-15%</text:p>
          </table:table-cell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17" office:value-type="string" calcext:value-type="string">
            <text:p>Iridiummagnet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6" calcext:value-type="percentage">
            <text:p>6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540" calcext:value-type="float">
            <text:p>54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52" office:value-type="float" office:value="218019" calcext:value-type="float">
            <text:p>218.019</text:p>
          </table:table-cell>
          <table:table-cell table:style-name="ce152" table:number-columns-repeated="4"/>
          <table:table-cell table:style-name="ce152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18" office:value-type="string" calcext:value-type="string">
            <text:p>Iridiummagnet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2" calcext:value-type="percentage">
            <text:p>12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1080" calcext:value-type="float">
            <text:p>1.08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19" office:value-type="string" calcext:value-type="string">
            <text:p>Iridiummagnet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8" calcext:value-type="percentage">
            <text:p>18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1350" calcext:value-type="float">
            <text:p>1.35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20" office:value-type="string" calcext:value-type="string">
            <text:p>Iridiummagnet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4" calcext:value-type="percentage">
            <text:p>24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1620" calcext:value-type="float">
            <text:p>1.62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21" office:value-type="string" calcext:value-type="string">
            <text:p>Iridiummagnet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3" calcext:value-type="percentage">
            <text:p>3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1860" calcext:value-type="float">
            <text:p>1.86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22" office:value-type="string" calcext:value-type="string">
            <text:p>Konzentrierte Optik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8" calcext:value-type="percentage">
            <text:p>8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250" calcext:value-type="float">
            <text:p>25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23" office:value-type="string" calcext:value-type="string">
            <text:p>Konzentrierte Optik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6" calcext:value-type="percentage">
            <text:p>16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500" calcext:value-type="float">
            <text:p>50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24" office:value-type="string" calcext:value-type="string">
            <text:p>Konzentrierte Optik I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4" calcext:value-type="percentage">
            <text:p>24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750" calcext:value-type="float">
            <text:p>75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25" office:value-type="string" calcext:value-type="string">
            <text:p>Konzentrierte Optik I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32" calcext:value-type="percentage">
            <text:p>32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1000" calcext:value-type="float">
            <text:p>1.00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26" office:value-type="string" calcext:value-type="string">
            <text:p>Konzentrierte Optik V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4" calcext:value-type="percentage">
            <text:p>4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 office:value-type="float" office:value="1250" calcext:value-type="float">
            <text:p>1.250</text:p>
          </table:table-cell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27" office:value-type="string" calcext:value-type="string">
            <text:p>Phasenmunit.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5" calcext:value-type="percentage">
            <text:p>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1" calcext:value-type="percentage">
            <text:p>1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28" office:value-type="string" calcext:value-type="string">
            <text:p>Phasenmunit.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2" calcext:value-type="percentage">
            <text:p>2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152" office:value-type="float" office:value="3718479" calcext:value-type="float">
            <text:p>3.718.479</text:p>
          </table:table-cell>
          <table:table-cell table:style-name="ce152" table:number-columns-repeated="3"/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29" office:value-type="string" calcext:value-type="string">
            <text:p>Phasenmunit.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5" calcext:value-type="percentage">
            <text:p>1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3" calcext:value-type="percentage">
            <text:p>3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30" office:value-type="string" calcext:value-type="string">
            <text:p>Phasenmunit. I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" calcext:value-type="percentage">
            <text:p>2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4" calcext:value-type="percentage">
            <text:p>4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31" office:value-type="string" calcext:value-type="string">
            <text:p>Phasenmunit. V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5" calcext:value-type="percentage">
            <text:p>2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/>
          <table:table-cell table:style-name="ce155" office:value-type="percentage" office:value="0.5" calcext:value-type="percentage">
            <text:p>5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32" office:value-type="string" calcext:value-type="string">
            <text:p>Rotationsdüsen 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1" calcext:value-type="percentage">
            <text:p>1%</text:p>
          </table:table-cell>
          <table:table-cell table:style-name="ce155"/>
          <table:table-cell table:style-name="ce2" office:value-type="float" office:value="2" calcext:value-type="float">
            <text:p>2</text:p>
          </table:table-cell>
          <table:table-cell table:style-name="ce155"/>
          <table:table-cell table:style-name="ce2"/>
          <table:table-cell table:number-columns-repeated="2" table:style-name="ce155" office:value-type="percentage" office:value="-0.05" calcext:value-type="percentage">
            <text:p>-5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table:number-columns-repeated="3"/>
          <table:table-cell table:style-name="ce152" office:value-type="float" office:value="4829" calcext:value-type="float">
            <text:p>4.829</text:p>
          </table:table-cell>
          <table:table-cell table:style-name="ce152" table:number-columns-repeated="4"/>
          <table:table-cell table:style-name="ce15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33" office:value-type="string" calcext:value-type="string">
            <text:p>Rotationsdüsen I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2" calcext:value-type="percentage">
            <text:p>2%</text:p>
          </table:table-cell>
          <table:table-cell table:style-name="ce155"/>
          <table:table-cell table:style-name="ce2" office:value-type="float" office:value="4" calcext:value-type="float">
            <text:p>4</text:p>
          </table:table-cell>
          <table:table-cell table:style-name="ce155"/>
          <table:table-cell table:style-name="ce2"/>
          <table:table-cell table:number-columns-repeated="2" table:style-name="ce155" office:value-type="percentage" office:value="-0.1" calcext:value-type="percentage">
            <text:p>-1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/>
          <table:table-cell table:style-name="ce152" office:value-type="float" office:value="420425" calcext:value-type="float">
            <text:p>420.425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34" office:value-type="string" calcext:value-type="string">
            <text:p>Rotationsdüsen II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3" calcext:value-type="percentage">
            <text:p>3%</text:p>
          </table:table-cell>
          <table:table-cell table:style-name="ce155"/>
          <table:table-cell table:style-name="ce2" office:value-type="float" office:value="6" calcext:value-type="float">
            <text:p>6</text:p>
          </table:table-cell>
          <table:table-cell table:style-name="ce155"/>
          <table:table-cell table:style-name="ce2"/>
          <table:table-cell table:number-columns-repeated="2" table:style-name="ce155" office:value-type="percentage" office:value="-0.15" calcext:value-type="percentage">
            <text:p>-15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/>
          <table:table-cell table:style-name="ce152" office:value-type="float" office:value="1681700" calcext:value-type="float">
            <text:p>1.681.700</text:p>
          </table:table-cell>
          <table:table-cell table:style-name="ce152" table:number-columns-repeated="3"/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35" office:value-type="string" calcext:value-type="string">
            <text:p>Rotationsdüsen IV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4" calcext:value-type="percentage">
            <text:p>4%</text:p>
          </table:table-cell>
          <table:table-cell table:style-name="ce155"/>
          <table:table-cell table:style-name="ce2" office:value-type="float" office:value="8" calcext:value-type="float">
            <text:p>8</text:p>
          </table:table-cell>
          <table:table-cell table:style-name="ce155"/>
          <table:table-cell table:style-name="ce2"/>
          <table:table-cell table:number-columns-repeated="2" table:style-name="ce155" office:value-type="percentage" office:value="-0.2" calcext:value-type="percentage">
            <text:p>-20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36" office:value-type="string" calcext:value-type="string">
            <text:p>Rotationsdüsen V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5" calcext:value-type="percentage">
            <text:p>5%</text:p>
          </table:table-cell>
          <table:table-cell table:style-name="ce155"/>
          <table:table-cell table:style-name="ce2" office:value-type="float" office:value="12" calcext:value-type="float">
            <text:p>12</text:p>
          </table:table-cell>
          <table:table-cell table:style-name="ce155"/>
          <table:table-cell table:style-name="ce2"/>
          <table:table-cell table:number-columns-repeated="2" table:style-name="ce155" office:value-type="percentage" office:value="-0.25" calcext:value-type="percentage">
            <text:p>-25%</text:p>
          </table:table-cell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37" office:value-type="string" calcext:value-type="string">
            <text:p>Rückwärtige Düsen 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2" calcext:value-type="percentage">
            <text:p>2%</text:p>
          </table:table-cell>
          <table:table-cell table:style-name="ce155"/>
          <table:table-cell table:style-name="ce2" office:value-type="float" office:value="-7" calcext:value-type="float">
            <text:p>-7</text:p>
          </table:table-cell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20" calcext:value-type="float">
            <text:p>2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table:number-columns-repeated="3"/>
          <table:table-cell table:style-name="ce152" office:value-type="float" office:value="39156" calcext:value-type="float">
            <text:p>39.156</text:p>
          </table:table-cell>
          <table:table-cell table:style-name="ce152" table:number-columns-repeated="4"/>
          <table:table-cell table:style-name="ce15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38" office:value-type="string" calcext:value-type="string">
            <text:p>Rückwärtige Düsen I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4" calcext:value-type="percentage">
            <text:p>4%</text:p>
          </table:table-cell>
          <table:table-cell table:style-name="ce155"/>
          <table:table-cell table:style-name="ce2" office:value-type="float" office:value="-13" calcext:value-type="float">
            <text:p>-13</text:p>
          </table:table-cell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40" calcext:value-type="float">
            <text:p>4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/>
          <table:table-cell table:style-name="ce152" office:value-type="float" office:value="587340" calcext:value-type="float">
            <text:p>587.340</text:p>
          </table:table-cell>
          <table:table-cell table:style-name="ce152" table:number-columns-repeated="3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39" office:value-type="string" calcext:value-type="string">
            <text:p>Rückwärtige Düsen II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6" calcext:value-type="percentage">
            <text:p>6%</text:p>
          </table:table-cell>
          <table:table-cell table:style-name="ce155"/>
          <table:table-cell table:style-name="ce2" office:value-type="float" office:value="-20" calcext:value-type="float">
            <text:p>-20</text:p>
          </table:table-cell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60" calcext:value-type="float">
            <text:p>6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40" office:value-type="string" calcext:value-type="string">
            <text:p>Rückwärtige Düsen IV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8" calcext:value-type="percentage">
            <text:p>8%</text:p>
          </table:table-cell>
          <table:table-cell table:style-name="ce155"/>
          <table:table-cell table:style-name="ce2" office:value-type="float" office:value="-26" calcext:value-type="float">
            <text:p>-26</text:p>
          </table:table-cell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80" calcext:value-type="float">
            <text:p>8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41" office:value-type="string" calcext:value-type="string">
            <text:p>Rückwärtige Düsen V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1" calcext:value-type="percentage">
            <text:p>10%</text:p>
          </table:table-cell>
          <table:table-cell table:style-name="ce155"/>
          <table:table-cell table:style-name="ce2" office:value-type="float" office:value="-33" calcext:value-type="float">
            <text:p>-33</text:p>
          </table:table-cell>
          <table:table-cell table:style-name="ce155"/>
          <table:table-cell table:style-name="ce2"/>
          <table:table-cell table:style-name="ce155" table:number-columns-repeated="2"/>
          <table:table-cell table:style-name="ce152" office:value-type="float" office:value="100" calcext:value-type="float">
            <text:p>10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42" office:value-type="string" calcext:value-type="string">
            <text:p>Strafdüsen 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2" calcext:value-type="percentage">
            <text:p>2%</text:p>
          </table:table-cell>
          <table:table-cell table:style-name="ce155"/>
          <table:table-cell table:style-name="ce2" office:value-type="float" office:value="-5" calcext:value-type="float">
            <text:p>-5</text:p>
          </table:table-cell>
          <table:table-cell table:style-name="ce155"/>
          <table:table-cell table:style-name="ce2" office:value-type="float" office:value="20" calcext:value-type="float">
            <text:p>2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52" office:value-type="float" office:value="163151" calcext:value-type="float">
            <text:p>163.151</text:p>
          </table:table-cell>
          <table:table-cell table:style-name="ce152" table:number-columns-repeated="4"/>
          <table:table-cell table:style-name="ce15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43" office:value-type="string" calcext:value-type="string">
            <text:p>Strafdüsen I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4" calcext:value-type="percentage">
            <text:p>4%</text:p>
          </table:table-cell>
          <table:table-cell table:style-name="ce155"/>
          <table:table-cell table:style-name="ce2" office:value-type="float" office:value="-10" calcext:value-type="float">
            <text:p>-10</text:p>
          </table:table-cell>
          <table:table-cell table:style-name="ce155"/>
          <table:table-cell table:style-name="ce2" office:value-type="float" office:value="40" calcext:value-type="float">
            <text:p>4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44" office:value-type="string" calcext:value-type="string">
            <text:p>Strafdüsen II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6" calcext:value-type="percentage">
            <text:p>6%</text:p>
          </table:table-cell>
          <table:table-cell table:style-name="ce155"/>
          <table:table-cell table:style-name="ce2" office:value-type="float" office:value="-15" calcext:value-type="float">
            <text:p>-15</text:p>
          </table:table-cell>
          <table:table-cell table:style-name="ce155"/>
          <table:table-cell table:style-name="ce2" office:value-type="float" office:value="60" calcext:value-type="float">
            <text:p>6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/>
          <table:table-cell table:style-name="ce152" office:value-type="float" office:value="2610399" calcext:value-type="float">
            <text:p>2.610.399</text:p>
          </table:table-cell>
          <table:table-cell table:style-name="ce152" table:number-columns-repeated="3"/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45" office:value-type="string" calcext:value-type="string">
            <text:p>Strafdüsen IV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8" calcext:value-type="percentage">
            <text:p>8%</text:p>
          </table:table-cell>
          <table:table-cell table:style-name="ce155"/>
          <table:table-cell table:style-name="ce2" office:value-type="float" office:value="-20" calcext:value-type="float">
            <text:p>-20</text:p>
          </table:table-cell>
          <table:table-cell table:style-name="ce155"/>
          <table:table-cell table:style-name="ce2" office:value-type="float" office:value="80" calcext:value-type="float">
            <text:p>8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46" office:value-type="string" calcext:value-type="string">
            <text:p>Strafdüsen V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1" calcext:value-type="percentage">
            <text:p>10%</text:p>
          </table:table-cell>
          <table:table-cell table:style-name="ce155"/>
          <table:table-cell table:style-name="ce2" office:value-type="float" office:value="-25" calcext:value-type="float">
            <text:p>-25</text:p>
          </table:table-cell>
          <table:table-cell table:style-name="ce155"/>
          <table:table-cell table:style-name="ce2" office:value-type="float" office:value="100" calcext:value-type="float">
            <text:p>10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47" office:value-type="string" calcext:value-type="string">
            <text:p>Streuungslauf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3" calcext:value-type="percentage">
            <text:p>3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3" calcext:value-type="percentage">
            <text:p>3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152" office:value-type="float" office:value="266009" calcext:value-type="float">
            <text:p>266.009</text:p>
          </table:table-cell>
          <table:table-cell table:style-name="ce152" table:number-columns-repeated="4"/>
          <table:table-cell table:style-name="ce152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48" office:value-type="string" calcext:value-type="string">
            <text:p>Streuungslauf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05" calcext:value-type="percentage">
            <text:p>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4" calcext:value-type="percentage">
            <text:p>4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49" office:value-type="string" calcext:value-type="string">
            <text:p>Streuungslauf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" calcext:value-type="percentage">
            <text:p>1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5" calcext:value-type="percentage">
            <text:p>5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50" office:value-type="string" calcext:value-type="string">
            <text:p>Streuungslauf I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15" calcext:value-type="percentage">
            <text:p>15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6" calcext:value-type="percentage">
            <text:p>6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51" office:value-type="string" calcext:value-type="string">
            <text:p>Streuungslauf V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 table:number-columns-repeated="2"/>
          <table:table-cell table:style-name="ce155" office:value-type="percentage" office:value="0.2" calcext:value-type="percentage">
            <text:p>20%</text:p>
          </table:table-cell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office:value-type="percentage" office:value="0.7" calcext:value-type="percentage">
            <text:p>7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52" office:value-type="string" calcext:value-type="string">
            <text:p>Ablenk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3" calcext:value-type="float">
            <text:p>33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table:number-columns-repeated="3"/>
          <table:table-cell table:style-name="ce152" office:value-type="float" office:value="23493" calcext:value-type="float">
            <text:p>23.493</text:p>
          </table:table-cell>
          <table:table-cell table:style-name="ce152" table:number-columns-repeated="4"/>
          <table:table-cell table:style-name="ce152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53" office:value-type="string" calcext:value-type="string">
            <text:p>Ablenk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5" calcext:value-type="float">
            <text:p>115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54" office:value-type="string" calcext:value-type="string">
            <text:p>Ablenk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399" calcext:value-type="float">
            <text:p>399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152" office:value-type="float" office:value="3727351" calcext:value-type="float">
            <text:p>3.727.351</text:p>
          </table:table-cell>
          <table:table-cell table:style-name="ce152" table:number-columns-repeated="3"/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8" calcext:value-type="float">
            <text:p>88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55" office:value-type="string" calcext:value-type="string">
            <text:p>Ablenkschild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380" calcext:value-type="float">
            <text:p>138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56" office:value-type="string" calcext:value-type="string">
            <text:p>Ablenkschild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89" calcext:value-type="float">
            <text:p>1589</text:p>
          </table:table-cell>
          <table:table-cell table:style-name="ce2" office:value-type="float" office:value="4766" calcext:value-type="float">
            <text:p>4766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57" office:value-type="string" calcext:value-type="string">
            <text:p>Schock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3" calcext:value-type="float">
            <text:p>43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table:number-columns-repeated="3"/>
          <table:table-cell table:style-name="ce152" office:value-type="float" office:value="30614" calcext:value-type="float">
            <text:p>30.614</text:p>
          </table:table-cell>
          <table:table-cell table:style-name="ce152" table:number-columns-repeated="4"/>
          <table:table-cell table:style-name="ce15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58" office:value-type="string" calcext:value-type="string">
            <text:p>Schock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9" calcext:value-type="float">
            <text:p>149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59" office:value-type="string" calcext:value-type="string">
            <text:p>Schock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516" calcext:value-type="float">
            <text:p>516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152" office:value-type="float" office:value="4820333" calcext:value-type="float">
            <text:p>4.820.333</text:p>
          </table:table-cell>
          <table:table-cell table:style-name="ce152" table:number-columns-repeated="3"/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7" calcext:value-type="float">
            <text:p>127</text:p>
          </table:table-cell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60" office:value-type="string" calcext:value-type="string">
            <text:p>Schockschild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1783" calcext:value-type="float">
            <text:p>1783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61" office:value-type="string" calcext:value-type="string">
            <text:p>Schockschild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82" calcext:value-type="float">
            <text:p>2082</text:p>
          </table:table-cell>
          <table:table-cell table:style-name="ce2" office:value-type="float" office:value="6156" calcext:value-type="float">
            <text:p>6156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62" office:value-type="string" calcext:value-type="string">
            <text:p>Spektral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table:number-columns-repeated="3"/>
          <table:table-cell table:style-name="ce152" office:value-type="float" office:value="6320" calcext:value-type="float">
            <text:p>6.320</text:p>
          </table:table-cell>
          <table:table-cell table:style-name="ce152" table:number-columns-repeated="4"/>
          <table:table-cell table:style-name="ce15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63" office:value-type="string" calcext:value-type="string">
            <text:p>Spektral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9" calcext:value-type="float">
            <text:p>69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152" office:value-type="float" office:value="70482" calcext:value-type="float">
            <text:p>70.482</text:p>
          </table:table-cell>
          <table:table-cell table:style-name="ce152" table:number-columns-repeated="4"/>
          <table:table-cell table:style-name="ce15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64" office:value-type="string" calcext:value-type="string">
            <text:p>Spektral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65" office:value-type="string" calcext:value-type="string">
            <text:p>Spektralschild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7" calcext:value-type="float">
            <text:p>827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66" office:value-type="string" calcext:value-type="string">
            <text:p>Spektralschild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856" calcext:value-type="float">
            <text:p>2856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67" office:value-type="string" calcext:value-type="string">
            <text:p>Metaphasenfeld 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012" calcext:value-type="float">
            <text:p>1012</text:p>
          </table:table-cell>
          <table:table-cell table:style-name="ce155" office:value-type="percentage" office:value="0.8" calcext:value-type="percentage">
            <text:p>8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Spektralfeld 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68" office:value-type="string" calcext:value-type="string">
            <text:p>Metaphasenfeld I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2103" calcext:value-type="float">
            <text:p>2103</text:p>
          </table:table-cell>
          <table:table-cell table:style-name="ce155" office:value-type="percentage" office:value="0.8" calcext:value-type="percentage">
            <text:p>8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Schockfeld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69" office:value-type="string" calcext:value-type="string">
            <text:p>Metaphasenfeld III</text:p>
          </table:table-cell>
          <table:table-cell table:style-name="ce2" office:value-type="string" calcext:value-type="string">
            <text:p>Alle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612" calcext:value-type="float">
            <text:p>3612</text:p>
          </table:table-cell>
          <table:table-cell table:style-name="ce155" office:value-type="percentage" office:value="0.8" calcext:value-type="percentage">
            <text:p>8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Ablenkfeld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70" office:value-type="string" calcext:value-type="string">
            <text:p>Binäre Düsen 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6" calcext:value-type="percentage">
            <text:p>6%</text:p>
          </table:table-cell>
          <table:table-cell table:style-name="ce155"/>
          <table:table-cell table:style-name="ce2"/>
          <table:table-cell table:style-name="ce155" office:value-type="percentage" office:value="0.2" calcext:value-type="percentage">
            <text:p>20%</text:p>
          </table:table-cell>
          <table:table-cell table:style-name="ce2" office:value-type="float" office:value="40" calcext:value-type="float">
            <text:p>40</text:p>
          </table:table-cell>
          <table:table-cell table:style-name="ce155" table:number-columns-repeated="2"/>
          <table:table-cell table:style-name="ce152" office:value-type="float" office:value="40" calcext:value-type="float">
            <text:p>4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71" office:value-type="string" calcext:value-type="string">
            <text:p>Binäre Düsen I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9" calcext:value-type="percentage">
            <text:p>9%</text:p>
          </table:table-cell>
          <table:table-cell table:style-name="ce155"/>
          <table:table-cell table:style-name="ce2"/>
          <table:table-cell table:style-name="ce155" office:value-type="percentage" office:value="-0.26" calcext:value-type="percentage">
            <text:p>-26%</text:p>
          </table:table-cell>
          <table:table-cell table:style-name="ce2" office:value-type="float" office:value="60" calcext:value-type="float">
            <text:p>60</text:p>
          </table:table-cell>
          <table:table-cell table:style-name="ce155" table:number-columns-repeated="2"/>
          <table:table-cell table:style-name="ce152" office:value-type="float" office:value="60" calcext:value-type="float">
            <text:p>6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72" office:value-type="string" calcext:value-type="string">
            <text:p>Binäre Düsen II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12" calcext:value-type="percentage">
            <text:p>12%</text:p>
          </table:table-cell>
          <table:table-cell table:style-name="ce155"/>
          <table:table-cell table:style-name="ce2"/>
          <table:table-cell table:style-name="ce155" office:value-type="percentage" office:value="-0.33" calcext:value-type="percentage">
            <text:p>-33%</text:p>
          </table:table-cell>
          <table:table-cell table:style-name="ce2" office:value-type="float" office:value="80" calcext:value-type="float">
            <text:p>80</text:p>
          </table:table-cell>
          <table:table-cell table:style-name="ce155" table:number-columns-repeated="2"/>
          <table:table-cell table:style-name="ce152" office:value-type="float" office:value="80" calcext:value-type="float">
            <text:p>80</text:p>
          </table:table-cell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73" office:value-type="string" calcext:value-type="string">
            <text:p>Fusionsdüsen I</text:p>
          </table:table-cell>
          <table:table-cell table:style-name="ce2" table:number-columns-repeated="3"/>
          <table:table-cell table:style-name="ce155"/>
          <table:table-cell table:style-name="ce155" office:value-type="percentage" office:value="0.06" calcext:value-type="percentage">
            <text:p>6%</text:p>
          </table:table-cell>
          <table:table-cell table:style-name="ce155"/>
          <table:table-cell table:style-name="ce2" office:value-type="float" office:value="4" calcext:value-type="float">
            <text:p>4</text:p>
          </table:table-cell>
          <table:table-cell table:style-name="ce155"/>
          <table:table-cell table:style-name="ce2"/>
          <table:table-cell table:style-name="ce155" office:value-type="percentage" office:value="-0.2" calcext:value-type="percentage">
            <text:p>-20%</text:p>
          </table:table-cell>
          <table:table-cell table:style-name="ce155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74" office:value-type="string" calcext:value-type="string">
            <text:p>Abstoßschild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 office:value-type="float" office:value="25" calcext:value-type="float">
            <text:p>25</text:p>
          </table:table-cell>
          <table:table-cell table:style-name="ce2" office:value-type="string" calcext:value-type="string">
            <text:p>Ablenkschild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75" office:value-type="string" calcext:value-type="string">
            <text:p>Abstoßschild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 office:value-type="float" office:value="85" calcext:value-type="float">
            <text:p>85</text:p>
          </table:table-cell>
          <table:table-cell table:style-name="ce2" office:value-type="string" calcext:value-type="string">
            <text:p>Ablenkschild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76" office:value-type="string" calcext:value-type="string">
            <text:p>Abstoßschild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 office:value-type="float" office:value="289" calcext:value-type="float">
            <text:p>289</text:p>
          </table:table-cell>
          <table:table-cell table:style-name="ce2" office:value-type="string" calcext:value-type="string">
            <text:p>Ablenkschild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77" office:value-type="string" calcext:value-type="string">
            <text:p>Diffusorschild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 office:value-type="float" office:value="25" calcext:value-type="float">
            <text:p>25</text:p>
          </table:table-cell>
          <table:table-cell table:style-name="ce2" office:value-type="string" calcext:value-type="string">
            <text:p>Spektralschild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78" office:value-type="string" calcext:value-type="string">
            <text:p>Diffusorschild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 office:value-type="float" office:value="85" calcext:value-type="float">
            <text:p>85</text:p>
          </table:table-cell>
          <table:table-cell table:style-name="ce2" office:value-type="string" calcext:value-type="string">
            <text:p>Spektralschild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79" office:value-type="string" calcext:value-type="string">
            <text:p>Diffusorschild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 office:value-type="float" office:value="289" calcext:value-type="float">
            <text:p>289</text:p>
          </table:table-cell>
          <table:table-cell table:style-name="ce2" office:value-type="string" calcext:value-type="string">
            <text:p>Spektralschild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80" office:value-type="string" calcext:value-type="string">
            <text:p>Energie-Widerstand 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02" calcext:value-type="percentage">
            <text:p>2%</text:p>
          </table:table-cell>
          <table:table-cell table:style-name="ce155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1" calcext:value-type="percentage">
            <text:p>10%</text:p>
          </table:table-cell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281" office:value-type="string" calcext:value-type="string">
            <text:p>Energie-Widerstand II</text:p>
          </table:table-cell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04" calcext:value-type="percentage">
            <text:p>4%</text:p>
          </table:table-cell>
          <table:table-cell table:style-name="ce155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2" calcext:value-type="percentage">
            <text:p>20%</text:p>
          </table:table-cell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81" office:value-type="string" calcext:value-type="string">
            <text:p>Explosiv-Widerstand 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02" calcext:value-type="percentage">
            <text:p>2%</text:p>
          </table:table-cell>
          <table:table-cell table:style-name="ce155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1" calcext:value-type="percentage">
            <text:p>10%</text:p>
          </table:table-cell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82" office:value-type="string" calcext:value-type="string">
            <text:p>Explosiv-Widerstand 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04" calcext:value-type="percentage">
            <text:p>4%</text:p>
          </table:table-cell>
          <table:table-cell table:style-name="ce155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2" calcext:value-type="percentage">
            <text:p>20%</text:p>
          </table:table-cell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283" office:value-type="string" calcext:value-type="string">
            <text:p>Explosiv-Widerstand III</text:p>
          </table:table-cell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06" calcext:value-type="percentage">
            <text:p>6%</text:p>
          </table:table-cell>
          <table:table-cell table:style-name="ce155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3" calcext:value-type="percentage">
            <text:p>30%</text:p>
          </table:table-cell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02" calcext:value-type="percentage">
            <text:p>2%</text:p>
          </table:table-cell>
          <table:table-cell table:style-name="ce155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1" calcext:value-type="percentage">
            <text:p>10%</text:p>
          </table:table-cell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04" calcext:value-type="percentage">
            <text:p>4%</text:p>
          </table:table-cell>
          <table:table-cell table:style-name="ce155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2" calcext:value-type="percentage">
            <text:p>20%</text:p>
          </table:table-cell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2" office:value-type="string" calcext:value-type="string">
            <text:p>Projektil-Widerstand III</text:p>
          </table:table-cell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55"/>
          <table:table-cell table:style-name="ce155" office:value-type="percentage" office:value="0.06" calcext:value-type="percentage">
            <text:p>6%</text:p>
          </table:table-cell>
          <table:table-cell table:style-name="ce155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office:value-type="percentage" office:value="0.3" calcext:value-type="percentage">
            <text:p>30%</text:p>
          </table:table-cell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 office:value-type="float" office:value="25" calcext:value-type="float">
            <text:p>25</text:p>
          </table:table-cell>
          <table:table-cell table:style-name="ce2" office:value-type="string" calcext:value-type="string">
            <text:p>Schockschild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 office:value-type="float" office:value="85" calcext:value-type="float">
            <text:p>85</text:p>
          </table:table-cell>
          <table:table-cell table:style-name="ce2" office:value-type="string" calcext:value-type="string">
            <text:p>Schockschild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2" office:value-type="string" calcext:value-type="string">
            <text:p>Sprengschild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55" office:value-type="percentage" office:value="0.9" calcext:value-type="percentage">
            <text:p>90%</text:p>
          </table:table-cell>
          <table:table-cell table:style-name="ce155" table:number-columns-repeated="2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 office:value-type="float" office:value="289" calcext:value-type="float">
            <text:p>289</text:p>
          </table:table-cell>
          <table:table-cell table:style-name="ce2" office:value-type="string" calcext:value-type="string">
            <text:p>Schockschild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 table:number-rows-repeated="11">
          <table:table-cell table:style-name="ce2" table:number-columns-repeated="6"/>
          <table:table-cell table:style-name="ce155" table:number-columns-repeated="3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 table:number-rows-repeated="3">
          <table:table-cell table:style-name="ce2" table:number-columns-repeated="2"/>
          <table:table-cell table:style-name="ce281"/>
          <table:table-cell table:style-name="ce2" table:number-columns-repeated="3"/>
          <table:table-cell table:style-name="ce155" table:number-columns-repeated="3"/>
          <table:table-cell table:style-name="ce2"/>
          <table:table-cell table:style-name="ce155"/>
          <table:table-cell table:style-name="ce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 table:number-columns-repeated="2"/>
          <table:table-cell table:style-name="ce152"/>
          <table:table-cell table:style-name="ce155"/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985"/>
        </table:table-row>
        <table:table-row table:style-name="ro3" table:number-rows-repeated="15">
          <table:table-cell table:style-name="ce161" table:number-columns-repeated="6"/>
          <table:table-cell table:style-name="ce284" table:number-columns-repeated="3"/>
          <table:table-cell table:style-name="ce161"/>
          <table:table-cell table:style-name="ce284"/>
          <table:table-cell table:style-name="ce161"/>
          <table:table-cell table:style-name="ce284" table:number-columns-repeated="2"/>
          <table:table-cell table:style-name="ce285"/>
          <table:table-cell table:style-name="ce284" table:number-columns-repeated="2"/>
          <table:table-cell table:style-name="ce285"/>
          <table:table-cell table:style-name="ce284" table:number-columns-repeated="2"/>
          <table:table-cell table:style-name="ce285"/>
          <table:table-cell table:style-name="ce284"/>
          <table:table-cell table:style-name="ce288"/>
          <table:table-cell table:style-name="ce161" table:number-columns-repeated="3"/>
          <table:table-cell table:style-name="ce285" table:number-columns-repeated="6"/>
          <table:table-cell table:style-name="ce161" table:number-columns-repeated="2"/>
          <table:table-cell table:number-columns-repeated="986"/>
        </table:table-row>
        <table:table-row table:style-name="ro3" table:number-rows-repeated="9">
          <table:table-cell table:number-columns-repeated="9"/>
          <table:table-cell table:style-name="ce161"/>
          <table:table-cell/>
          <table:table-cell table:style-name="ce161"/>
          <table:table-cell table:number-columns-repeated="14"/>
          <table:table-cell table:style-name="ce285" table:number-columns-repeated="6"/>
          <table:table-cell table:style-name="ce161"/>
          <table:table-cell table:number-columns-repeated="987"/>
        </table:table-row>
        <table:table-row table:style-name="ro3" table:number-rows-repeated="29">
          <table:table-cell table:number-columns-repeated="9"/>
          <table:table-cell table:style-name="ce161"/>
          <table:table-cell/>
          <table:table-cell table:style-name="ce161"/>
          <table:table-cell table:number-columns-repeated="14"/>
          <table:table-cell table:style-name="ce285" table:number-columns-repeated="3"/>
          <table:table-cell table:number-columns-repeated="991"/>
        </table:table-row>
        <table:table-row table:style-name="ro3" table:number-rows-repeated="1048378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42:Techniklabor.C144 Techniklabor.C121:Techniklabor.C122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</calcext:conditional-formats>
      </table:table>
      <table:table table:name="Waffenlabor" table:style-name="ta3">
        <office:forms form:automatic-focus="false" form:apply-design-mode="false"/>
        <table:table-column table:style-name="co53" table:default-cell-style-name="ce3"/>
        <table:table-column table:style-name="co54" table:default-cell-style-name="Default"/>
        <table:table-column table:style-name="co55" table:default-cell-style-name="Default"/>
        <table:table-column table:style-name="co41" table:default-cell-style-name="Default"/>
        <table:table-column table:style-name="co5" table:default-cell-style-name="Default"/>
        <table:table-column table:style-name="co56" table:default-cell-style-name="Default"/>
        <table:table-column table:style-name="co21" table:number-columns-repeated="2" table:default-cell-style-name="ce386"/>
        <table:table-column table:style-name="co7" table:default-cell-style-name="ce3"/>
        <table:table-column table:style-name="co23" table:default-cell-style-name="ce386"/>
        <table:table-column table:style-name="co57" table:default-cell-style-name="ce386"/>
        <table:table-column table:style-name="co17" table:default-cell-style-name="ce386"/>
        <table:table-column table:style-name="co27" table:default-cell-style-name="ce386"/>
        <table:table-column table:style-name="co4" table:default-cell-style-name="ce386"/>
        <table:table-column table:style-name="co48" table:number-columns-repeated="2" table:default-cell-style-name="ce156"/>
        <table:table-column table:style-name="co58" table:default-cell-style-name="ce156"/>
        <table:table-column table:style-name="co59" table:default-cell-style-name="ce289"/>
        <table:table-column table:style-name="co28" table:default-cell-style-name="ce156"/>
        <table:table-column table:style-name="co60" table:default-cell-style-name="ce289"/>
        <table:table-column table:style-name="co5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ce153"/>
        <table:table-column table:style-name="co35" table:default-cell-style-name="ce153"/>
        <table:table-column table:style-name="co36" table:default-cell-style-name="ce3"/>
        <table:table-column table:style-name="co17" table:default-cell-style-name="Default"/>
        <table:table-column table:style-name="co19" table:default-cell-style-name="ce159"/>
        <table:table-column table:style-name="co37" table:number-columns-repeated="98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151" office:value-type="string" calcext:value-type="string">
            <text:p>DPS</text:p>
          </table:table-cell>
          <table:table-cell table:style-name="ce286" office:value-type="string" calcext:value-type="string">
            <text:p>Reichweite</text:p>
            <text:p>(m) von</text:p>
          </table:table-cell>
          <table:table-cell table:style-name="ce286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286" office:value-type="string" calcext:value-type="string">
            <text:p>Effekt-</text:p>
            <text:p>radius (m)</text:p>
          </table:table-cell>
          <table:table-cell table:style-name="ce286" office:value-type="string" calcext:value-type="string">
            <text:p>Streu-</text:p>
            <text:p>winkel (°)</text:p>
          </table:table-cell>
          <table:table-cell table:style-name="ce286" office:value-type="string" calcext:value-type="string">
            <text:p>Flugzeit</text:p>
            <text:p>(s)</text:p>
          </table:table-cell>
          <table:table-cell table:style-name="ce286" office:value-type="string" calcext:value-type="string">
            <text:p>Alarmstart</text:p>
            <text:p>(m)</text:p>
          </table:table-cell>
          <table:table-cell table:style-name="ce286" office:value-type="string" calcext:value-type="string">
            <text:p>Haltbarkeit</text:p>
          </table:table-cell>
          <table:table-cell table:style-name="ce1" office:value-type="string" calcext:value-type="string">
            <text:p>Schildum-</text:p>
            <text:p>gehung (%)</text:p>
          </table:table-cell>
          <table:table-cell table:style-name="ce1" office:value-type="string" calcext:value-type="string">
            <text:p>Stasis</text:p>
            <text:p>(%)</text:p>
          </table:table-cell>
          <table:table-cell table:style-name="ce1" office:value-type="string" calcext:value-type="string">
            <text:p>Schild-</text:p>
            <text:p>schaden (+%)</text:p>
          </table:table-cell>
          <table:table-cell table:style-name="ce286" office:value-type="string" calcext:value-type="string">
            <text:p>Kette</text:p>
          </table:table-cell>
          <table:table-cell table:style-name="ce1" office:value-type="string" calcext:value-type="string">
            <text:p>Modul-</text:p>
            <text:p>schaden</text:p>
          </table:table-cell>
          <table:table-cell table:style-name="ce286" office:value-type="string" calcext:value-type="string">
            <text:p>Panzer-</text:p>
            <text:p>brechend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51" office:value-type="string" calcext:value-type="string">
            <text:p>Baukosten He-3</text:p>
          </table:table-cell>
          <table:table-cell table:style-name="ce151" office:value-type="string" calcext:value-type="string">
            <text:p>Baukosten Erz</text:p>
          </table:table-cell>
          <table:table-cell table:style-name="ce151" office:value-type="string" calcext:value-type="string">
            <text:p>Baukosten AM</text:p>
          </table:table-cell>
          <table:table-cell table:style-name="ce151" office:value-type="string" calcext:value-type="string">
            <text:p>tB d</text:p>
          </table:table-cell>
          <table:table-cell table:style-name="ce151" office:value-type="string" calcext:value-type="string">
            <text:p>tB h</text:p>
          </table:table-cell>
          <table:table-cell table:style-name="ce151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57" office:value-type="string" calcext:value-type="string">
            <text:p>gebaut</text:p>
          </table:table-cell>
          <table:table-cell table:style-name="ce160" table:number-columns-repeated="984"/>
          <table:table-cell table:style-name="ce3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91" office:value-type="string" calcext:value-type="string">
            <text:p>Basis-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287" table:number-columns-repeated="2"/>
          <table:table-cell table:style-name="ce2" office:value-type="float" office:value="2000" calcext:value-type="float">
            <text:p>2000</text:p>
          </table:table-cell>
          <table:table-cell table:style-name="ce287" table:number-columns-repeated="2"/>
          <table:table-cell table:style-name="ce287" office:value-type="float" office:value="15" calcext:value-type="float">
            <text:p>15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87" office:value-type="float" office:value="500" calcext:value-type="float">
            <text:p>500</text:p>
          </table:table-cell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ravitationsk. III</text:p>
          </table:table-cell>
          <table:table-cell table:style-name="ce2" table:number-columns-repeated="2"/>
          <table:table-cell table:style-name="ce152"/>
          <table:table-cell table:style-name="ce152" office:value-type="float" office:value="3684294" calcext:value-type="float">
            <text:p>3.684.294</text:p>
          </table:table-cell>
          <table:table-cell table:style-name="ce152" office:value-type="float" office:value="650169" calcext:value-type="float">
            <text:p>650.169</text:p>
          </table:table-cell>
          <table:table-cell table:style-name="ce152"/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92" office:value-type="string" calcext:value-type="string">
            <text:p>Basis-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287" table:number-columns-repeated="2"/>
          <table:table-cell table:style-name="ce2" office:value-type="float" office:value="2000" calcext:value-type="float">
            <text:p>2000</text:p>
          </table:table-cell>
          <table:table-cell table:style-name="ce287" table:number-columns-repeated="2"/>
          <table:table-cell table:style-name="ce287" office:value-type="float" office:value="15" calcext:value-type="float">
            <text:p>15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87" office:value-type="float" office:value="500" calcext:value-type="float">
            <text:p>500</text:p>
          </table:table-cell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(Basis-)Jägerstaffel I</text:p>
          </table:table-cell>
          <table:table-cell table:style-name="ce2" office:value-type="string" calcext:value-type="string">
            <text:p>Gravitationsk.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293" office:value-type="string" calcext:value-type="string">
            <text:p>Basis-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287" table:number-columns-repeated="2"/>
          <table:table-cell table:style-name="ce2" office:value-type="float" office:value="2000" calcext:value-type="float">
            <text:p>2000</text:p>
          </table:table-cell>
          <table:table-cell table:style-name="ce287" table:number-columns-repeated="2"/>
          <table:table-cell table:style-name="ce287" office:value-type="float" office:value="15" calcext:value-type="float">
            <text:p>15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87" office:value-type="float" office:value="500" calcext:value-type="float">
            <text:p>500</text:p>
          </table:table-cell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(Basis-)Jägerstaffel II</text:p>
          </table:table-cell>
          <table:table-cell table:style-name="ce2" office:value-type="string" calcext:value-type="string">
            <text:p>Gravitationsk. 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94" office:value-type="string" calcext:value-type="string">
            <text:p>Fusions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650" calcext:value-type="float">
            <text:p>650</text:p>
          </table:table-cell>
          <table:table-cell table:style-name="ce287" office:value-type="float" office:value="60" calcext:value-type="float">
            <text:p>6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52"/>
          <table:table-cell table:style-name="ce152" office:value-type="float" office:value="3428287" calcext:value-type="float">
            <text:p>3.428.287</text:p>
          </table:table-cell>
          <table:table-cell table:style-name="ce152" office:value-type="float" office:value="604992" calcext:value-type="float">
            <text:p>604.992</text:p>
          </table:table-cell>
          <table:table-cell table:style-name="ce152"/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95" office:value-type="string" calcext:value-type="string">
            <text:p>Fusions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650" calcext:value-type="float">
            <text:p>650</text:p>
          </table:table-cell>
          <table:table-cell table:style-name="ce287" office:value-type="float" office:value="60" calcext:value-type="float">
            <text:p>6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Fusionstorpedo I</text:p>
          </table:table-cell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96" office:value-type="string" calcext:value-type="string">
            <text:p>Fusions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650" calcext:value-type="float">
            <text:p>650</text:p>
          </table:table-cell>
          <table:table-cell table:style-name="ce287" office:value-type="float" office:value="60" calcext:value-type="float">
            <text:p>6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Fusionstorpedo II</text:p>
          </table:table-cell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I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97" office:value-type="string" calcext:value-type="string">
            <text:p>Fusions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650" calcext:value-type="float">
            <text:p>650</text:p>
          </table:table-cell>
          <table:table-cell table:style-name="ce287" office:value-type="float" office:value="60" calcext:value-type="float">
            <text:p>6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Fusionstorpedo III</text:p>
          </table:table-cell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298" office:value-type="string" calcext:value-type="string">
            <text:p>Fusions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650" calcext:value-type="float">
            <text:p>650</text:p>
          </table:table-cell>
          <table:table-cell table:style-name="ce287" office:value-type="float" office:value="60" calcext:value-type="float">
            <text:p>6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Fusionstorpedo IV</text:p>
          </table:table-cell>
          <table:table-cell table:style-name="ce2" office:value-type="string" calcext:value-type="string">
            <text:p>Plasmaraketen V</text:p>
          </table:table-cell>
          <table:table-cell table:style-name="ce2" office:value-type="string" calcext:value-type="string">
            <text:p>Waffenlabor 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299" office:value-type="string" calcext:value-type="string">
            <text:p>Gravitationsk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00" office:value-type="string" calcext:value-type="string">
            <text:p>Gravitationsk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ravitationsk. I</text:p>
          </table:table-cell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VI</text:p>
          </table:table-cell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01" office:value-type="string" calcext:value-type="string">
            <text:p>Gravitationsk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ravitationsk. II</text:p>
          </table:table-cell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VII</text:p>
          </table:table-cell>
          <table:table-cell table:style-name="ce152"/>
          <table:table-cell table:style-name="ce152" office:value-type="float" office:value="3929913" calcext:value-type="float">
            <text:p>3.929.913</text:p>
          </table:table-cell>
          <table:table-cell table:style-name="ce152" office:value-type="float" office:value="693514" calcext:value-type="float">
            <text:p>693.514</text:p>
          </table:table-cell>
          <table:table-cell table:style-name="ce152"/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02" office:value-type="string" calcext:value-type="string">
            <text:p>Gravitationsk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ravitationsk. III</text:p>
          </table:table-cell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03" office:value-type="string" calcext:value-type="string">
            <text:p>Gravitationsk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ravitationsk. IV</text:p>
          </table:table-cell>
          <table:table-cell table:style-name="ce2" office:value-type="string" calcext:value-type="string">
            <text:p>Thermalstrahl V</text:p>
          </table:table-cell>
          <table:table-cell table:style-name="ce2" office:value-type="string" calcext:value-type="string">
            <text:p>Waffenlabor I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04" office:value-type="string" calcext:value-type="string">
            <text:p>Magnetkanone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table:number-columns-repeated="3"/>
          <table:table-cell table:style-name="ce152"/>
          <table:table-cell table:style-name="ce152" office:value-type="float" office:value="16933" calcext:value-type="float">
            <text:p>16.933</text:p>
          </table:table-cell>
          <table:table-cell table:style-name="ce152" table:number-columns-repeated="3"/>
          <table:table-cell table:style-name="ce15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05" office:value-type="string" calcext:value-type="string">
            <text:p>Magnetkanone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06" office:value-type="string" calcext:value-type="string">
            <text:p>Magnetkanone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07" office:value-type="string" calcext:value-type="string">
            <text:p>Magnetkanone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08" office:value-type="string" calcext:value-type="string">
            <text:p>Magnetkanone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09" office:value-type="string" calcext:value-type="string">
            <text:p>Massebeschl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287" office:value-type="float" office:value="5100" calcext:value-type="float">
            <text:p>5100</text:p>
          </table:table-cell>
          <table:table-cell table:style-name="ce287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10" office:value-type="string" calcext:value-type="string">
            <text:p>Massebeschl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287" office:value-type="float" office:value="5100" calcext:value-type="float">
            <text:p>5100</text:p>
          </table:table-cell>
          <table:table-cell table:style-name="ce287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beschl. I</text:p>
          </table:table-cell>
          <table:table-cell table:style-name="ce2" office:value-type="string" calcext:value-type="string">
            <text:p>Magnetkanone II</text:p>
          </table:table-cell>
          <table:table-cell table:style-name="ce2" office:value-type="string" calcext:value-type="string">
            <text:p>Waffenlabor VI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11" office:value-type="string" calcext:value-type="string">
            <text:p>Massebeschl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287" office:value-type="float" office:value="5100" calcext:value-type="float">
            <text:p>5100</text:p>
          </table:table-cell>
          <table:table-cell table:style-name="ce287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beschl. II</text:p>
          </table:table-cell>
          <table:table-cell table:style-name="ce2" office:value-type="string" calcext:value-type="string">
            <text:p>Magnetkanone III</text:p>
          </table:table-cell>
          <table:table-cell table:style-name="ce2" office:value-type="string" calcext:value-type="string">
            <text:p>Waffenlabor I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12" office:value-type="string" calcext:value-type="string">
            <text:p>Massebeschl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287" office:value-type="float" office:value="5100" calcext:value-type="float">
            <text:p>5100</text:p>
          </table:table-cell>
          <table:table-cell table:style-name="ce287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beschl. III</text:p>
          </table:table-cell>
          <table:table-cell table:style-name="ce2" office:value-type="string" calcext:value-type="string">
            <text:p>Magnetkanone IV</text:p>
          </table:table-cell>
          <table:table-cell table:style-name="ce2" office:value-type="string" calcext:value-type="string">
            <text:p>Waffenlabor 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13" office:value-type="string" calcext:value-type="string">
            <text:p>Massebeschl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287" office:value-type="float" office:value="5100" calcext:value-type="float">
            <text:p>5100</text:p>
          </table:table-cell>
          <table:table-cell table:style-name="ce287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beschl. IV</text:p>
          </table:table-cell>
          <table:table-cell table:style-name="ce2" office:value-type="string" calcext:value-type="string">
            <text:p>Magnetkanone V</text:p>
          </table:table-cell>
          <table:table-cell table:style-name="ce2" office:value-type="string" calcext:value-type="string">
            <text:p>Waffenlabor 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14" office:value-type="string" calcext:value-type="string">
            <text:p>Plasmaraketen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287" office:value-type="float" office:value="3000" calcext:value-type="float">
            <text:p>3000</text:p>
          </table:table-cell>
          <table:table-cell table:style-name="ce287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40" calcext:value-type="float">
            <text:p>4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15" office:value-type="string" calcext:value-type="string">
            <text:p>Plasmaraketen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287" office:value-type="float" office:value="3000" calcext:value-type="float">
            <text:p>3000</text:p>
          </table:table-cell>
          <table:table-cell table:style-name="ce287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40" calcext:value-type="float">
            <text:p>4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raketen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52"/>
          <table:table-cell table:style-name="ce152" office:value-type="float" office:value="2191229" calcext:value-type="float">
            <text:p>2.191.229</text:p>
          </table:table-cell>
          <table:table-cell table:style-name="ce152" office:value-type="float" office:value="243470" calcext:value-type="float">
            <text:p>243.470</text:p>
          </table:table-cell>
          <table:table-cell table:style-name="ce152"/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16" office:value-type="string" calcext:value-type="string">
            <text:p>Plasmaraketen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287" office:value-type="float" office:value="3000" calcext:value-type="float">
            <text:p>3000</text:p>
          </table:table-cell>
          <table:table-cell table:style-name="ce287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40" calcext:value-type="float">
            <text:p>4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raketen I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52"/>
          <table:table-cell table:style-name="ce152" office:value-type="float" office:value="7773747" calcext:value-type="float">
            <text:p>7.773.747</text:p>
          </table:table-cell>
          <table:table-cell table:style-name="ce152" office:value-type="float" office:value="1371838" calcext:value-type="float">
            <text:p>1.371.838</text:p>
          </table:table-cell>
          <table:table-cell table:style-name="ce152"/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17" office:value-type="string" calcext:value-type="string">
            <text:p>Plasmaraketen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287" office:value-type="float" office:value="3000" calcext:value-type="float">
            <text:p>3000</text:p>
          </table:table-cell>
          <table:table-cell table:style-name="ce287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40" calcext:value-type="float">
            <text:p>4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raketen III</text:p>
          </table:table-cell>
          <table:table-cell table:style-name="ce2" office:value-type="string" calcext:value-type="string">
            <text:p>Waffenlabor VI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18" office:value-type="string" calcext:value-type="string">
            <text:p>Plasmaraketen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287" office:value-type="float" office:value="3000" calcext:value-type="float">
            <text:p>3000</text:p>
          </table:table-cell>
          <table:table-cell table:style-name="ce287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40" calcext:value-type="float">
            <text:p>4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raketen IV</text:p>
          </table:table-cell>
          <table:table-cell table:style-name="ce2" office:value-type="string" calcext:value-type="string">
            <text:p>Waffenlabor IX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19" office:value-type="string" calcext:value-type="string">
            <text:p>Thermalstrah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20" office:value-type="string" calcext:value-type="string">
            <text:p>Thermalstrah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Thermalstrahl 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152"/>
          <table:table-cell table:style-name="ce152" office:value-type="float" office:value="31376" calcext:value-type="float">
            <text:p>31.376</text:p>
          </table:table-cell>
          <table:table-cell table:style-name="ce152" table:number-columns-repeated="3"/>
          <table:table-cell table:style-name="ce15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21" office:value-type="string" calcext:value-type="string">
            <text:p>Thermalstrah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Thermalstrahl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52"/>
          <table:table-cell table:style-name="ce152" office:value-type="float" office:value="156875" calcext:value-type="float">
            <text:p>156.875</text:p>
          </table:table-cell>
          <table:table-cell table:style-name="ce152" table:number-columns-repeated="3"/>
          <table:table-cell table:style-name="ce15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22" office:value-type="string" calcext:value-type="string">
            <text:p>Thermalstrahl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Thermalstrahl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23" office:value-type="string" calcext:value-type="string">
            <text:p>Thermalstrahl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Thermalstrahl IV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24" office:value-type="string" calcext:value-type="string">
            <text:p>Gauß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287" office:value-type="float" office:value="2250" calcext:value-type="float">
            <text:p>225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25" office:value-type="string" calcext:value-type="string">
            <text:p>Gauß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287" office:value-type="float" office:value="2250" calcext:value-type="float">
            <text:p>225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VI</text:p>
          </table:table-cell>
          <table:table-cell table:style-name="ce152" office:value-type="float" office:value="3388500" calcext:value-type="float">
            <text:p>3.388.500</text:p>
          </table:table-cell>
          <table:table-cell table:style-name="ce152"/>
          <table:table-cell table:style-name="ce152" office:value-type="float" office:value="376500" calcext:value-type="float">
            <text:p>376.500</text:p>
          </table:table-cell>
          <table:table-cell table:style-name="ce152"/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26" office:value-type="string" calcext:value-type="string">
            <text:p>Gauß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287" office:value-type="float" office:value="2250" calcext:value-type="float">
            <text:p>225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VII</text:p>
          </table:table-cell>
          <table:table-cell table:style-name="ce152" office:value-type="float" office:value="8007000" calcext:value-type="float">
            <text:p>8.007.000</text:p>
          </table:table-cell>
          <table:table-cell table:style-name="ce152"/>
          <table:table-cell table:style-name="ce152" office:value-type="float" office:value="1413000" calcext:value-type="float">
            <text:p>1.413.000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0" calcext:value-type="float">
            <text:p>0</text:p>
          </table:table-cell>
          <table:table-cell table:style-name="ce152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7" calcext:value-type="float">
            <text:p>497</text:p>
          </table:table-cell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27" office:value-type="string" calcext:value-type="string">
            <text:p>Gaußgeschütz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287" office:value-type="float" office:value="2250" calcext:value-type="float">
            <text:p>225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VI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28" office:value-type="string" calcext:value-type="string">
            <text:p>Gaußgeschütz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287" office:value-type="float" office:value="2250" calcext:value-type="float">
            <text:p>225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Schienenges. V</text:p>
          </table:table-cell>
          <table:table-cell table:style-name="ce2" office:value-type="string" calcext:value-type="string">
            <text:p>Waffenlabor VI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29" office:value-type="string" calcext:value-type="string">
            <text:p>HEX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50" calcext:value-type="float">
            <text:p>35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30" office:value-type="string" calcext:value-type="string">
            <text:p>HEX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50" calcext:value-type="float">
            <text:p>35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VI</text:p>
          </table:table-cell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31" office:value-type="string" calcext:value-type="string">
            <text:p>HEX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50" calcext:value-type="float">
            <text:p>35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II</text:p>
          </table:table-cell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32" office:value-type="string" calcext:value-type="string">
            <text:p>HEX-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50" calcext:value-type="float">
            <text:p>35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I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33" office:value-type="string" calcext:value-type="string">
            <text:p>HEX-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50" calcext:value-type="float">
            <text:p>35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Streurakete V</text:p>
          </table:table-cell>
          <table:table-cell table:style-name="ce2" office:value-type="string" calcext:value-type="string">
            <text:p>Waffenlabor I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34" office:value-type="string" calcext:value-type="string">
            <text:p>Jägerstaffel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287" table:number-columns-repeated="2"/>
          <table:table-cell table:style-name="ce2" office:value-type="float" office:value="2000" calcext:value-type="float">
            <text:p>2000</text:p>
          </table:table-cell>
          <table:table-cell table:style-name="ce287" table:number-columns-repeated="2"/>
          <table:table-cell table:style-name="ce287" office:value-type="float" office:value="15" calcext:value-type="float">
            <text:p>15</text:p>
          </table:table-cell>
          <table:table-cell table:style-name="ce287" office:value-type="float" office:value="7500" calcext:value-type="float">
            <text:p>7500</text:p>
          </table:table-cell>
          <table:table-cell table:style-name="ce287" office:value-type="float" office:value="500" calcext:value-type="float">
            <text:p>500</text:p>
          </table:table-cell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örstrahler V</text:p>
          </table:table-cell>
          <table:table-cell table:style-name="ce2" table:number-columns-repeated="2"/>
          <table:table-cell table:style-name="ce152" office:value-type="float" office:value="912000" calcext:value-type="float">
            <text:p>912.000</text:p>
          </table:table-cell>
          <table:table-cell table:style-name="ce152"/>
          <table:table-cell table:style-name="ce152" office:value-type="float" office:value="48000" calcext:value-type="float">
            <text:p>48.000</text:p>
          </table:table-cell>
          <table:table-cell table:style-name="ce152"/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" calcext:value-type="float">
            <text:p>90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35" office:value-type="string" calcext:value-type="string">
            <text:p>Jägerstaffel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287" table:number-columns-repeated="2"/>
          <table:table-cell table:style-name="ce2" office:value-type="float" office:value="2000" calcext:value-type="float">
            <text:p>2000</text:p>
          </table:table-cell>
          <table:table-cell table:style-name="ce287" table:number-columns-repeated="2"/>
          <table:table-cell table:style-name="ce287" office:value-type="float" office:value="15" calcext:value-type="float">
            <text:p>15</text:p>
          </table:table-cell>
          <table:table-cell table:style-name="ce287" office:value-type="float" office:value="7500" calcext:value-type="float">
            <text:p>7500</text:p>
          </table:table-cell>
          <table:table-cell table:style-name="ce287" office:value-type="float" office:value="500" calcext:value-type="float">
            <text:p>500</text:p>
          </table:table-cell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Jägerstaffel I</text:p>
          </table:table-cell>
          <table:table-cell table:style-name="ce2" office:value-type="string" calcext:value-type="string">
            <text:p>Polaronenstr. 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36" office:value-type="string" calcext:value-type="string">
            <text:p>Jägerstaffel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287" table:number-columns-repeated="2"/>
          <table:table-cell table:style-name="ce2" office:value-type="float" office:value="2000" calcext:value-type="float">
            <text:p>2000</text:p>
          </table:table-cell>
          <table:table-cell table:style-name="ce287" table:number-columns-repeated="2"/>
          <table:table-cell table:style-name="ce287" office:value-type="float" office:value="15" calcext:value-type="float">
            <text:p>15</text:p>
          </table:table-cell>
          <table:table-cell table:style-name="ce287" office:value-type="float" office:value="7500" calcext:value-type="float">
            <text:p>7500</text:p>
          </table:table-cell>
          <table:table-cell table:style-name="ce287" office:value-type="float" office:value="500" calcext:value-type="float">
            <text:p>500</text:p>
          </table:table-cell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Jägerstaffel II</text:p>
          </table:table-cell>
          <table:table-cell table:style-name="ce2" office:value-type="string" calcext:value-type="string">
            <text:p>Polaronenstr.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37" office:value-type="string" calcext:value-type="string">
            <text:p>Massegesch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außgeschütz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38" office:value-type="string" calcext:value-type="string">
            <text:p>Massegesch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gesch. I</text:p>
          </table:table-cell>
          <table:table-cell table:style-name="ce2" office:value-type="string" calcext:value-type="string">
            <text:p>Gaußgeschütz II</text:p>
          </table:table-cell>
          <table:table-cell table:style-name="ce2" office:value-type="string" calcext:value-type="string">
            <text:p>Waffenlabor VI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39" office:value-type="string" calcext:value-type="string">
            <text:p>Massegesch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gesch. II</text:p>
          </table:table-cell>
          <table:table-cell table:style-name="ce2" office:value-type="string" calcext:value-type="string">
            <text:p>Gaußgeschütz III</text:p>
          </table:table-cell>
          <table:table-cell table:style-name="ce2" office:value-type="string" calcext:value-type="string">
            <text:p>Waffenlabor I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40" office:value-type="string" calcext:value-type="string">
            <text:p>Massegesch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gesch. III</text:p>
          </table:table-cell>
          <table:table-cell table:style-name="ce2" office:value-type="string" calcext:value-type="string">
            <text:p>Gaußgeschütz IV</text:p>
          </table:table-cell>
          <table:table-cell table:style-name="ce2" office:value-type="string" calcext:value-type="string">
            <text:p>Waffenlabor 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41" office:value-type="string" calcext:value-type="string">
            <text:p>Massegesch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gesch. IV</text:p>
          </table:table-cell>
          <table:table-cell table:style-name="ce2" office:value-type="string" calcext:value-type="string">
            <text:p>Gaußgeschütz V</text:p>
          </table:table-cell>
          <table:table-cell table:style-name="ce2" office:value-type="string" calcext:value-type="string">
            <text:p>Waffenlabor 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42" office:value-type="string" calcext:value-type="string">
            <text:p>Plasma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87" office:value-type="float" office:value="2850" calcext:value-type="float">
            <text:p>285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500" calcext:value-type="float">
            <text:p>500</text:p>
          </table:table-cell>
          <table:table-cell table:style-name="ce287" office:value-type="float" office:value="15" calcext:value-type="float">
            <text:p>15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HEX-Rakete I</text:p>
          </table:table-cell>
          <table:table-cell table:style-name="ce2" office:value-type="string" calcext:value-type="string">
            <text:p>Waffenlabor VI</text:p>
          </table:table-cell>
          <table:table-cell table:style-name="ce2"/>
          <table:table-cell table:style-name="ce152" office:value-type="float" office:value="1156608" calcext:value-type="float">
            <text:p>1.156.608</text:p>
          </table:table-cell>
          <table:table-cell table:style-name="ce152"/>
          <table:table-cell table:style-name="ce152" office:value-type="float" office:value="128512" calcext:value-type="float">
            <text:p>128.512</text:p>
          </table:table-cell>
          <table:table-cell table:style-name="ce152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43" office:value-type="string" calcext:value-type="string">
            <text:p>Plasma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287" office:value-type="float" office:value="2850" calcext:value-type="float">
            <text:p>285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500" calcext:value-type="float">
            <text:p>500</text:p>
          </table:table-cell>
          <table:table-cell table:style-name="ce287" office:value-type="float" office:value="15" calcext:value-type="float">
            <text:p>15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I</text:p>
          </table:table-cell>
          <table:table-cell table:style-name="ce2" office:value-type="string" calcext:value-type="string">
            <text:p>HEX-Rakete II</text:p>
          </table:table-cell>
          <table:table-cell table:style-name="ce2" office:value-type="string" calcext:value-type="string">
            <text:p>Waffenlabor V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44" office:value-type="string" calcext:value-type="string">
            <text:p>Plasma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287" office:value-type="float" office:value="2850" calcext:value-type="float">
            <text:p>285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500" calcext:value-type="float">
            <text:p>500</text:p>
          </table:table-cell>
          <table:table-cell table:style-name="ce287" office:value-type="float" office:value="15" calcext:value-type="float">
            <text:p>15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II</text:p>
          </table:table-cell>
          <table:table-cell table:style-name="ce2" office:value-type="string" calcext:value-type="string">
            <text:p>HEX-Rakete III</text:p>
          </table:table-cell>
          <table:table-cell table:style-name="ce2" office:value-type="string" calcext:value-type="string">
            <text:p>Waffenlabor VI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45" office:value-type="string" calcext:value-type="string">
            <text:p>Plasmatorpedo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287" office:value-type="float" office:value="2850" calcext:value-type="float">
            <text:p>285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500" calcext:value-type="float">
            <text:p>500</text:p>
          </table:table-cell>
          <table:table-cell table:style-name="ce287" office:value-type="float" office:value="15" calcext:value-type="float">
            <text:p>15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III</text:p>
          </table:table-cell>
          <table:table-cell table:style-name="ce2" office:value-type="string" calcext:value-type="string">
            <text:p>HEX-Rakete IV</text:p>
          </table:table-cell>
          <table:table-cell table:style-name="ce2" office:value-type="string" calcext:value-type="string">
            <text:p>Waffenlabor I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46" office:value-type="string" calcext:value-type="string">
            <text:p>Plasmatorpedo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287" office:value-type="float" office:value="2850" calcext:value-type="float">
            <text:p>285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87" office:value-type="float" office:value="500" calcext:value-type="float">
            <text:p>500</text:p>
          </table:table-cell>
          <table:table-cell table:style-name="ce287" office:value-type="float" office:value="15" calcext:value-type="float">
            <text:p>15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IV</text:p>
          </table:table-cell>
          <table:table-cell table:style-name="ce2" office:value-type="string" calcext:value-type="string">
            <text:p>HEX-Rakete V</text:p>
          </table:table-cell>
          <table:table-cell table:style-name="ce2" office:value-type="string" calcext:value-type="string">
            <text:p>Waffenlabor I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47" office:value-type="string" calcext:value-type="string">
            <text:p>Polaronenstr.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Waffenlabor VII</text:p>
          </table:table-cell>
          <table:table-cell table:style-name="ce2"/>
          <table:table-cell table:style-name="ce152" office:value-type="float" office:value="1934087" calcext:value-type="float">
            <text:p>1.934.087</text:p>
          </table:table-cell>
          <table:table-cell table:style-name="ce152"/>
          <table:table-cell table:style-name="ce152" office:value-type="float" office:value="341310" calcext:value-type="float">
            <text:p>341.310</text:p>
          </table:table-cell>
          <table:table-cell table:style-name="ce152"/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48" office:value-type="string" calcext:value-type="string">
            <text:p>Polaronenstr.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olaronenstr. I</text:p>
          </table:table-cell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Waffenlabor VIII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49" office:value-type="string" calcext:value-type="string">
            <text:p>Polaronenstr.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olaronenstr. II</text:p>
          </table:table-cell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Waffenlabor I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50" office:value-type="string" calcext:value-type="string">
            <text:p>Polaronenstr.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olaronenstr. III</text:p>
          </table:table-cell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Waffenlabor 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51" office:value-type="string" calcext:value-type="string">
            <text:p>Polaronenstr.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olaronenstr. IV</text:p>
          </table:table-cell>
          <table:table-cell table:style-name="ce2" office:value-type="string" calcext:value-type="string">
            <text:p>Störstrahler V</text:p>
          </table:table-cell>
          <table:table-cell table:style-name="ce2" office:value-type="string" calcext:value-type="string">
            <text:p>Waffenlabor 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52" office:value-type="string" calcext:value-type="string">
            <text:p>Puls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53" office:value-type="string" calcext:value-type="string">
            <text:p>Puls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ulsstrahler I</text:p>
          </table:table-cell>
          <table:table-cell table:style-name="ce2" table:number-columns-repeated="2"/>
          <table:table-cell table:style-name="ce152" office:value-type="float" office:value="1236" calcext:value-type="float">
            <text:p>1.236</text:p>
          </table:table-cell>
          <table:table-cell table:style-name="ce152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54" office:value-type="string" calcext:value-type="string">
            <text:p>Puls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152" office:value-type="float" office:value="4945" calcext:value-type="float">
            <text:p>4.945</text:p>
          </table:table-cell>
          <table:table-cell table:style-name="ce152" table:number-columns-repeated="4"/>
          <table:table-cell table:style-name="ce15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55" office:value-type="string" calcext:value-type="string">
            <text:p>Puls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52" office:value-type="float" office:value="19780" calcext:value-type="float">
            <text:p>19.780</text:p>
          </table:table-cell>
          <table:table-cell table:style-name="ce152" table:number-columns-repeated="4"/>
          <table:table-cell table:style-name="ce152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56" office:value-type="string" calcext:value-type="string">
            <text:p>Puls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57" office:value-type="string" calcext:value-type="string">
            <text:p>Schienenges.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2" office:value-type="string" calcext:value-type="string">
            <text:p>Waffenlabor I</text:p>
          </table:table-cell>
          <table:table-cell table:style-name="ce152" office:value-type="float" office:value="7452" calcext:value-type="float">
            <text:p>7.452</text:p>
          </table:table-cell>
          <table:table-cell table:style-name="ce152" table:number-columns-repeated="4"/>
          <table:table-cell table:style-name="ce15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58" office:value-type="string" calcext:value-type="string">
            <text:p>Schienenges.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152" office:value-type="float" office:value="29808" calcext:value-type="float">
            <text:p>29.808</text:p>
          </table:table-cell>
          <table:table-cell table:style-name="ce152" table:number-columns-repeated="4"/>
          <table:table-cell table:style-name="ce15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59" office:value-type="string" calcext:value-type="string">
            <text:p>Schienenges.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chienenges. I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52" office:value-type="float" office:value="119224" calcext:value-type="float">
            <text:p>119.224</text:p>
          </table:table-cell>
          <table:table-cell table:style-name="ce152" table:number-columns-repeated="4"/>
          <table:table-cell table:style-name="ce15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60" office:value-type="string" calcext:value-type="string">
            <text:p>Schienenges. I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chienenges. I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61" office:value-type="string" calcext:value-type="string">
            <text:p>Schienenges. V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chienenges. IV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52" office:value-type="float" office:value="1907598" calcext:value-type="float">
            <text:p>1.907.598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62" office:value-type="string" calcext:value-type="string">
            <text:p>Stör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ulsstrahler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52" office:value-type="float" office:value="103538" calcext:value-type="float">
            <text:p>103.538</text:p>
          </table:table-cell>
          <table:table-cell table:style-name="ce152" table:number-columns-repeated="4"/>
          <table:table-cell table:style-name="ce152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63" office:value-type="string" calcext:value-type="string">
            <text:p>Stör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örstrahle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Waffenlabor IV</text:p>
          </table:table-cell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64" office:value-type="string" calcext:value-type="string">
            <text:p>Stör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örstrahler II</text:p>
          </table:table-cell>
          <table:table-cell table:style-name="ce2" office:value-type="string" calcext:value-type="string">
            <text:p>Pulsstrahler III</text:p>
          </table:table-cell>
          <table:table-cell table:style-name="ce2" office:value-type="string" calcext:value-type="string">
            <text:p>Waffenlabor V</text:p>
          </table:table-cell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65" office:value-type="string" calcext:value-type="string">
            <text:p>Störstrahler I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örstrahler III</text:p>
          </table:table-cell>
          <table:table-cell table:style-name="ce2" office:value-type="string" calcext:value-type="string">
            <text:p>Pulsstrahler IV</text:p>
          </table:table-cell>
          <table:table-cell table:style-name="ce2" office:value-type="string" calcext:value-type="string">
            <text:p>Waffenlabor VI</text:p>
          </table:table-cell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66" office:value-type="string" calcext:value-type="string">
            <text:p>Störstrahler V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örstrahler IV</text:p>
          </table:table-cell>
          <table:table-cell table:style-name="ce2" office:value-type="string" calcext:value-type="string">
            <text:p>Pulsstrahler V</text:p>
          </table:table-cell>
          <table:table-cell table:style-name="ce2" office:value-type="string" calcext:value-type="string">
            <text:p>Waffenlabor VI</text:p>
          </table:table-cell>
          <table:table-cell table:style-name="ce152" office:value-type="float" office:value="8945640" calcext:value-type="float">
            <text:p>8.945.640</text:p>
          </table:table-cell>
          <table:table-cell table:style-name="ce152"/>
          <table:table-cell table:style-name="ce152" office:value-type="float" office:value="993960" calcext:value-type="float">
            <text:p>993.960</text:p>
          </table:table-cell>
          <table:table-cell table:style-name="ce152" table:number-columns-repeated="3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67" office:value-type="string" calcext:value-type="string">
            <text:p>Streu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chienenges. I</text:p>
          </table:table-cell>
          <table:table-cell table:style-name="ce2" office:value-type="string" calcext:value-type="string">
            <text:p>Waffenlabor II</text:p>
          </table:table-cell>
          <table:table-cell table:style-name="ce2"/>
          <table:table-cell table:style-name="ce152" office:value-type="float" office:value="24316" calcext:value-type="float">
            <text:p>24.316</text:p>
          </table:table-cell>
          <table:table-cell table:style-name="ce152" table:number-columns-repeated="4"/>
          <table:table-cell table:style-name="ce15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68" office:value-type="string" calcext:value-type="string">
            <text:p>Streu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reurakete I</text:p>
          </table:table-cell>
          <table:table-cell table:style-name="ce2" office:value-type="string" calcext:value-type="string">
            <text:p>Waffenlabor III</text:p>
          </table:table-cell>
          <table:table-cell table:style-name="ce2"/>
          <table:table-cell table:style-name="ce152" office:value-type="float" office:value="97263" calcext:value-type="float">
            <text:p>97.263</text:p>
          </table:table-cell>
          <table:table-cell table:style-name="ce152" table:number-columns-repeated="4"/>
          <table:table-cell table:style-name="ce15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69" office:value-type="string" calcext:value-type="string">
            <text:p>Streu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reurakete II</text:p>
          </table:table-cell>
          <table:table-cell table:style-name="ce2" office:value-type="string" calcext:value-type="string">
            <text:p>Waffenlabor I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70" office:value-type="string" calcext:value-type="string">
            <text:p>Streurakete I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reurakete III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371" office:value-type="string" calcext:value-type="string">
            <text:p>Streurakete V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87" office:value-type="float" office:value="300" calcext:value-type="float">
            <text:p>300</text:p>
          </table:table-cell>
          <table:table-cell table:style-name="ce287" office:value-type="float" office:value="20" calcext:value-type="float">
            <text:p>2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Streurakete IV</text:p>
          </table:table-cell>
          <table:table-cell table:style-name="ce2" office:value-type="string" calcext:value-type="string">
            <text:p>Waffenlabor V</text:p>
          </table:table-cell>
          <table:table-cell table:style-name="ce2"/>
          <table:table-cell table:style-name="ce152" office:value-type="float" office:value="2956781" calcext:value-type="float">
            <text:p>2.956.781</text:p>
          </table:table-cell>
          <table:table-cell table:style-name="ce152"/>
          <table:table-cell table:style-name="ce152" office:value-type="float" office:value="155620" calcext:value-type="float">
            <text:p>155.620</text:p>
          </table:table-cell>
          <table:table-cell table:style-name="ce152"/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372" office:value-type="string" calcext:value-type="string">
            <text:p>Creepergeschütz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6" calcext:value-type="float">
            <text:p>96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87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287" office:value-type="float" office:value="700" calcext:value-type="float">
            <text:p>700</text:p>
          </table:table-cell>
          <table:table-cell table:style-name="ce287" office:value-type="float" office:value="45" calcext:value-type="float">
            <text:p>45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raketen 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373" office:value-type="string" calcext:value-type="string">
            <text:p>Creepergeschütz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32" calcext:value-type="float">
            <text:p>132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87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287" office:value-type="float" office:value="700" calcext:value-type="float">
            <text:p>700</text:p>
          </table:table-cell>
          <table:table-cell table:style-name="ce287" office:value-type="float" office:value="45" calcext:value-type="float">
            <text:p>45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Fusionstorpedo 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374" office:value-type="string" calcext:value-type="string">
            <text:p>Creepergeschütz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95" calcext:value-type="float">
            <text:p>195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87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287" office:value-type="float" office:value="700" calcext:value-type="float">
            <text:p>700</text:p>
          </table:table-cell>
          <table:table-cell table:style-name="ce287" office:value-type="float" office:value="45" calcext:value-type="float">
            <text:p>45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Fusionstorpedo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375" office:value-type="string" calcext:value-type="string">
            <text:p>Gladiusturm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33" calcext:value-type="float">
            <text:p>33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87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gnetkanone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376" office:value-type="string" calcext:value-type="string">
            <text:p>Gladiusturm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9" calcext:value-type="float">
            <text:p>59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87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beschl. 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377" office:value-type="string" calcext:value-type="string">
            <text:p>Gladiusturm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96" calcext:value-type="float">
            <text:p>96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87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beschl.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378" office:value-type="string" calcext:value-type="string">
            <text:p>Tachyonen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88" calcext:value-type="float">
            <text:p>8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Thermalstrahl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379" office:value-type="string" calcext:value-type="string">
            <text:p>Tachyonen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33" calcext:value-type="float">
            <text:p>133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ravitationsk. 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380" office:value-type="string" calcext:value-type="string">
            <text:p>Tachyonen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204" calcext:value-type="float">
            <text:p>204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ravitationsk.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381" office:value-type="string" calcext:value-type="string">
            <text:p>Turret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0" calcext:value-type="float">
            <text:p>20</text:p>
          </table:table-cell>
          <table:table-cell table:style-name="ce287" office:value-type="float" office:value="3200" calcext:value-type="float">
            <text:p>3200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87" office:value-type="float" office:value="600" calcext:value-type="float">
            <text:p>600</text:p>
          </table:table-cell>
          <table:table-cell table:style-name="ce287" office:value-type="float" office:value="10" calcext:value-type="float">
            <text:p>10</text:p>
          </table:table-cell>
          <table:table-cell table:style-name="ce287" table:number-columns-repeated="3"/>
          <table:table-cell table:style-name="ce155"/>
          <table:table-cell table:style-name="ce155" office:value-type="percentage" office:value="0.4" calcext:value-type="percentage">
            <text:p>40%</text:p>
          </table:table-cell>
          <table:table-cell table:style-name="ce155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382" office:value-type="string" calcext:value-type="string">
            <text:p>Turret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4" calcext:value-type="float">
            <text:p>34</text:p>
          </table:table-cell>
          <table:table-cell table:style-name="ce287" office:value-type="float" office:value="3200" calcext:value-type="float">
            <text:p>3200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87" office:value-type="float" office:value="600" calcext:value-type="float">
            <text:p>600</text:p>
          </table:table-cell>
          <table:table-cell table:style-name="ce287" office:value-type="float" office:value="10" calcext:value-type="float">
            <text:p>10</text:p>
          </table:table-cell>
          <table:table-cell table:style-name="ce287" table:number-columns-repeated="3"/>
          <table:table-cell table:style-name="ce155"/>
          <table:table-cell table:style-name="ce155" office:value-type="percentage" office:value="0.55" calcext:value-type="percentage">
            <text:p>55%</text:p>
          </table:table-cell>
          <table:table-cell table:style-name="ce155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383" office:value-type="string" calcext:value-type="string">
            <text:p>Turret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60" calcext:value-type="float">
            <text:p>60</text:p>
          </table:table-cell>
          <table:table-cell table:style-name="ce287" office:value-type="float" office:value="3200" calcext:value-type="float">
            <text:p>3200</text:p>
          </table:table-cell>
          <table:table-cell table:style-name="ce287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87" office:value-type="float" office:value="600" calcext:value-type="float">
            <text:p>600</text:p>
          </table:table-cell>
          <table:table-cell table:style-name="ce287" office:value-type="float" office:value="10" calcext:value-type="float">
            <text:p>10</text:p>
          </table:table-cell>
          <table:table-cell table:style-name="ce287" table:number-columns-repeated="3"/>
          <table:table-cell table:style-name="ce155"/>
          <table:table-cell table:style-name="ce155" office:value-type="percentage" office:value="0.7" calcext:value-type="percentage">
            <text:p>70%</text:p>
          </table:table-cell>
          <table:table-cell table:style-name="ce155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384" office:value-type="string" calcext:value-type="string">
            <text:p>AP-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5" calcext:value-type="float">
            <text:p>15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 office:value-type="float" office:value="6" calcext:value-type="float">
            <text:p>6</text:p>
          </table:table-cell>
          <table:table-cell table:style-name="ce2" office:value-type="string" calcext:value-type="string">
            <text:p>Massegesch. 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385" office:value-type="string" calcext:value-type="string">
            <text:p>AP-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" calcext:value-type="float">
            <text:p>20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 office:value-type="float" office:value="6" calcext:value-type="float">
            <text:p>6</text:p>
          </table:table-cell>
          <table:table-cell table:style-name="ce2" office:value-type="string" calcext:value-type="string">
            <text:p>Massegesch.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2" office:value-type="string" calcext:value-type="string">
            <text:p>AP-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6" calcext:value-type="float">
            <text:p>26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 office:value-type="float" office:value="6" calcext:value-type="float">
            <text:p>6</text:p>
          </table:table-cell>
          <table:table-cell table:style-name="ce2" office:value-type="string" calcext:value-type="string">
            <text:p>Massegesch.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2" office:value-type="string" calcext:value-type="string">
            <text:p>Echo-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0" calcext:value-type="float">
            <text:p>10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 office:value-type="float" office:value="4" calcext:value-type="float">
            <text:p>4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287"/>
          <table:table-cell table:style-name="ce2" office:value-type="string" calcext:value-type="string">
            <text:p>Polaronenstr. 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2" office:value-type="string" calcext:value-type="string">
            <text:p>Echo-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8" calcext:value-type="float">
            <text:p>1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 office:value-type="float" office:value="4" calcext:value-type="float">
            <text:p>4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287"/>
          <table:table-cell table:style-name="ce2" office:value-type="string" calcext:value-type="string">
            <text:p>Polaronenstr.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2" office:value-type="string" calcext:value-type="string">
            <text:p>Echo-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18" calcext:value-type="float">
            <text:p>1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87" table:number-columns-repeated="5"/>
          <table:table-cell table:style-name="ce155" table:number-columns-repeated="3"/>
          <table:table-cell table:style-name="ce287" office:value-type="float" office:value="4" calcext:value-type="float">
            <text:p>4</text:p>
          </table:table-cell>
          <table:table-cell table:style-name="ce155" office:value-type="percentage" office:value="-0.2" calcext:value-type="percentage">
            <text:p>-20%</text:p>
          </table:table-cell>
          <table:table-cell table:style-name="ce287"/>
          <table:table-cell table:style-name="ce2" office:value-type="string" calcext:value-type="string">
            <text:p>Polaronenstr.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2" office:value-type="string" calcext:value-type="string">
            <text:p>Gladius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" calcext:value-type="float">
            <text:p>18</text:p>
          </table:table-cell>
          <table:table-cell table:style-name="ce287" office:value-type="float" office:value="2250" calcext:value-type="float">
            <text:p>225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Gaußgeschütz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2" office:value-type="string" calcext:value-type="string">
            <text:p>Gladiusgeschütz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5" calcext:value-type="float">
            <text:p>25</text:p>
          </table:table-cell>
          <table:table-cell table:style-name="ce287" office:value-type="float" office:value="2250" calcext:value-type="float">
            <text:p>225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gesch. 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2" office:value-type="string" calcext:value-type="string">
            <text:p>Gladiusgeschütz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2" calcext:value-type="float">
            <text:p>32</text:p>
          </table:table-cell>
          <table:table-cell table:style-name="ce287" office:value-type="float" office:value="2250" calcext:value-type="float">
            <text:p>2250</text:p>
          </table:table-cell>
          <table:table-cell table:style-name="ce287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Massegesch.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2" calcext:value-type="float">
            <text:p>22</text:p>
          </table:table-cell>
          <table:table-cell table:style-name="ce287" office:value-type="float" office:value="1500" calcext:value-type="float">
            <text:p>150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87" office:value-type="float" office:value="350" calcext:value-type="float">
            <text:p>350</text:p>
          </table:table-cell>
          <table:table-cell table:style-name="ce287" office:value-type="float" office:value="0" calcext:value-type="float">
            <text:p>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HEX-Rakete 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7" calcext:value-type="float">
            <text:p>27</text:p>
          </table:table-cell>
          <table:table-cell table:style-name="ce287" office:value-type="float" office:value="1500" calcext:value-type="float">
            <text:p>150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87" office:value-type="float" office:value="350" calcext:value-type="float">
            <text:p>350</text:p>
          </table:table-cell>
          <table:table-cell table:style-name="ce287" office:value-type="float" office:value="0" calcext:value-type="float">
            <text:p>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2" office:value-type="string" calcext:value-type="string">
            <text:p>Hydra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287" office:value-type="float" office:value="1500" calcext:value-type="float">
            <text:p>150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87" office:value-type="float" office:value="350" calcext:value-type="float">
            <text:p>350</text:p>
          </table:table-cell>
          <table:table-cell table:style-name="ce287" office:value-type="float" office:value="0" calcext:value-type="float">
            <text:p>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2" office:value-type="string" calcext:value-type="string">
            <text:p>Net-Torpedo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3" calcext:value-type="float">
            <text:p>13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87" office:value-type="float" office:value="500" calcext:value-type="float">
            <text:p>500</text:p>
          </table:table-cell>
          <table:table-cell table:style-name="ce287" office:value-type="float" office:value="5" calcext:value-type="float">
            <text:p>5</text:p>
          </table:table-cell>
          <table:table-cell table:style-name="ce287" table:number-columns-repeated="3"/>
          <table:table-cell table:style-name="ce155"/>
          <table:table-cell table:style-name="ce155" office:value-type="percentage" office:value="0.3" calcext:value-type="percentage">
            <text:p>30%</text:p>
          </table:table-cell>
          <table:table-cell table:style-name="ce155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HEX-Rakete 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2" office:value-type="string" calcext:value-type="string">
            <text:p>Net-Torpedo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6" calcext:value-type="float">
            <text:p>16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87" office:value-type="float" office:value="500" calcext:value-type="float">
            <text:p>500</text:p>
          </table:table-cell>
          <table:table-cell table:style-name="ce287" office:value-type="float" office:value="5" calcext:value-type="float">
            <text:p>5</text:p>
          </table:table-cell>
          <table:table-cell table:style-name="ce287" table:number-columns-repeated="3"/>
          <table:table-cell table:style-name="ce155"/>
          <table:table-cell table:style-name="ce155" office:value-type="percentage" office:value="0.5" calcext:value-type="percentage">
            <text:p>50%</text:p>
          </table:table-cell>
          <table:table-cell table:style-name="ce155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2" office:value-type="string" calcext:value-type="string">
            <text:p>Net-Torpedo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20" calcext:value-type="float">
            <text:p>20</text:p>
          </table:table-cell>
          <table:table-cell table:style-name="ce287" office:value-type="float" office:value="2500" calcext:value-type="float">
            <text:p>2500</text:p>
          </table:table-cell>
          <table:table-cell table:style-name="ce287" office:value-type="float" office:value="4500" calcext:value-type="float">
            <text:p>45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87" office:value-type="float" office:value="500" calcext:value-type="float">
            <text:p>500</text:p>
          </table:table-cell>
          <table:table-cell table:style-name="ce287" office:value-type="float" office:value="5" calcext:value-type="float">
            <text:p>5</text:p>
          </table:table-cell>
          <table:table-cell table:style-name="ce287" table:number-columns-repeated="3"/>
          <table:table-cell table:style-name="ce155"/>
          <table:table-cell table:style-name="ce155" office:value-type="percentage" office:value="0.7" calcext:value-type="percentage">
            <text:p>70%</text:p>
          </table:table-cell>
          <table:table-cell table:style-name="ce155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I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2" office:value-type="string" calcext:value-type="string">
            <text:p>Sico-Rakete 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3" calcext:value-type="float">
            <text:p>33</text:p>
          </table:table-cell>
          <table:table-cell table:style-name="ce287" office:value-type="float" office:value="1800" calcext:value-type="float">
            <text:p>1800</text:p>
          </table:table-cell>
          <table:table-cell table:style-name="ce287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87" office:value-type="float" office:value="450" calcext:value-type="float">
            <text:p>450</text:p>
          </table:table-cell>
          <table:table-cell table:style-name="ce287" office:value-type="float" office:value="30" calcext:value-type="float">
            <text:p>3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HEX-Rakete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2" office:value-type="string" calcext:value-type="string">
            <text:p>Sico-Rakete 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1" calcext:value-type="float">
            <text:p>41</text:p>
          </table:table-cell>
          <table:table-cell table:style-name="ce287" office:value-type="float" office:value="1800" calcext:value-type="float">
            <text:p>1800</text:p>
          </table:table-cell>
          <table:table-cell table:style-name="ce287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87" office:value-type="float" office:value="450" calcext:value-type="float">
            <text:p>450</text:p>
          </table:table-cell>
          <table:table-cell table:style-name="ce287" office:value-type="float" office:value="30" calcext:value-type="float">
            <text:p>3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2" office:value-type="string" calcext:value-type="string">
            <text:p>Sico-Rakete III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1" calcext:value-type="float">
            <text:p>51</text:p>
          </table:table-cell>
          <table:table-cell table:style-name="ce287" office:value-type="float" office:value="1800" calcext:value-type="float">
            <text:p>1800</text:p>
          </table:table-cell>
          <table:table-cell table:style-name="ce287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87" office:value-type="float" office:value="450" calcext:value-type="float">
            <text:p>450</text:p>
          </table:table-cell>
          <table:table-cell table:style-name="ce287" office:value-type="float" office:value="30" calcext:value-type="float">
            <text:p>30</text:p>
          </table:table-cell>
          <table:table-cell table:style-name="ce287" table:number-columns-repeated="3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lasmatorpedo V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" calcext:value-type="float">
            <text:p>3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olaronenstr. 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2" office:value-type="string" calcext:value-type="string">
            <text:p>Thermal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68" calcext:value-type="float">
            <text:p>6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Polaronenstr. 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2" office:value-type="string" calcext:value-type="string">
            <text:p>Abfangjägerstaffel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287" table:number-columns-repeated="2"/>
          <table:table-cell table:style-name="ce2" office:value-type="float" office:value="1200" calcext:value-type="float">
            <text:p>1200</text:p>
          </table:table-cell>
          <table:table-cell table:style-name="ce287" table:number-columns-repeated="2"/>
          <table:table-cell table:style-name="ce287" office:value-type="float" office:value="30" calcext:value-type="float">
            <text:p>30</text:p>
          </table:table-cell>
          <table:table-cell table:style-name="ce287" office:value-type="float" office:value="9000" calcext:value-type="float">
            <text:p>9000</text:p>
          </table:table-cell>
          <table:table-cell table:style-name="ce287" office:value-type="float" office:value="650" calcext:value-type="float">
            <text:p>650</text:p>
          </table:table-cell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V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2" office:value-type="string" calcext:value-type="string">
            <text:p>Abfangjägerstaffel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287" table:number-columns-repeated="2"/>
          <table:table-cell table:style-name="ce2" office:value-type="float" office:value="1200" calcext:value-type="float">
            <text:p>1200</text:p>
          </table:table-cell>
          <table:table-cell table:style-name="ce287" table:number-columns-repeated="2"/>
          <table:table-cell table:style-name="ce287" office:value-type="float" office:value="30" calcext:value-type="float">
            <text:p>30</text:p>
          </table:table-cell>
          <table:table-cell table:style-name="ce287" office:value-type="float" office:value="9000" calcext:value-type="float">
            <text:p>9000</text:p>
          </table:table-cell>
          <table:table-cell table:style-name="ce287" office:value-type="float" office:value="650" calcext:value-type="float">
            <text:p>650</text:p>
          </table:table-cell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2" office:value-type="string" calcext:value-type="string">
            <text:p>Abfangjägerstaffel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287" table:number-columns-repeated="2"/>
          <table:table-cell table:style-name="ce2" office:value-type="float" office:value="1200" calcext:value-type="float">
            <text:p>1200</text:p>
          </table:table-cell>
          <table:table-cell table:style-name="ce287" table:number-columns-repeated="2"/>
          <table:table-cell table:style-name="ce287" office:value-type="float" office:value="30" calcext:value-type="float">
            <text:p>30</text:p>
          </table:table-cell>
          <table:table-cell table:style-name="ce287" office:value-type="float" office:value="9000" calcext:value-type="float">
            <text:p>9000</text:p>
          </table:table-cell>
          <table:table-cell table:style-name="ce287" office:value-type="float" office:value="650" calcext:value-type="float">
            <text:p>650</text:p>
          </table:table-cell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X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2" office:value-type="string" calcext:value-type="string">
            <text:p>Aurora-Strahler 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" calcext:value-type="float">
            <text:p>18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87" table:number-columns-repeated="5"/>
          <table:table-cell table:style-name="ce155" table:number-columns-repeated="2"/>
          <table:table-cell table:style-name="ce155" office:value-type="percentage" office:value="0.25" calcext:value-type="percentage">
            <text:p>25%</text:p>
          </table:table-cell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2" office:value-type="string" calcext:value-type="string">
            <text:p>Aurora-Strahler 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0" calcext:value-type="float">
            <text:p>30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87" table:number-columns-repeated="5"/>
          <table:table-cell table:style-name="ce155" table:number-columns-repeated="2"/>
          <table:table-cell table:style-name="ce155" office:value-type="percentage" office:value="0.25" calcext:value-type="percentage">
            <text:p>25%</text:p>
          </table:table-cell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2" office:value-type="string" calcext:value-type="string">
            <text:p>Aurora-Strahler III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56" calcext:value-type="float">
            <text:p>56</text:p>
          </table:table-cell>
          <table:table-cell table:style-name="ce287" office:value-type="float" office:value="0" calcext:value-type="float">
            <text:p>0</text:p>
          </table:table-cell>
          <table:table-cell table:style-name="ce287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87" table:number-columns-repeated="5"/>
          <table:table-cell table:style-name="ce155" table:number-columns-repeated="2"/>
          <table:table-cell table:style-name="ce155" office:value-type="percentage" office:value="0.25" calcext:value-type="percentage">
            <text:p>25%</text:p>
          </table:table-cell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Wellengeschütz</text:p>
          </table:table-cell>
          <table:table-cell table:style-name="ce2" office:value-type="string" calcext:value-type="string">
            <text:p>Wellengeschütz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7" calcext:value-type="float">
            <text:p>17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287" table:number-columns-repeated="5"/>
          <table:table-cell table:style-name="ce155" office:value-type="percentage" office:value="0.25" calcext:value-type="percentage">
            <text:p>25%</text:p>
          </table:table-cell>
          <table:table-cell table:style-name="ce155" table:number-columns-repeated="2"/>
          <table:table-cell table:style-name="ce287"/>
          <table:table-cell table:style-name="ce155"/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2" office:value-type="string" calcext:value-type="string">
            <text:p>Belagerungstreiber 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8" calcext:value-type="float">
            <text:p>28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V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2" office:value-type="string" calcext:value-type="string">
            <text:p>Belagerungstreiber 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42" calcext:value-type="float">
            <text:p>42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VIII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2" office:value-type="string" calcext:value-type="string">
            <text:p>Belagerungstreiber III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53" calcext:value-type="float">
            <text:p>53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office:value-type="string" calcext:value-type="string">
            <text:p>Waffenlabor IX</text:p>
          </table:table-cell>
          <table:table-cell table:style-name="ce2" table:number-columns-repeated="2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 table:number-rows-repeated="6">
          <table:table-cell table:style-name="ce2" table:number-columns-repeated="6"/>
          <table:table-cell table:style-name="ce287" table:number-columns-repeated="2"/>
          <table:table-cell table:style-name="ce2"/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380"/>
          <table:table-cell table:style-name="ce2" table:number-columns-repeated="3"/>
          <table:table-cell table:style-name="ce287" table:number-columns-repeated="2"/>
          <table:table-cell table:style-name="ce2"/>
          <table:table-cell table:style-name="ce287" table:number-columns-repeated="5"/>
          <table:table-cell table:style-name="ce155" table:number-columns-repeated="3"/>
          <table:table-cell table:style-name="ce287"/>
          <table:table-cell table:style-name="ce155"/>
          <table:table-cell table:style-name="ce287"/>
          <table:table-cell table:style-name="ce2" table:number-columns-repeated="3"/>
          <table:table-cell table:style-name="ce152" table:number-columns-repeated="6"/>
          <table:table-cell table:style-name="ce2" table:number-columns-repeated="2"/>
          <table:table-cell table:style-name="ce158"/>
          <table:table-cell table:style-name="ce3" table:number-columns-repeated="985"/>
        </table:table-row>
        <table:table-row table:style-name="ro3" table:number-rows-repeated="19">
          <table:table-cell table:style-name="ce161" table:number-columns-repeated="6"/>
          <table:table-cell table:style-name="ce288" table:number-columns-repeated="2"/>
          <table:table-cell table:style-name="ce161"/>
          <table:table-cell table:style-name="ce288" table:number-columns-repeated="5"/>
          <table:table-cell table:style-name="ce284" table:number-columns-repeated="3"/>
          <table:table-cell table:style-name="ce288"/>
          <table:table-cell table:style-name="ce284"/>
          <table:table-cell table:style-name="ce288"/>
          <table:table-cell table:style-name="ce161" table:number-columns-repeated="3"/>
          <table:table-cell table:style-name="ce285" table:number-columns-repeated="6"/>
          <table:table-cell table:style-name="ce161" table:number-columns-repeated="2"/>
          <table:table-cell table:style-name="ce387"/>
          <table:table-cell table:style-name="ce3" table:number-columns-repeated="985"/>
        </table:table-row>
        <table:table-row table:style-name="ro3" table:number-rows-repeated="4">
          <table:table-cell table:number-columns-repeated="8"/>
          <table:table-cell table:style-name="ce161"/>
          <table:table-cell table:number-columns-repeated="5"/>
          <table:table-cell table:style-name="ce284" table:number-columns-repeated="3"/>
          <table:table-cell table:style-name="ce288"/>
          <table:table-cell table:style-name="ce284"/>
          <table:table-cell table:style-name="ce288"/>
          <table:table-cell table:number-columns-repeated="6"/>
          <table:table-cell table:style-name="ce285" table:number-columns-repeated="3"/>
          <table:table-cell table:style-name="ce161"/>
          <table:table-cell/>
          <table:table-cell table:style-name="ce387"/>
          <table:table-cell table:number-columns-repeated="985"/>
        </table:table-row>
        <table:table-row table:style-name="ro3" table:number-rows-repeated="24">
          <table:table-cell table:number-columns-repeated="8"/>
          <table:table-cell table:style-name="ce161"/>
          <table:table-cell table:number-columns-repeated="5"/>
          <table:table-cell table:style-name="ce284" table:number-columns-repeated="3"/>
          <table:table-cell table:style-name="ce288"/>
          <table:table-cell table:style-name="ce284"/>
          <table:table-cell table:style-name="ce288"/>
          <table:table-cell table:number-columns-repeated="6"/>
          <table:table-cell table:style-name="ce285" table:number-columns-repeated="3"/>
          <table:table-cell table:style-name="ce161"/>
          <table:table-cell table:number-columns-repeated="987"/>
        </table:table-row>
        <table:table-row table:style-name="ro3" table:number-rows-repeated="11">
          <table:table-cell table:number-columns-repeated="8"/>
          <table:table-cell table:style-name="ce161"/>
          <table:table-cell table:number-columns-repeated="17"/>
          <table:table-cell table:style-name="ce285" table:number-columns-repeated="3"/>
          <table:table-cell table:style-name="ce161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285" table:number-columns-repeated="3"/>
          <table:table-cell table:style-name="ce161"/>
          <table:table-cell table:number-columns-repeated="987"/>
        </table:table-row>
        <table:table-row table:style-name="ro3" table:number-rows-repeated="1048325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132:Waffenlabor.C132 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</calcext:conditional-formats>
      </table:table>
      <table:table table:name="Modul Verbesserung" table:style-name="ta4">
        <office:forms form:automatic-focus="false" form:apply-design-mode="false"/>
        <table:table-column table:style-name="co61" table:default-cell-style-name="ce3"/>
        <table:table-column table:style-name="co62" table:default-cell-style-name="ce3"/>
        <table:table-column table:style-name="co4" table:default-cell-style-name="ce3"/>
        <table:table-column table:style-name="co5" table:default-cell-style-name="ce3"/>
        <table:table-column table:style-name="co60" table:default-cell-style-name="ce3"/>
        <table:table-column table:style-name="co6" table:default-cell-style-name="ce153"/>
        <table:table-column table:style-name="co63" table:default-cell-style-name="ce153"/>
        <table:table-column table:style-name="co23" table:default-cell-style-name="ce3"/>
        <table:table-column table:style-name="co64" table:default-cell-style-name="ce3"/>
        <table:table-column table:style-name="co65" table:default-cell-style-name="ce3"/>
        <table:table-column table:style-name="co51" table:number-columns-repeated="3" table:default-cell-style-name="ce3"/>
        <table:table-column table:style-name="co31" table:default-cell-style-name="ce153"/>
        <table:table-column table:style-name="co32" table:default-cell-style-name="ce153"/>
        <table:table-column table:style-name="co33" table:default-cell-style-name="ce153"/>
        <table:table-column table:style-name="co34" table:number-columns-repeated="2" table:default-cell-style-name="ce153"/>
        <table:table-column table:style-name="co35" table:default-cell-style-name="ce153"/>
        <table:table-column table:style-name="co36" table:default-cell-style-name="ce3"/>
        <table:table-column table:style-name="co17" table:default-cell-style-name="ce3"/>
        <table:table-column table:style-name="co19" table:default-cell-style-name="ce159"/>
        <table:table-column table:style-name="co37" table:number-columns-repeated="1002" table:default-cell-style-name="ce3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151" office:value-type="string" calcext:value-type="string">
            <text:p>Kollateral</text:p>
          </table:table-cell>
          <table:table-cell table:style-name="ce151" office:value-type="string" calcext:value-type="string">
            <text:p>Lager (t)</text:p>
          </table:table-cell>
          <table:table-cell table:style-name="ce151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Bauvorraussetzung 1</text:p>
          </table:table-cell>
          <table:table-cell table:style-name="ce1" office:value-type="string" calcext:value-type="string">
            <text:p>Bauvorraussetzung 2</text:p>
          </table:table-cell>
          <table:table-cell table:style-name="ce1" office:value-type="string" calcext:value-type="string">
            <text:p>Bauvorraussetzung 3</text:p>
          </table:table-cell>
          <table:table-cell table:style-name="ce151" office:value-type="string" calcext:value-type="string">
            <text:p>Baukosten He-3</text:p>
          </table:table-cell>
          <table:table-cell table:style-name="ce151" office:value-type="string" calcext:value-type="string">
            <text:p>Baukosten Erz</text:p>
          </table:table-cell>
          <table:table-cell table:style-name="ce151" office:value-type="string" calcext:value-type="string">
            <text:p>Baukosten AM</text:p>
          </table:table-cell>
          <table:table-cell table:style-name="ce151" office:value-type="string" calcext:value-type="string">
            <text:p>tB d</text:p>
          </table:table-cell>
          <table:table-cell table:style-name="ce151" office:value-type="string" calcext:value-type="string">
            <text:p>tB h</text:p>
          </table:table-cell>
          <table:table-cell table:style-name="ce151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57" office:value-type="string" calcext:value-type="string">
            <text:p>gebaut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88" office:value-type="string" calcext:value-type="string">
            <text:p>Antimateriesilo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52" office:value-type="float" office:value="250000" calcext:value-type="float">
            <text:p>250.00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567" calcext:value-type="float">
            <text:p>567</text:p>
          </table:table-cell>
          <table:table-cell table:style-name="ce152" table:number-columns-repeated="4"/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89" office:value-type="string" calcext:value-type="string">
            <text:p>Antimateriesilo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52" office:value-type="float" office:value="400000" calcext:value-type="float">
            <text:p>400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Antimateriesilo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1416" calcext:value-type="float">
            <text:p>1.416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90" office:value-type="string" calcext:value-type="string">
            <text:p>Antimateriesilo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52" office:value-type="float" office:value="640000" calcext:value-type="float">
            <text:p>640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Antimateriesilo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3543" calcext:value-type="float">
            <text:p>3.543</text:p>
          </table:table-cell>
          <table:table-cell table:style-name="ce152" table:number-columns-repeated="3"/>
          <table:table-cell table:style-name="ce152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91" office:value-type="string" calcext:value-type="string">
            <text:p>Antimateriesilo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52" office:value-type="float" office:value="1024000" calcext:value-type="float">
            <text:p>1.024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Antimateriesilo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8853" calcext:value-type="float">
            <text:p>8.853</text:p>
          </table:table-cell>
          <table:table-cell table:style-name="ce152" table:number-columns-repeated="3"/>
          <table:table-cell table:style-name="ce152" office:value-type="float" office:value="54" calcext:value-type="float">
            <text:p>54</text:p>
          </table:table-cell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92" office:value-type="string" calcext:value-type="string">
            <text:p>Antimateriesilo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52" office:value-type="float" office:value="1638000" calcext:value-type="float">
            <text:p>1.638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Antimateriesilo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22134" calcext:value-type="float">
            <text:p>22.134</text:p>
          </table:table-cell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93" office:value-type="string" calcext:value-type="string">
            <text:p>Antimateriesilo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52" office:value-type="float" office:value="2621000" calcext:value-type="float">
            <text:p>2.621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Antimateriesilo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55338" calcext:value-type="float">
            <text:p>55.338</text:p>
          </table:table-cell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93" office:value-type="string" calcext:value-type="string">
            <text:p>Antimateriesilo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52" office:value-type="float" office:value="4194000" calcext:value-type="float">
            <text:p>4.194.000</text:p>
          </table:table-cell>
          <table:table-cell table:style-name="ce152"/>
          <table:table-cell table:style-name="ce2" table:number-columns-repeated="3"/>
          <table:table-cell table:style-name="ce473" office:value-type="string" calcext:value-type="string">
            <text:p>Antimateriesilo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138345" calcext:value-type="float">
            <text:p>138.345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93" office:value-type="string" calcext:value-type="string">
            <text:p>Antimateriesilo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52" office:value-type="float" office:value="6710000" calcext:value-type="float">
            <text:p>6.710.000</text:p>
          </table:table-cell>
          <table:table-cell table:style-name="ce152"/>
          <table:table-cell table:style-name="ce2" table:number-columns-repeated="3"/>
          <table:table-cell table:style-name="ce473" office:value-type="string" calcext:value-type="string">
            <text:p>Antimateriesilo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345867" calcext:value-type="float">
            <text:p>345.867</text:p>
          </table:table-cell>
          <table:table-cell table:style-name="ce152" table:number-columns-repeated="2"/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93" office:value-type="string" calcext:value-type="string">
            <text:p>Antimateriesilo IX</text:p>
          </table:table-cell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52" office:value-type="float" office:value="10736000" calcext:value-type="float">
            <text:p>10.736.000</text:p>
          </table:table-cell>
          <table:table-cell table:style-name="ce152"/>
          <table:table-cell table:style-name="ce2" table:number-columns-repeated="3"/>
          <table:table-cell table:style-name="ce473" office:value-type="string" calcext:value-type="string">
            <text:p>Antimateriesilo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778200" calcext:value-type="float">
            <text:p>778.200</text:p>
          </table:table-cell>
          <table:table-cell table:style-name="ce152" office:value-type="float" office:value="86466" calcext:value-type="float">
            <text:p>86.466</text:p>
          </table:table-cell>
          <table:table-cell table:style-name="ce152"/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Antimateriesilo</text:p>
          </table:table-cell>
          <table:table-cell table:style-name="ce393" office:value-type="string" calcext:value-type="string">
            <text:p>Antimateriesilo X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52" office:value-type="float" office:value="17178000" calcext:value-type="float">
            <text:p>17.178.000</text:p>
          </table:table-cell>
          <table:table-cell table:style-name="ce152"/>
          <table:table-cell table:style-name="ce2" table:number-columns-repeated="3"/>
          <table:table-cell table:style-name="ce473" office:value-type="string" calcext:value-type="string">
            <text:p>Antimateriesilo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1729329" calcext:value-type="float">
            <text:p>1.729.329</text:p>
          </table:table-cell>
          <table:table-cell table:style-name="ce152" office:value-type="float" office:value="432333" calcext:value-type="float">
            <text:p>432.333</text:p>
          </table:table-cell>
          <table:table-cell table:style-name="ce152"/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5" calcext:value-type="float">
            <text:p>15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Brücke</text:p>
          </table:table-cell>
          <table:table-cell table:style-name="ce394" office:value-type="string" calcext:value-type="string">
            <text:p>Brücke I</text:p>
          </table:table-cell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152" office:value-type="float" office:value="50000" calcext:value-type="float">
            <text:p>50.000</text:p>
          </table:table-cell>
          <table:table-cell table:style-name="ce15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rücke</text:p>
          </table:table-cell>
          <table:table-cell table:style-name="ce395" office:value-type="string" calcext:value-type="string">
            <text:p>Brücke II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152" office:value-type="float" office:value="150000" calcext:value-type="float">
            <text:p>150.000</text:p>
          </table:table-cell>
          <table:table-cell table:style-name="ce152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</text:p>
          </table:table-cell>
          <table:table-cell table:style-name="ce152"/>
          <table:table-cell table:style-name="ce152" office:value-type="float" office:value="59160" calcext:value-type="float">
            <text:p>59.160</text:p>
          </table:table-cell>
          <table:table-cell table:style-name="ce152" table:number-columns-repeated="3"/>
          <table:table-cell table:style-name="ce15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rücke</text:p>
          </table:table-cell>
          <table:table-cell table:style-name="ce396" office:value-type="string" calcext:value-type="string">
            <text:p>Brücke III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152" office:value-type="float" office:value="450000" calcext:value-type="float">
            <text:p>450.000</text:p>
          </table:table-cell>
          <table:table-cell table:style-name="ce15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</text:p>
          </table:table-cell>
          <table:table-cell table:style-name="ce152"/>
          <table:table-cell table:style-name="ce152" office:value-type="float" office:value="585684" calcext:value-type="float">
            <text:p>585.684</text:p>
          </table:table-cell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0" calcext:value-type="float">
            <text:p>30</text:p>
          </table:table-cell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Brücke</text:p>
          </table:table-cell>
          <table:table-cell table:style-name="ce397" office:value-type="string" calcext:value-type="string">
            <text:p>Brücke IV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152" office:value-type="float" office:value="1350000" calcext:value-type="float">
            <text:p>1.350.000</text:p>
          </table:table-cell>
          <table:table-cell table:style-name="ce15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II</text:p>
          </table:table-cell>
          <table:table-cell table:style-name="ce152"/>
          <table:table-cell table:style-name="ce152" office:value-type="float" office:value="4744038" calcext:value-type="float">
            <text:p>4.744.038</text:p>
          </table:table-cell>
          <table:table-cell table:style-name="ce152" table:number-columns-repeated="2"/>
          <table:table-cell table:style-name="ce152" office:value-type="float" office:value="10" calcext:value-type="float">
            <text:p>10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Brücke</text:p>
          </table:table-cell>
          <table:table-cell table:style-name="ce398" office:value-type="string" calcext:value-type="string">
            <text:p>Brücke V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152" office:value-type="float" office:value="4050000" calcext:value-type="float">
            <text:p>4.050.000</text:p>
          </table:table-cell>
          <table:table-cell table:style-name="ce152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Flottenwerft VIII</text:p>
          </table:table-cell>
          <table:table-cell table:style-name="ce2" office:value-type="string" calcext:value-type="string">
            <text:p>Schiffsfabrik VIII</text:p>
          </table:table-cell>
          <table:table-cell table:style-name="ce2" office:value-type="string" calcext:value-type="string">
            <text:p>Brücke IV</text:p>
          </table:table-cell>
          <table:table-cell table:style-name="ce152"/>
          <table:table-cell table:style-name="ce152" office:value-type="float" office:value="23909964" calcext:value-type="float">
            <text:p>23.909.964</text:p>
          </table:table-cell>
          <table:table-cell table:style-name="ce152" office:value-type="float" office:value="5977491" calcext:value-type="float">
            <text:p>5.977.491</text:p>
          </table:table-cell>
          <table:table-cell table:number-columns-repeated="2" table:style-name="ce152" office:value-type="float" office:value="2" calcext:value-type="float">
            <text:p>2</text:p>
          </table:table-cell>
          <table:table-cell table:style-name="ce152"/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399" office:value-type="string" calcext:value-type="string">
            <text:p>Flottenwerft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00" office:value-type="string" calcext:value-type="string">
            <text:p>Flottenwerft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office:value-type="string" calcext:value-type="string">
            <text:p>Flottenwerft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16895" calcext:value-type="float">
            <text:p>16.895</text:p>
          </table:table-cell>
          <table:table-cell table:style-name="ce152" table:number-columns-repeated="3"/>
          <table:table-cell table:style-name="ce15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01" office:value-type="string" calcext:value-type="string">
            <text:p>Flottenwerft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office:value-type="string" calcext:value-type="string">
            <text:p>Flottenwerft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46465" calcext:value-type="float">
            <text:p>46.465</text:p>
          </table:table-cell>
          <table:table-cell table:style-name="ce152" table:number-columns-repeated="3"/>
          <table:table-cell table:style-name="ce15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02" office:value-type="string" calcext:value-type="string">
            <text:p>Flottenwerft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office:value-type="string" calcext:value-type="string">
            <text:p>Flottenwerft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127775" calcext:value-type="float">
            <text:p>127.775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03" office:value-type="string" calcext:value-type="string">
            <text:p>Flottenwerft V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4150" calcext:value-type="float">
            <text:p>4150</text:p>
          </table:table-cell>
          <table:table-cell table:style-name="ce2" office:value-type="string" calcext:value-type="string">
            <text:p>Flottenwerft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351385" calcext:value-type="float">
            <text:p>351.385</text:p>
          </table:table-cell>
          <table:table-cell table:style-name="ce152" table:number-columns-repeated="2"/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48" calcext:value-type="float">
            <text:p>48</text:p>
          </table:table-cell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04" office:value-type="string" calcext:value-type="string">
            <text:p>Flottenwerft VI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6450" calcext:value-type="float">
            <text:p>6450</text:p>
          </table:table-cell>
          <table:table-cell table:style-name="ce2" office:value-type="string" calcext:value-type="string">
            <text:p>Flottenwerft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966306" calcext:value-type="float">
            <text:p>966.306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24" calcext:value-type="float">
            <text:p>24</text:p>
          </table:table-cell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05" office:value-type="string" calcext:value-type="string">
            <text:p>Flottenwerft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office:value-type="string" calcext:value-type="string">
            <text:p>Flottenwerft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2657343" calcext:value-type="float">
            <text:p>2.657.343</text:p>
          </table:table-cell>
          <table:table-cell table:style-name="ce152"/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19" calcext:value-type="float">
            <text:p>19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06" office:value-type="string" calcext:value-type="string">
            <text:p>Flottenwerft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office:value-type="string" calcext:value-type="string">
            <text:p>Flottenwerft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7307690" calcext:value-type="float">
            <text:p>7.307.690</text:p>
          </table:table-cell>
          <table:table-cell table:style-name="ce152"/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06" office:value-type="string" calcext:value-type="string">
            <text:p>Flottenwerft IX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22800" calcext:value-type="float">
            <text:p>22800</text:p>
          </table:table-cell>
          <table:table-cell table:style-name="ce474" office:value-type="string" calcext:value-type="string">
            <text:p>Flottenwerft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18085532" calcext:value-type="float">
            <text:p>18.085.532</text:p>
          </table:table-cell>
          <table:table-cell table:style-name="ce152" office:value-type="float" office:value="2009614" calcext:value-type="float">
            <text:p>2.009.614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9" calcext:value-type="float">
            <text:p>9</text:p>
          </table:table-cell>
          <table:table-cell table:style-name="ce152"/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Flottenwerft</text:p>
          </table:table-cell>
          <table:table-cell table:style-name="ce406" office:value-type="string" calcext:value-type="string">
            <text:p>Flottenwerft X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52" table:number-columns-repeated="2"/>
          <table:table-cell table:style-name="ce2" table:number-columns-repeated="2"/>
          <table:table-cell table:style-name="ce2" office:value-type="float" office:value="34200" calcext:value-type="float">
            <text:p>34200</text:p>
          </table:table-cell>
          <table:table-cell table:style-name="ce474" office:value-type="string" calcext:value-type="string">
            <text:p>Flottenwerft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44211518" calcext:value-type="float">
            <text:p>44.211.518</text:p>
          </table:table-cell>
          <table:table-cell table:style-name="ce152" office:value-type="float" office:value="11052880" calcext:value-type="float">
            <text:p>11.052.880</text:p>
          </table:table-cell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48" calcext:value-type="float">
            <text:p>48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07" office:value-type="string" calcext:value-type="string">
            <text:p>Helium-3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52" office:value-type="float" office:value="8800" calcext:value-type="float">
            <text:p>8.800</text:p>
          </table:table-cell>
          <table:table-cell table:style-name="ce152" office:value-type="float" office:value="2160" calcext:value-type="float">
            <text:p>2.160</text:p>
          </table:table-cell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567" calcext:value-type="float">
            <text:p>567</text:p>
          </table:table-cell>
          <table:table-cell table:style-name="ce152" table:number-columns-repeated="4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08" office:value-type="string" calcext:value-type="string">
            <text:p>Helium-3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52" office:value-type="float" office:value="15360" calcext:value-type="float">
            <text:p>15.360</text:p>
          </table:table-cell>
          <table:table-cell table:style-name="ce152" office:value-type="float" office:value="2640" calcext:value-type="float">
            <text:p>2.640</text:p>
          </table:table-cell>
          <table:table-cell table:style-name="ce2" table:number-columns-repeated="3"/>
          <table:table-cell table:style-name="ce2" office:value-type="string" calcext:value-type="string">
            <text:p>Helium-3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1416" calcext:value-type="float">
            <text:p>1.416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09" office:value-type="string" calcext:value-type="string">
            <text:p>Helium-3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52" office:value-type="float" office:value="26880" calcext:value-type="float">
            <text:p>26.880</text:p>
          </table:table-cell>
          <table:table-cell table:style-name="ce152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Helium-3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3542" calcext:value-type="float">
            <text:p>3.542</text:p>
          </table:table-cell>
          <table:table-cell table:style-name="ce152" table:number-columns-repeated="3"/>
          <table:table-cell table:style-name="ce15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10" office:value-type="string" calcext:value-type="string">
            <text:p>Helium-3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52" office:value-type="float" office:value="45760" calcext:value-type="float">
            <text:p>45.760</text:p>
          </table:table-cell>
          <table:table-cell table:style-name="ce152" office:value-type="float" office:value="5040" calcext:value-type="float">
            <text:p>5.040</text:p>
          </table:table-cell>
          <table:table-cell table:style-name="ce2" table:number-columns-repeated="3"/>
          <table:table-cell table:style-name="ce2" office:value-type="string" calcext:value-type="string">
            <text:p>Helium-3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8855" calcext:value-type="float">
            <text:p>8.855</text:p>
          </table:table-cell>
          <table:table-cell table:style-name="ce152" table:number-columns-repeated="3"/>
          <table:table-cell table:style-name="ce15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11" office:value-type="string" calcext:value-type="string">
            <text:p>Helium-3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52" office:value-type="float" office:value="74400" calcext:value-type="float">
            <text:p>74.400</text:p>
          </table:table-cell>
          <table:table-cell table:style-name="ce152" office:value-type="float" office:value="6960" calcext:value-type="float">
            <text:p>6.960</text:p>
          </table:table-cell>
          <table:table-cell table:style-name="ce2" table:number-columns-repeated="3"/>
          <table:table-cell table:style-name="ce2" office:value-type="string" calcext:value-type="string">
            <text:p>Helium-3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22138" calcext:value-type="float">
            <text:p>22.138</text:p>
          </table:table-cell>
          <table:table-cell table:style-name="ce152" table:number-columns-repeated="3"/>
          <table:table-cell table:style-name="ce15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12" office:value-type="string" calcext:value-type="string">
            <text:p>Helium-3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52" office:value-type="float" office:value="115200" calcext:value-type="float">
            <text:p>115.200</text:p>
          </table:table-cell>
          <table:table-cell table:style-name="ce152" office:value-type="float" office:value="9360" calcext:value-type="float">
            <text:p>9.360</text:p>
          </table:table-cell>
          <table:table-cell table:style-name="ce2" table:number-columns-repeated="3"/>
          <table:table-cell table:style-name="ce2" office:value-type="string" calcext:value-type="string">
            <text:p>Helium-3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55338" calcext:value-type="float">
            <text:p>55.338</text:p>
          </table:table-cell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13" office:value-type="string" calcext:value-type="string">
            <text:p>Helium-3-Schürfer VI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52" office:value-type="float" office:value="170560" calcext:value-type="float">
            <text:p>170.560</text:p>
          </table:table-cell>
          <table:table-cell table:style-name="ce152" office:value-type="float" office:value="12240" calcext:value-type="float">
            <text:p>12.240</text:p>
          </table:table-cell>
          <table:table-cell table:style-name="ce2" table:number-columns-repeated="3"/>
          <table:table-cell table:style-name="ce2" office:value-type="string" calcext:value-type="string">
            <text:p>Helium-3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138347" calcext:value-type="float">
            <text:p>138.347</text:p>
          </table:table-cell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14" office:value-type="string" calcext:value-type="string">
            <text:p>Helium-3-Schürfer VIII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52" office:value-type="float" office:value="242880" calcext:value-type="float">
            <text:p>242.880</text:p>
          </table:table-cell>
          <table:table-cell table:style-name="ce152" office:value-type="float" office:value="15600" calcext:value-type="float">
            <text:p>15.600</text:p>
          </table:table-cell>
          <table:table-cell table:style-name="ce2" table:number-columns-repeated="3"/>
          <table:table-cell table:style-name="ce2" office:value-type="string" calcext:value-type="string">
            <text:p>Helium-3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345866" calcext:value-type="float">
            <text:p>345.866</text:p>
          </table:table-cell>
          <table:table-cell table:style-name="ce152" table:number-columns-repeated="2"/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15" office:value-type="string" calcext:value-type="string">
            <text:p>Helium-3-Schürfer IX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52" office:value-type="float" office:value="334560" calcext:value-type="float">
            <text:p>334.560</text:p>
          </table:table-cell>
          <table:table-cell table:style-name="ce152" office:value-type="float" office:value="19440" calcext:value-type="float">
            <text:p>19.440</text:p>
          </table:table-cell>
          <table:table-cell table:style-name="ce2" table:number-columns-repeated="3"/>
          <table:table-cell table:style-name="ce2" office:value-type="string" calcext:value-type="string">
            <text:p>Helium-3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778198" calcext:value-type="float">
            <text:p>778.198</text:p>
          </table:table-cell>
          <table:table-cell table:style-name="ce152" office:value-type="float" office:value="86466" calcext:value-type="float">
            <text:p>86.466</text:p>
          </table:table-cell>
          <table:table-cell table:style-name="ce152"/>
          <table:table-cell table:number-columns-repeated="2" table:style-name="ce152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Helium-3-Schürfer</text:p>
          </table:table-cell>
          <table:table-cell table:style-name="ce415" office:value-type="string" calcext:value-type="string">
            <text:p>Helium-3-Schürfer X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52" office:value-type="float" office:value="448000" calcext:value-type="float">
            <text:p>448.000</text:p>
          </table:table-cell>
          <table:table-cell table:style-name="ce152" office:value-type="float" office:value="23760" calcext:value-type="float">
            <text:p>23.760</text:p>
          </table:table-cell>
          <table:table-cell table:style-name="ce2" table:number-columns-repeated="3"/>
          <table:table-cell table:style-name="ce475" office:value-type="string" calcext:value-type="string">
            <text:p>Helium-3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1384930" calcext:value-type="float">
            <text:p>1.384.930</text:p>
          </table:table-cell>
          <table:table-cell table:style-name="ce152" office:value-type="float" office:value="432332" calcext:value-type="float">
            <text:p>432.332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16" office:value-type="string" calcext:value-type="string">
            <text:p>Kampfmodul I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152" table:number-columns-repeated="2"/>
          <table:table-cell table:style-name="ce155" table:number-columns-repeated="3"/>
          <table:table-cell table:style-name="ce2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638" calcext:value-type="float">
            <text:p>638</text:p>
          </table:table-cell>
          <table:table-cell table:style-name="ce152" table:number-columns-repeated="4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17" office:value-type="string" calcext:value-type="string">
            <text:p>Kampfmodul II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Kampf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1920" calcext:value-type="float">
            <text:p>1.920</text:p>
          </table:table-cell>
          <table:table-cell table:style-name="ce152" table:number-columns-repeated="3"/>
          <table:table-cell table:style-name="ce15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18" office:value-type="string" calcext:value-type="string">
            <text:p>Kampfmodul III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Kampf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5760" calcext:value-type="float">
            <text:p>5.760</text:p>
          </table:table-cell>
          <table:table-cell table:style-name="ce152" table:number-columns-repeated="3"/>
          <table:table-cell table:style-name="ce15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19" office:value-type="string" calcext:value-type="string">
            <text:p>Kampfmodul IV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Kampf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17280" calcext:value-type="float">
            <text:p>17.280</text:p>
          </table:table-cell>
          <table:table-cell table:style-name="ce152" table:number-columns-repeated="3"/>
          <table:table-cell table:style-name="ce152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20" office:value-type="string" calcext:value-type="string">
            <text:p>Kampfmodul V</text:p>
          </table:table-cell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Kampf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51840" calcext:value-type="float">
            <text:p>51.840</text:p>
          </table:table-cell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21" office:value-type="string" calcext:value-type="string">
            <text:p>Kampfmodul VI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Kampf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155520" calcext:value-type="float">
            <text:p>155.520</text:p>
          </table:table-cell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21" office:value-type="string" calcext:value-type="string">
            <text:p>Kampfmodul VII</text:p>
          </table:table-cell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71" calcext:value-type="float">
            <text:p>671</text:p>
          </table:table-cell>
          <table:table-cell table:style-name="ce152" table:number-columns-repeated="2"/>
          <table:table-cell table:style-name="ce2" table:number-columns-repeated="3"/>
          <table:table-cell table:style-name="ce476" office:value-type="string" calcext:value-type="string">
            <text:p>Kampf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466560" calcext:value-type="float">
            <text:p>466.560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21" office:value-type="string" calcext:value-type="string">
            <text:p>Kampfmodul VIII</text:p>
          </table:table-cell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948" calcext:value-type="float">
            <text:p>948</text:p>
          </table:table-cell>
          <table:table-cell table:style-name="ce152" table:number-columns-repeated="2"/>
          <table:table-cell table:style-name="ce2" table:number-columns-repeated="3"/>
          <table:table-cell table:style-name="ce476" office:value-type="string" calcext:value-type="string">
            <text:p>Kampf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1399680" calcext:value-type="float">
            <text:p>1.399.680</text:p>
          </table:table-cell>
          <table:table-cell table:style-name="ce152" table:number-columns-repeated="2"/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39" calcext:value-type="float">
            <text:p>39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21" office:value-type="string" calcext:value-type="string">
            <text:p>Kampfmodul IX</text:p>
          </table:table-cell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339" calcext:value-type="float">
            <text:p>1339</text:p>
          </table:table-cell>
          <table:table-cell table:style-name="ce152" table:number-columns-repeated="2"/>
          <table:table-cell table:style-name="ce2" table:number-columns-repeated="3"/>
          <table:table-cell table:style-name="ce476" office:value-type="string" calcext:value-type="string">
            <text:p>Kampf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3779135" calcext:value-type="float">
            <text:p>3.779.135</text:p>
          </table:table-cell>
          <table:table-cell table:style-name="ce152" table:number-columns-repeated="2"/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Kampfmodul</text:p>
          </table:table-cell>
          <table:table-cell table:style-name="ce421" office:value-type="string" calcext:value-type="string">
            <text:p>Kampfmodul X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2835" calcext:value-type="float">
            <text:p>2835</text:p>
          </table:table-cell>
          <table:table-cell table:style-name="ce152" table:number-columns-repeated="2"/>
          <table:table-cell table:style-name="ce2" table:number-columns-repeated="3"/>
          <table:table-cell table:style-name="ce476" office:value-type="string" calcext:value-type="string">
            <text:p>Kampf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10077695" calcext:value-type="float">
            <text:p>10.077.695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51" calcext:value-type="float">
            <text:p>51</text:p>
          </table:table-cell>
          <table:table-cell table:style-name="ce152" office:value-type="float" office:value="28" calcext:value-type="float">
            <text:p>28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2" office:value-type="string" calcext:value-type="string">
            <text:p>Lagermodul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52" office:value-type="float" office:value="50000" calcext:value-type="float">
            <text:p>50.000</text:p>
          </table:table-cell>
          <table:table-cell table:style-name="ce15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567" calcext:value-type="float">
            <text:p>567</text:p>
          </table:table-cell>
          <table:table-cell table:style-name="ce152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3" office:value-type="string" calcext:value-type="string">
            <text:p>Lagermodul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52" office:value-type="float" office:value="100000" calcext:value-type="float">
            <text:p>100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Lagermodul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1416" calcext:value-type="float">
            <text:p>1.416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4" office:value-type="string" calcext:value-type="string">
            <text:p>Lagermodul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52" office:value-type="float" office:value="200000" calcext:value-type="float">
            <text:p>200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Lagermodul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3543" calcext:value-type="float">
            <text:p>3.543</text:p>
          </table:table-cell>
          <table:table-cell table:style-name="ce152" table:number-columns-repeated="3"/>
          <table:table-cell table:style-name="ce152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5" office:value-type="string" calcext:value-type="string">
            <text:p>Lagermodul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52" office:value-type="float" office:value="400000" calcext:value-type="float">
            <text:p>400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Lagermodul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8853" calcext:value-type="float">
            <text:p>8.853</text:p>
          </table:table-cell>
          <table:table-cell table:style-name="ce152" table:number-columns-repeated="3"/>
          <table:table-cell table:style-name="ce152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6" office:value-type="string" calcext:value-type="string">
            <text:p>Lagermodul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52" office:value-type="float" office:value="800000" calcext:value-type="float">
            <text:p>800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Lagermodul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22134" calcext:value-type="float">
            <text:p>22.134</text:p>
          </table:table-cell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1" calcext:value-type="float">
            <text:p>21</text:p>
          </table:table-cell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7" office:value-type="string" calcext:value-type="string">
            <text:p>Lagermodul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52" office:value-type="float" office:value="1600000" calcext:value-type="float">
            <text:p>1.600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Lagermodul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55338" calcext:value-type="float">
            <text:p>55.338</text:p>
          </table:table-cell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8" office:value-type="string" calcext:value-type="string">
            <text:p>Lagermodul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52" office:value-type="float" office:value="3200000" calcext:value-type="float">
            <text:p>3.200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Lagermodul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138345" calcext:value-type="float">
            <text:p>138.345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9" office:value-type="string" calcext:value-type="string">
            <text:p>Lagermodul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52" office:value-type="float" office:value="6400000" calcext:value-type="float">
            <text:p>6.400.000</text:p>
          </table:table-cell>
          <table:table-cell table:style-name="ce152"/>
          <table:table-cell table:style-name="ce2" table:number-columns-repeated="3"/>
          <table:table-cell table:style-name="ce2" office:value-type="string" calcext:value-type="string">
            <text:p>Lagermodul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345867" calcext:value-type="float">
            <text:p>345.867</text:p>
          </table:table-cell>
          <table:table-cell table:style-name="ce152" table:number-columns-repeated="2"/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9" office:value-type="string" calcext:value-type="string">
            <text:p>Lagermodul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52" office:value-type="float" office:value="12800000" calcext:value-type="float">
            <text:p>12.800.000</text:p>
          </table:table-cell>
          <table:table-cell table:style-name="ce152"/>
          <table:table-cell table:style-name="ce2" table:number-columns-repeated="3"/>
          <table:table-cell table:style-name="ce477" office:value-type="string" calcext:value-type="string">
            <text:p>Lagermodul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778200" calcext:value-type="float">
            <text:p>778.200</text:p>
          </table:table-cell>
          <table:table-cell table:style-name="ce152" office:value-type="float" office:value="86466" calcext:value-type="float">
            <text:p>86.466</text:p>
          </table:table-cell>
          <table:table-cell table:style-name="ce152"/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Lagermodul</text:p>
          </table:table-cell>
          <table:table-cell table:style-name="ce429" office:value-type="string" calcext:value-type="string">
            <text:p>Lagermodul X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52" office:value-type="float" office:value="25600000" calcext:value-type="float">
            <text:p>25.600.000</text:p>
          </table:table-cell>
          <table:table-cell table:style-name="ce152"/>
          <table:table-cell table:style-name="ce2" table:number-columns-repeated="3"/>
          <table:table-cell table:style-name="ce477" office:value-type="string" calcext:value-type="string">
            <text:p>Lagermodul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1729329" calcext:value-type="float">
            <text:p>1.729.329</text:p>
          </table:table-cell>
          <table:table-cell table:style-name="ce152" office:value-type="float" office:value="432333" calcext:value-type="float">
            <text:p>432.333</text:p>
          </table:table-cell>
          <table:table-cell table:style-name="ce152"/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5" calcext:value-type="float">
            <text:p>15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0" office:value-type="string" calcext:value-type="string">
            <text:p>Mineralerz-Schürfer I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52" office:value-type="float" office:value="8800" calcext:value-type="float">
            <text:p>8.800</text:p>
          </table:table-cell>
          <table:table-cell table:style-name="ce152" office:value-type="float" office:value="2160" calcext:value-type="float">
            <text:p>2.160</text:p>
          </table:table-cell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567" calcext:value-type="float">
            <text:p>567</text:p>
          </table:table-cell>
          <table:table-cell table:style-name="ce152" table:number-columns-repeated="4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1" office:value-type="string" calcext:value-type="string">
            <text:p>Mineralerz-Schürfer II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52" office:value-type="float" office:value="15360" calcext:value-type="float">
            <text:p>15.360</text:p>
          </table:table-cell>
          <table:table-cell table:style-name="ce152" office:value-type="float" office:value="2640" calcext:value-type="float">
            <text:p>2.640</text:p>
          </table:table-cell>
          <table:table-cell table:style-name="ce2" table:number-columns-repeated="3"/>
          <table:table-cell table:style-name="ce2" office:value-type="string" calcext:value-type="string">
            <text:p>Mineralerz-Schürfe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1416" calcext:value-type="float">
            <text:p>1.416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2" office:value-type="string" calcext:value-type="string">
            <text:p>Mineralerz-Schürfer III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52" office:value-type="float" office:value="26880" calcext:value-type="float">
            <text:p>26.880</text:p>
          </table:table-cell>
          <table:table-cell table:style-name="ce152" office:value-type="float" office:value="3600" calcext:value-type="float">
            <text:p>3.600</text:p>
          </table:table-cell>
          <table:table-cell table:style-name="ce2" table:number-columns-repeated="3"/>
          <table:table-cell table:style-name="ce2" office:value-type="string" calcext:value-type="string">
            <text:p>Mineralerz-Schürfe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3542" calcext:value-type="float">
            <text:p>3.542</text:p>
          </table:table-cell>
          <table:table-cell table:style-name="ce152" table:number-columns-repeated="3"/>
          <table:table-cell table:style-name="ce15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3" office:value-type="string" calcext:value-type="string">
            <text:p>Mineralerz-Schürfer IV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52" office:value-type="float" office:value="45760" calcext:value-type="float">
            <text:p>45.760</text:p>
          </table:table-cell>
          <table:table-cell table:style-name="ce152" office:value-type="float" office:value="5040" calcext:value-type="float">
            <text:p>5.040</text:p>
          </table:table-cell>
          <table:table-cell table:style-name="ce2" table:number-columns-repeated="3"/>
          <table:table-cell table:style-name="ce2" office:value-type="string" calcext:value-type="string">
            <text:p>Mineralerz-Schürfe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8855" calcext:value-type="float">
            <text:p>8.855</text:p>
          </table:table-cell>
          <table:table-cell table:style-name="ce152" table:number-columns-repeated="3"/>
          <table:table-cell table:style-name="ce15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4" office:value-type="string" calcext:value-type="string">
            <text:p>Mineralerz-Schürfer V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52" office:value-type="float" office:value="74400" calcext:value-type="float">
            <text:p>74.400</text:p>
          </table:table-cell>
          <table:table-cell table:style-name="ce152" office:value-type="float" office:value="6960" calcext:value-type="float">
            <text:p>6.960</text:p>
          </table:table-cell>
          <table:table-cell table:style-name="ce2" table:number-columns-repeated="3"/>
          <table:table-cell table:style-name="ce2" office:value-type="string" calcext:value-type="string">
            <text:p>Mineralerz-Schürfe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22138" calcext:value-type="float">
            <text:p>22.138</text:p>
          </table:table-cell>
          <table:table-cell table:style-name="ce152" table:number-columns-repeated="3"/>
          <table:table-cell table:style-name="ce15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5" office:value-type="string" calcext:value-type="string">
            <text:p>Mineralerz-Schürfer VI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52" office:value-type="float" office:value="115200" calcext:value-type="float">
            <text:p>115.200</text:p>
          </table:table-cell>
          <table:table-cell table:style-name="ce152" office:value-type="float" office:value="9360" calcext:value-type="float">
            <text:p>9.360</text:p>
          </table:table-cell>
          <table:table-cell table:style-name="ce2" table:number-columns-repeated="3"/>
          <table:table-cell table:style-name="ce2" office:value-type="string" calcext:value-type="string">
            <text:p>Mineralerz-Schürfe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55338" calcext:value-type="float">
            <text:p>55.338</text:p>
          </table:table-cell>
          <table:table-cell table:style-name="ce152" table:number-columns-repeated="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6" office:value-type="string" calcext:value-type="string">
            <text:p>Mineralerz-Schürfer VII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52" office:value-type="float" office:value="140560" calcext:value-type="float">
            <text:p>140.560</text:p>
          </table:table-cell>
          <table:table-cell table:style-name="ce152" office:value-type="float" office:value="12240" calcext:value-type="float">
            <text:p>12.240</text:p>
          </table:table-cell>
          <table:table-cell table:style-name="ce2" table:number-columns-repeated="3"/>
          <table:table-cell table:style-name="ce2" office:value-type="string" calcext:value-type="string">
            <text:p>Mineralerz-Schürfe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138347" calcext:value-type="float">
            <text:p>138.347</text:p>
          </table:table-cell>
          <table:table-cell table:style-name="ce152" table:number-columns-repeated="2"/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7" office:value-type="string" calcext:value-type="string">
            <text:p>Mineralerz-Schürfer VIII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52" office:value-type="float" office:value="242880" calcext:value-type="float">
            <text:p>242.880</text:p>
          </table:table-cell>
          <table:table-cell table:style-name="ce152" office:value-type="float" office:value="15600" calcext:value-type="float">
            <text:p>15.600</text:p>
          </table:table-cell>
          <table:table-cell table:style-name="ce2" table:number-columns-repeated="3"/>
          <table:table-cell table:style-name="ce2" office:value-type="string" calcext:value-type="string">
            <text:p>Mineralerz-Schürfe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345866" calcext:value-type="float">
            <text:p>345.866</text:p>
          </table:table-cell>
          <table:table-cell table:style-name="ce152" table:number-columns-repeated="2"/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7" office:value-type="string" calcext:value-type="string">
            <text:p>Mineralerz-Schürfer IX</text:p>
          </table:table-cell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52" office:value-type="float" office:value="334560" calcext:value-type="float">
            <text:p>334.560</text:p>
          </table:table-cell>
          <table:table-cell table:style-name="ce152" office:value-type="float" office:value="19440" calcext:value-type="float">
            <text:p>19.440</text:p>
          </table:table-cell>
          <table:table-cell table:style-name="ce2" table:number-columns-repeated="3"/>
          <table:table-cell table:style-name="ce478" office:value-type="string" calcext:value-type="string">
            <text:p>Mineralerz-Schürfe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778198" calcext:value-type="float">
            <text:p>778.198</text:p>
          </table:table-cell>
          <table:table-cell table:style-name="ce152" office:value-type="float" office:value="86466" calcext:value-type="float">
            <text:p>86.466</text:p>
          </table:table-cell>
          <table:table-cell table:style-name="ce152"/>
          <table:table-cell table:number-columns-repeated="2" table:style-name="ce152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Mineralerz-Schürfer</text:p>
          </table:table-cell>
          <table:table-cell table:style-name="ce437" office:value-type="string" calcext:value-type="string">
            <text:p>Mineralerz-Schürfer X</text:p>
          </table:table-cell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52" office:value-type="float" office:value="448000" calcext:value-type="float">
            <text:p>448.000</text:p>
          </table:table-cell>
          <table:table-cell table:style-name="ce152" office:value-type="float" office:value="23760" calcext:value-type="float">
            <text:p>23.760</text:p>
          </table:table-cell>
          <table:table-cell table:style-name="ce2" table:number-columns-repeated="3"/>
          <table:table-cell table:style-name="ce478" office:value-type="string" calcext:value-type="string">
            <text:p>Mineralerz-Schürfe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1729330" calcext:value-type="float">
            <text:p>1.729.330</text:p>
          </table:table-cell>
          <table:table-cell table:style-name="ce152" office:value-type="float" office:value="432332" calcext:value-type="float">
            <text:p>432.332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38" office:value-type="string" calcext:value-type="string">
            <text:p>Schiffsfabrik I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52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39" office:value-type="string" calcext:value-type="string">
            <text:p>Schiffsfabrik II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fabrik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16895" calcext:value-type="float">
            <text:p>16.895</text:p>
          </table:table-cell>
          <table:table-cell table:style-name="ce152" table:number-columns-repeated="3"/>
          <table:table-cell table:style-name="ce152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40" office:value-type="string" calcext:value-type="string">
            <text:p>Schiffsfabrik III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fabrik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46465" calcext:value-type="float">
            <text:p>46.465</text:p>
          </table:table-cell>
          <table:table-cell table:style-name="ce152" table:number-columns-repeated="3"/>
          <table:table-cell table:style-name="ce152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41" office:value-type="string" calcext:value-type="string">
            <text:p>Schiffsfabrik IV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fabrik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127775" calcext:value-type="float">
            <text:p>127.775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42" office:value-type="string" calcext:value-type="string">
            <text:p>Schiffsfabrik V</text:p>
          </table:table-cell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fabrik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351385" calcext:value-type="float">
            <text:p>351.385</text:p>
          </table:table-cell>
          <table:table-cell table:style-name="ce152" table:number-columns-repeated="2"/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48" calcext:value-type="float">
            <text:p>48</text:p>
          </table:table-cell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43" office:value-type="string" calcext:value-type="string">
            <text:p>Schiffsfabrik VI</text:p>
          </table:table-cell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fabrik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966306" calcext:value-type="float">
            <text:p>966.306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14" calcext:value-type="float">
            <text:p>14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44" office:value-type="string" calcext:value-type="string">
            <text:p>Schiffsfabrik VII</text:p>
          </table:table-cell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fabrik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2657343" calcext:value-type="float">
            <text:p>2.657.343</text:p>
          </table:table-cell>
          <table:table-cell table:style-name="ce152"/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19" calcext:value-type="float">
            <text:p>19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45" office:value-type="string" calcext:value-type="string">
            <text:p>Schiffsfabrik VIII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fabrik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7307690" calcext:value-type="float">
            <text:p>7.307.690</text:p>
          </table:table-cell>
          <table:table-cell table:style-name="ce152"/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45" office:value-type="string" calcext:value-type="string">
            <text:p>Schiffsfabrik IX</text:p>
          </table:table-cell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52" table:number-columns-repeated="2"/>
          <table:table-cell table:style-name="ce2" table:number-columns-repeated="3"/>
          <table:table-cell table:style-name="ce479" office:value-type="string" calcext:value-type="string">
            <text:p>Schiffsfabrik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18086532" calcext:value-type="float">
            <text:p>18.086.532</text:p>
          </table:table-cell>
          <table:table-cell table:style-name="ce152" office:value-type="float" office:value="2009614" calcext:value-type="float">
            <text:p>2.009.614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9" calcext:value-type="float">
            <text:p>9</text:p>
          </table:table-cell>
          <table:table-cell table:style-name="ce152"/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fabrik</text:p>
          </table:table-cell>
          <table:table-cell table:style-name="ce445" office:value-type="string" calcext:value-type="string">
            <text:p>Schiffsfabrik X</text:p>
          </table:table-cell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52" table:number-columns-repeated="2"/>
          <table:table-cell table:style-name="ce2" table:number-columns-repeated="3"/>
          <table:table-cell table:style-name="ce479" office:value-type="string" calcext:value-type="string">
            <text:p>Schiffsfabrik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44211518" calcext:value-type="float">
            <text:p>44.211.518</text:p>
          </table:table-cell>
          <table:table-cell table:style-name="ce152" office:value-type="float" office:value="11052880" calcext:value-type="float">
            <text:p>11.052.880</text:p>
          </table:table-cell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48" calcext:value-type="float">
            <text:p>48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46" office:value-type="string" calcext:value-type="string">
            <text:p>Schiffs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52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47" office:value-type="string" calcext:value-type="string">
            <text:p>Schiffs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12136" calcext:value-type="float">
            <text:p>12.136</text:p>
          </table:table-cell>
          <table:table-cell table:style-name="ce152" table:number-columns-repeated="3"/>
          <table:table-cell table:style-name="ce15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48" office:value-type="string" calcext:value-type="string">
            <text:p>Schiffs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33376" calcext:value-type="float">
            <text:p>33.376</text:p>
          </table:table-cell>
          <table:table-cell table:style-name="ce152" table:number-columns-repeated="3"/>
          <table:table-cell table:style-name="ce15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49" office:value-type="string" calcext:value-type="string">
            <text:p>Schiffs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91781" calcext:value-type="float">
            <text:p>91.781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50" office:value-type="string" calcext:value-type="string">
            <text:p>Schiffs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252398" calcext:value-type="float">
            <text:p>252.398</text:p>
          </table:table-cell>
          <table:table-cell table:style-name="ce152" table:number-columns-repeated="2"/>
          <table:table-cell table:style-name="ce152" office:value-type="float" office:value="10" calcext:value-type="float">
            <text:p>10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51" office:value-type="string" calcext:value-type="string">
            <text:p>Schiffs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694093" calcext:value-type="float">
            <text:p>694.093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48" calcext:value-type="float">
            <text:p>48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52" office:value-type="string" calcext:value-type="string">
            <text:p>Schiffs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1908752" calcext:value-type="float">
            <text:p>1.908.752</text:p>
          </table:table-cell>
          <table:table-cell table:style-name="ce152"/>
          <table:table-cell table:number-columns-repeated="2" table:style-name="ce152" office:value-type="float" office:value="2" calcext:value-type="float">
            <text:p>2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53" office:value-type="string" calcext:value-type="string">
            <text:p>Schiffs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52" table:number-columns-repeated="2"/>
          <table:table-cell table:style-name="ce2" table:number-columns-repeated="3"/>
          <table:table-cell table:style-name="ce2" office:value-type="string" calcext:value-type="string">
            <text:p>Schiffs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5249071" calcext:value-type="float">
            <text:p>5.249.071</text:p>
          </table:table-cell>
          <table:table-cell table:style-name="ce15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53" office:value-type="string" calcext:value-type="string">
            <text:p>Schiffs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52" table:number-columns-repeated="2"/>
          <table:table-cell table:style-name="ce2" table:number-columns-repeated="3"/>
          <table:table-cell table:style-name="ce480" office:value-type="string" calcext:value-type="string">
            <text:p>Schiffs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12991450" calcext:value-type="float">
            <text:p>12.991.450</text:p>
          </table:table-cell>
          <table:table-cell table:style-name="ce152" office:value-type="float" office:value="1443494" calcext:value-type="float">
            <text:p>1.443.49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48" calcext:value-type="float">
            <text:p>48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453" office:value-type="string" calcext:value-type="string">
            <text:p>Schiffs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52" table:number-columns-repeated="2"/>
          <table:table-cell table:style-name="ce2" table:number-columns-repeated="3"/>
          <table:table-cell table:style-name="ce480" office:value-type="string" calcext:value-type="string">
            <text:p>Schiffs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31776882" calcext:value-type="float">
            <text:p>31.776.882</text:p>
          </table:table-cell>
          <table:table-cell table:style-name="ce152" office:value-type="float" office:value="7939220" calcext:value-type="float">
            <text:p>7.939.220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28" calcext:value-type="float">
            <text:p>28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4" office:value-type="string" calcext:value-type="string">
            <text:p>Technik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52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5" office:value-type="string" calcext:value-type="string">
            <text:p>Technik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52" table:number-columns-repeated="2"/>
          <table:table-cell table:style-name="ce2" table:number-columns-repeated="3"/>
          <table:table-cell table:style-name="ce481" office:value-type="string" calcext:value-type="string">
            <text:p>Techniklabor I</text:p>
          </table:table-cell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/>
          <table:table-cell table:style-name="ce152" office:value-type="float" office:value="11586" calcext:value-type="float">
            <text:p>11.586</text:p>
          </table:table-cell>
          <table:table-cell table:style-name="ce152" table:number-columns-repeated="3"/>
          <table:table-cell table:style-name="ce15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6" office:value-type="string" calcext:value-type="string">
            <text:p>Technik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52" table:number-columns-repeated="2"/>
          <table:table-cell table:style-name="ce2" table:number-columns-repeated="3"/>
          <table:table-cell table:style-name="ce482" office:value-type="string" calcext:value-type="string">
            <text:p>Techniklabor 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31857" calcext:value-type="float">
            <text:p>31.857</text:p>
          </table:table-cell>
          <table:table-cell table:style-name="ce152" table:number-columns-repeated="3"/>
          <table:table-cell table:style-name="ce15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7" office:value-type="string" calcext:value-type="string">
            <text:p>Technik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52" table:number-columns-repeated="2"/>
          <table:table-cell table:style-name="ce2" table:number-columns-repeated="3"/>
          <table:table-cell table:style-name="ce483" office:value-type="string" calcext:value-type="string">
            <text:p>Techniklabor II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87607" calcext:value-type="float">
            <text:p>87.607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6" office:value-type="string" calcext:value-type="string">
            <text:p>Technik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52" table:number-columns-repeated="2"/>
          <table:table-cell table:style-name="ce2" table:number-columns-repeated="3"/>
          <table:table-cell table:style-name="ce484" office:value-type="string" calcext:value-type="string">
            <text:p>Techniklabor I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240925" calcext:value-type="float">
            <text:p>240.925</text:p>
          </table:table-cell>
          <table:table-cell table:style-name="ce152" table:number-columns-repeated="2"/>
          <table:table-cell table:style-name="ce152" office:value-type="float" office:value="10" calcext:value-type="float">
            <text:p>10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8" office:value-type="string" calcext:value-type="string">
            <text:p>Technik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52" table:number-columns-repeated="2"/>
          <table:table-cell table:style-name="ce2" table:number-columns-repeated="3"/>
          <table:table-cell table:style-name="ce484" office:value-type="string" calcext:value-type="string">
            <text:p>Techniklabor V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662542" calcext:value-type="float">
            <text:p>662.542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48" calcext:value-type="float">
            <text:p>48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9" office:value-type="string" calcext:value-type="string">
            <text:p>Technik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52" table:number-columns-repeated="2"/>
          <table:table-cell table:style-name="ce2" table:number-columns-repeated="3"/>
          <table:table-cell table:style-name="ce485" office:value-type="string" calcext:value-type="string">
            <text:p>Techniklabor V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1821992" calcext:value-type="float">
            <text:p>1.821.992</text:p>
          </table:table-cell>
          <table:table-cell table:style-name="ce152"/>
          <table:table-cell table:number-columns-repeated="2" table:style-name="ce152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9" office:value-type="string" calcext:value-type="string">
            <text:p>Technik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52" table:number-columns-repeated="2"/>
          <table:table-cell table:style-name="ce2" table:number-columns-repeated="3"/>
          <table:table-cell table:style-name="ce486" office:value-type="string" calcext:value-type="string">
            <text:p>Techniklabor VII</text:p>
          </table:table-cell>
          <table:table-cell table:style-name="ce2" office:value-type="string" calcext:value-type="string">
            <text:p>Brücke IV</text:p>
          </table:table-cell>
          <table:table-cell table:style-name="ce2"/>
          <table:table-cell table:style-name="ce152"/>
          <table:table-cell table:style-name="ce152" office:value-type="float" office:value="5010477" calcext:value-type="float">
            <text:p>5.010.477</text:p>
          </table:table-cell>
          <table:table-cell table:style-name="ce15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6" calcext:value-type="float">
            <text:p>6</text:p>
          </table:table-cell>
          <table:table-cell table:style-name="ce152"/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9" office:value-type="string" calcext:value-type="string">
            <text:p>Technik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52" table:number-columns-repeated="2"/>
          <table:table-cell table:style-name="ce2" table:number-columns-repeated="3"/>
          <table:table-cell table:style-name="ce486" office:value-type="string" calcext:value-type="string">
            <text:p>Techniklabor VIII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12400932" calcext:value-type="float">
            <text:p>12.400.932</text:p>
          </table:table-cell>
          <table:table-cell table:style-name="ce152" office:value-type="float" office:value="1377881" calcext:value-type="float">
            <text:p>1.377.881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48" calcext:value-type="float">
            <text:p>48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459" office:value-type="string" calcext:value-type="string">
            <text:p>Technik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52" table:number-columns-repeated="2"/>
          <table:table-cell table:style-name="ce2" table:number-columns-repeated="3"/>
          <table:table-cell table:style-name="ce486" office:value-type="string" calcext:value-type="string">
            <text:p>Techniklabor IX</text:p>
          </table:table-cell>
          <table:table-cell table:style-name="ce2" office:value-type="string" calcext:value-type="string">
            <text:p>Brücke V</text:p>
          </table:table-cell>
          <table:table-cell table:style-name="ce2"/>
          <table:table-cell table:style-name="ce152"/>
          <table:table-cell table:style-name="ce152" office:value-type="float" office:value="30313384" calcext:value-type="float">
            <text:p>30.313.384</text:p>
          </table:table-cell>
          <table:table-cell table:style-name="ce152" office:value-type="float" office:value="7578346" calcext:value-type="float">
            <text:p>7.578.346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28" calcext:value-type="float">
            <text:p>28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0" office:value-type="string" calcext:value-type="string">
            <text:p>Waffenlabor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52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1" office:value-type="string" calcext:value-type="string">
            <text:p>Waffenlabor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52" table:number-columns-repeated="2"/>
          <table:table-cell table:style-name="ce2" table:number-columns-repeated="3"/>
          <table:table-cell table:style-name="ce487" office:value-type="string" calcext:value-type="string">
            <text:p>Waffenlabor I</text:p>
          </table:table-cell>
          <table:table-cell table:style-name="ce2" office:value-type="string" calcext:value-type="string">
            <text:p>Pulsstrahler II</text:p>
          </table:table-cell>
          <table:table-cell table:style-name="ce2" office:value-type="string" calcext:value-type="string">
            <text:p>Magnetkanone I</text:p>
          </table:table-cell>
          <table:table-cell table:style-name="ce152"/>
          <table:table-cell table:style-name="ce152" office:value-type="float" office:value="11034" calcext:value-type="float">
            <text:p>11.034</text:p>
          </table:table-cell>
          <table:table-cell table:style-name="ce152" table:number-columns-repeated="3"/>
          <table:table-cell table:style-name="ce15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2" office:value-type="string" calcext:value-type="string">
            <text:p>Waffenlabor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52" table:number-columns-repeated="2"/>
          <table:table-cell table:style-name="ce2" table:number-columns-repeated="3"/>
          <table:table-cell table:style-name="ce488" office:value-type="string" calcext:value-type="string">
            <text:p>Waffenlabor II</text:p>
          </table:table-cell>
          <table:table-cell table:style-name="ce2" table:number-columns-repeated="2"/>
          <table:table-cell table:style-name="ce152"/>
          <table:table-cell table:style-name="ce152" office:value-type="float" office:value="30341" calcext:value-type="float">
            <text:p>30.341</text:p>
          </table:table-cell>
          <table:table-cell table:style-name="ce152" table:number-columns-repeated="3"/>
          <table:table-cell table:style-name="ce15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3" office:value-type="string" calcext:value-type="string">
            <text:p>Waffenlabor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52" table:number-columns-repeated="2"/>
          <table:table-cell table:style-name="ce2" table:number-columns-repeated="3"/>
          <table:table-cell table:style-name="ce489" office:value-type="string" calcext:value-type="string">
            <text:p>Waffenlabor III</text:p>
          </table:table-cell>
          <table:table-cell table:style-name="ce2" table:number-columns-repeated="2"/>
          <table:table-cell table:style-name="ce152"/>
          <table:table-cell table:style-name="ce152" office:value-type="float" office:value="83438" calcext:value-type="float">
            <text:p>83.438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4" office:value-type="string" calcext:value-type="string">
            <text:p>Waffenlabor V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52" table:number-columns-repeated="2"/>
          <table:table-cell table:style-name="ce2" table:number-columns-repeated="3"/>
          <table:table-cell table:style-name="ce490" office:value-type="string" calcext:value-type="string">
            <text:p>Waffenlabor IV</text:p>
          </table:table-cell>
          <table:table-cell table:style-name="ce2" table:number-columns-repeated="2"/>
          <table:table-cell table:style-name="ce152"/>
          <table:table-cell table:style-name="ce152" office:value-type="float" office:value="229453" calcext:value-type="float">
            <text:p>229.453</text:p>
          </table:table-cell>
          <table:table-cell table:style-name="ce152" table:number-columns-repeated="2"/>
          <table:table-cell table:style-name="ce152" office:value-type="float" office:value="10" calcext:value-type="float">
            <text:p>10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5" office:value-type="string" calcext:value-type="string">
            <text:p>Waffenlabor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52" table:number-columns-repeated="2"/>
          <table:table-cell table:style-name="ce2" table:number-columns-repeated="3"/>
          <table:table-cell table:style-name="ce491" office:value-type="string" calcext:value-type="string">
            <text:p>Waffenlabor V</text:p>
          </table:table-cell>
          <table:table-cell table:style-name="ce2" table:number-columns-repeated="2"/>
          <table:table-cell table:style-name="ce152"/>
          <table:table-cell table:style-name="ce152" office:value-type="float" office:value="630992" calcext:value-type="float">
            <text:p>630.992</text:p>
          </table:table-cell>
          <table:table-cell table:style-name="ce152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48" calcext:value-type="float">
            <text:p>48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6" office:value-type="string" calcext:value-type="string">
            <text:p>Waffenlabor VII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52" table:number-columns-repeated="2"/>
          <table:table-cell table:style-name="ce2" table:number-columns-repeated="3"/>
          <table:table-cell table:style-name="ce492" office:value-type="string" calcext:value-type="string">
            <text:p>Waffenlabor VI</text:p>
          </table:table-cell>
          <table:table-cell table:style-name="ce2" table:number-columns-repeated="2"/>
          <table:table-cell table:style-name="ce152"/>
          <table:table-cell table:style-name="ce152" office:value-type="float" office:value="1735231" calcext:value-type="float">
            <text:p>1.735.231</text:p>
          </table:table-cell>
          <table:table-cell table:style-name="ce152"/>
          <table:table-cell table:number-columns-repeated="2" table:style-name="ce152" office:value-type="float" office:value="2" calcext:value-type="float">
            <text:p>2</text:p>
          </table:table-cell>
          <table:table-cell table:style-name="ce152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7" office:value-type="string" calcext:value-type="string">
            <text:p>Waffenlabor VIII</text:p>
          </table:table-cell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52" table:number-columns-repeated="2"/>
          <table:table-cell table:style-name="ce2" table:number-columns-repeated="3"/>
          <table:table-cell table:style-name="ce493" office:value-type="string" calcext:value-type="string">
            <text:p>Waffenlabor VII</text:p>
          </table:table-cell>
          <table:table-cell table:style-name="ce2" table:number-columns-repeated="2"/>
          <table:table-cell table:style-name="ce152"/>
          <table:table-cell table:style-name="ce152" office:value-type="float" office:value="4771882" calcext:value-type="float">
            <text:p>4.771.882</text:p>
          </table:table-cell>
          <table:table-cell table:style-name="ce15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7" office:value-type="string" calcext:value-type="string">
            <text:p>Waffenlabor IX</text:p>
          </table:table-cell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52" table:number-columns-repeated="2"/>
          <table:table-cell table:style-name="ce2" table:number-columns-repeated="3"/>
          <table:table-cell table:style-name="ce494" office:value-type="string" calcext:value-type="string">
            <text:p>Waffenlabor VIII</text:p>
          </table:table-cell>
          <table:table-cell table:style-name="ce2" table:number-columns-repeated="2"/>
          <table:table-cell table:style-name="ce152"/>
          <table:table-cell table:style-name="ce152" office:value-type="float" office:value="12991450" calcext:value-type="float">
            <text:p>12.991.450</text:p>
          </table:table-cell>
          <table:table-cell table:style-name="ce152" office:value-type="float" office:value="1443494" calcext:value-type="float">
            <text:p>1.443.49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48" calcext:value-type="float">
            <text:p>48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Waffenlabor</text:p>
          </table:table-cell>
          <table:table-cell table:style-name="ce467" office:value-type="string" calcext:value-type="string">
            <text:p>Waffenlabor X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52" table:number-columns-repeated="2"/>
          <table:table-cell table:style-name="ce2" table:number-columns-repeated="3"/>
          <table:table-cell table:style-name="ce494" office:value-type="string" calcext:value-type="string">
            <text:p>Waffenlabor IX</text:p>
          </table:table-cell>
          <table:table-cell table:style-name="ce2" table:number-columns-repeated="2"/>
          <table:table-cell table:style-name="ce152"/>
          <table:table-cell table:style-name="ce152" office:value-type="float" office:value="28869890" calcext:value-type="float">
            <text:p>28.869.890</text:p>
          </table:table-cell>
          <table:table-cell table:style-name="ce152" office:value-type="float" office:value="7217473" calcext:value-type="float">
            <text:p>7.217.473</text:p>
          </table:table-cell>
          <table:table-cell table:style-name="ce152" office:value-type="float" office:value="8" calcext:value-type="float">
            <text:p>8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28" calcext:value-type="float">
            <text:p>28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468" office:value-type="string" calcext:value-type="string">
            <text:p>Werkstatt I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52" table:number-columns-repeated="2"/>
          <table:table-cell table:style-name="ce2" table:number-columns-repeated="4"/>
          <table:table-cell table:style-name="ce2" office:value-type="string" calcext:value-type="string">
            <text:p>Brücke I</text:p>
          </table:table-cell>
          <table:table-cell table:style-name="ce2"/>
          <table:table-cell table:style-name="ce152" table:number-columns-repeated="6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469" office:value-type="string" calcext:value-type="string">
            <text:p>Werkstatt II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52" table:number-columns-repeated="2"/>
          <table:table-cell table:style-name="ce2" table:number-columns-repeated="3"/>
          <table:table-cell table:style-name="ce495" office:value-type="string" calcext:value-type="string">
            <text:p>Werkstatt I</text:p>
          </table:table-cell>
          <table:table-cell table:style-name="ce2" office:value-type="string" calcext:value-type="string">
            <text:p>Brücke II</text:p>
          </table:table-cell>
          <table:table-cell table:style-name="ce2"/>
          <table:table-cell table:style-name="ce152"/>
          <table:table-cell table:style-name="ce152" office:value-type="float" office:value="5775" calcext:value-type="float">
            <text:p>5.775</text:p>
          </table:table-cell>
          <table:table-cell table:style-name="ce152" table:number-columns-repeated="3"/>
          <table:table-cell table:style-name="ce15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470" office:value-type="string" calcext:value-type="string">
            <text:p>Werkstatt III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52" table:number-columns-repeated="2"/>
          <table:table-cell table:style-name="ce2" table:number-columns-repeated="3"/>
          <table:table-cell table:style-name="ce496" office:value-type="string" calcext:value-type="string">
            <text:p>Werkstatt II</text:p>
          </table:table-cell>
          <table:table-cell table:style-name="ce2" office:value-type="string" calcext:value-type="string">
            <text:p>Brücke III</text:p>
          </table:table-cell>
          <table:table-cell table:style-name="ce2"/>
          <table:table-cell table:style-name="ce152"/>
          <table:table-cell table:style-name="ce152" office:value-type="float" office:value="18525" calcext:value-type="float">
            <text:p>18.525</text:p>
          </table:table-cell>
          <table:table-cell table:style-name="ce152" table:number-columns-repeated="3"/>
          <table:table-cell table:style-name="ce152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471" office:value-type="string" calcext:value-type="string">
            <text:p>Werkstatt IV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52" table:number-columns-repeated="2"/>
          <table:table-cell table:style-name="ce2" table:number-columns-repeated="3"/>
          <table:table-cell table:style-name="ce497" office:value-type="string" calcext:value-type="string">
            <text:p>Werkstatt III</text:p>
          </table:table-cell>
          <table:table-cell table:style-name="ce2" office:value-type="string" calcext:value-type="string">
            <text:p>Brücke IV</text:p>
          </table:table-cell>
          <table:table-cell table:style-name="ce2" office:value-type="string" calcext:value-type="string">
            <text:p>Schiffsfabrik VII</text:p>
          </table:table-cell>
          <table:table-cell table:style-name="ce152"/>
          <table:table-cell table:style-name="ce152" office:value-type="string" calcext:value-type="string">
            <text:p>12136?</text:p>
          </table:table-cell>
          <table:table-cell table:style-name="ce152" table:number-columns-repeated="4"/>
          <table:table-cell table:style-name="ce2" table:number-columns-repeated="2"/>
          <table:table-cell table:style-name="ce15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472" office:value-type="string" calcext:value-type="string">
            <text:p>Werkstatt V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52" table:number-columns-repeated="2"/>
          <table:table-cell table:style-name="ce2" table:number-columns-repeated="3"/>
          <table:table-cell table:style-name="ce498" office:value-type="string" calcext:value-type="string">
            <text:p>Werkstatt I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IX</text:p>
          </table:table-cell>
          <table:table-cell table:style-name="ce152"/>
          <table:table-cell table:style-name="ce152" office:value-type="float" office:value="190740" calcext:value-type="float">
            <text:p>190.740</text:p>
          </table:table-cell>
          <table:table-cell table:style-name="ce152" table:number-columns-repeated="2"/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58"/>
          <table:table-cell table:number-columns-repeated="1002"/>
        </table:table-row>
        <table:table-row table:style-name="ro2">
          <table:table-cell table:style-name="ce2" office:value-type="string" calcext:value-type="string">
            <text:p>Werkstatt</text:p>
          </table:table-cell>
          <table:table-cell table:style-name="ce472" office:value-type="string" calcext:value-type="string">
            <text:p>Werkstatt VI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52" table:number-columns-repeated="2"/>
          <table:table-cell table:style-name="ce2" table:number-columns-repeated="3"/>
          <table:table-cell table:style-name="ce499" office:value-type="string" calcext:value-type="string">
            <text:p>Werkstatt V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52" table:number-columns-repeated="4"/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0" calcext:value-type="float">
            <text:p>10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472" office:value-type="string" calcext:value-type="string">
            <text:p>Werkstatt VII</text:p>
          </table:table-cell>
          <table:table-cell table:style-name="ce2" table:number-columns-repeated="3"/>
          <table:table-cell table:style-name="ce152" table:number-columns-repeated="2"/>
          <table:table-cell table:style-name="ce2" table:number-columns-repeated="3"/>
          <table:table-cell table:style-name="ce499" office:value-type="string" calcext:value-type="string">
            <text:p>Werkstatt V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52" table:number-columns-repeated="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22" calcext:value-type="float">
            <text:p>22</text:p>
          </table:table-cell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office:value-type="string" calcext:value-type="string">
            <text:p>Werkstatt</text:p>
          </table:table-cell>
          <table:table-cell table:style-name="ce472" office:value-type="string" calcext:value-type="string">
            <text:p>Werkstatt VIII</text:p>
          </table:table-cell>
          <table:table-cell table:style-name="ce2" table:number-columns-repeated="3"/>
          <table:table-cell table:style-name="ce152" table:number-columns-repeated="2"/>
          <table:table-cell table:style-name="ce2" table:number-columns-repeated="3"/>
          <table:table-cell table:style-name="ce499" office:value-type="string" calcext:value-type="string">
            <text:p>Werkstatt VII</text:p>
          </table:table-cell>
          <table:table-cell table:style-name="ce2" office:value-type="string" calcext:value-type="string">
            <text:p>Brücke V</text:p>
          </table:table-cell>
          <table:table-cell table:style-name="ce2" office:value-type="string" calcext:value-type="string">
            <text:p>Schiffsfabrik X</text:p>
          </table:table-cell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>
          <table:table-cell table:style-name="ce2" table:number-columns-repeated="5"/>
          <table:table-cell table:style-name="ce152" table:number-columns-repeated="2"/>
          <table:table-cell table:style-name="ce2" table:number-columns-repeated="6"/>
          <table:table-cell table:style-name="ce152" table:number-columns-repeated="6"/>
          <table:table-cell table:style-name="ce2" table:number-columns-repeated="2"/>
          <table:table-cell table:style-name="ce158"/>
          <table:table-cell table:number-columns-repeated="1002"/>
        </table:table-row>
        <table:table-row table:style-name="ro3" table:number-rows-repeated="30">
          <table:table-cell table:number-columns-repeated="21"/>
          <table:table-cell table:style-name="ce387"/>
          <table:table-cell table:number-columns-repeated="1002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ul Verbesserung'.B2:'Modul Verbesserung'.B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:'Modul Verbesserung'.B3">
            <calcext:condition calcext:apply-style-name="HintergrundGruen" calcext:value="formula-is(NOT(ISBLANK([.V3])))" calcext:base-cell-address="'Modul Verbesserung'.B3"/>
          </calcext:conditional-format>
          <calcext:conditional-format calcext:target-range-address="'Modul Verbesserung'.B4:'Modul Verbesserung'.B4">
            <calcext:condition calcext:apply-style-name="HintergrundGruen" calcext:value="formula-is(NOT(ISBLANK([.V4])))" calcext:base-cell-address="'Modul Verbesserung'.B4"/>
          </calcext:conditional-format>
          <calcext:conditional-format calcext:target-range-address="'Modul Verbesserung'.B5:'Modul Verbesserung'.B5">
            <calcext:condition calcext:apply-style-name="HintergrundGruen" calcext:value="formula-is(NOT(ISBLANK([.V5])))" calcext:base-cell-address="'Modul Verbesserung'.B5"/>
          </calcext:conditional-format>
          <calcext:conditional-format calcext:target-range-address="'Modul Verbesserung'.B6:'Modul Verbesserung'.B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:'Modul Verbesserung'.B11">
            <calcext:condition calcext:apply-style-name="HintergrundGruen" calcext:value="formula-is(NOT(ISBLANK([.V7])))" calcext:base-cell-address="'Modul Verbesserung'.B7"/>
          </calcext:conditional-format>
          <calcext:conditional-format calcext:target-range-address="'Modul Verbesserung'.B12:'Modul Verbesserung'.B12">
            <calcext:condition calcext:apply-style-name="HintergrundGruen" calcext:value="formula-is(NOT(ISBLANK([.V12])))" calcext:base-cell-address="'Modul Verbesserung'.B12"/>
          </calcext:conditional-format>
          <calcext:conditional-format calcext:target-range-address="'Modul Verbesserung'.B13:'Modul Verbesserung'.B13">
            <calcext:condition calcext:apply-style-name="HintergrundGruen" calcext:value="formula-is(NOT(ISBLANK([.V13])))" calcext:base-cell-address="'Modul Verbesserung'.B13"/>
          </calcext:conditional-format>
          <calcext:conditional-format calcext:target-range-address="'Modul Verbesserung'.B14:'Modul Verbesserung'.B14">
            <calcext:condition calcext:apply-style-name="HintergrundGruen" calcext:value="formula-is(NOT(ISBLANK([.V14])))" calcext:base-cell-address="'Modul Verbesserung'.B14"/>
          </calcext:conditional-format>
          <calcext:conditional-format calcext:target-range-address="'Modul Verbesserung'.B15:'Modul Verbesserung'.B15">
            <calcext:condition calcext:apply-style-name="HintergrundGruen" calcext:value="formula-is(NOT(ISBLANK([.V15])))" calcext:base-cell-address="'Modul Verbesserung'.B15"/>
          </calcext:conditional-format>
          <calcext:conditional-format calcext:target-range-address="'Modul Verbesserung'.B16:'Modul Verbesserung'.B16">
            <calcext:condition calcext:apply-style-name="HintergrundGruen" calcext:value="formula-is(NOT(ISBLANK([.V16])))" calcext:base-cell-address="'Modul Verbesserung'.B16"/>
          </calcext:conditional-format>
          <calcext:conditional-format calcext:target-range-address="'Modul Verbesserung'.B17:'Modul Verbesserung'.B17">
            <calcext:condition calcext:apply-style-name="HintergrundGruen" calcext:value="formula-is(NOT(ISBLANK([.V17])))" calcext:base-cell-address="'Modul Verbesserung'.B17"/>
          </calcext:conditional-format>
          <calcext:conditional-format calcext:target-range-address="'Modul Verbesserung'.B18:'Modul Verbesserung'.B18">
            <calcext:condition calcext:apply-style-name="HintergrundGruen" calcext:value="formula-is(NOT(ISBLANK([.V18])))" calcext:base-cell-address="'Modul Verbesserung'.B18"/>
          </calcext:conditional-format>
          <calcext:conditional-format calcext:target-range-address="'Modul Verbesserung'.B19:'Modul Verbesserung'.B19">
            <calcext:condition calcext:apply-style-name="HintergrundGruen" calcext:value="formula-is(NOT(ISBLANK([.V19])))" calcext:base-cell-address="'Modul Verbesserung'.B19"/>
          </calcext:conditional-format>
          <calcext:conditional-format calcext:target-range-address="'Modul Verbesserung'.B20:'Modul Verbesserung'.B20">
            <calcext:condition calcext:apply-style-name="HintergrundGruen" calcext:value="formula-is(NOT(ISBLANK([.V20])))" calcext:base-cell-address="'Modul Verbesserung'.B20"/>
          </calcext:conditional-format>
          <calcext:conditional-format calcext:target-range-address="'Modul Verbesserung'.B21:'Modul Verbesserung'.B21">
            <calcext:condition calcext:apply-style-name="HintergrundGruen" calcext:value="formula-is(NOT(ISBLANK([.V21])))" calcext:base-cell-address="'Modul Verbesserung'.B21"/>
          </calcext:conditional-format>
          <calcext:conditional-format calcext:target-range-address="'Modul Verbesserung'.B22:'Modul Verbesserung'.B22">
            <calcext:condition calcext:apply-style-name="HintergrundGruen" calcext:value="formula-is(NOT(ISBLANK([.V22])))" calcext:base-cell-address="'Modul Verbesserung'.B22"/>
          </calcext:conditional-format>
          <calcext:conditional-format calcext:target-range-address="'Modul Verbesserung'.B23:'Modul Verbesserung'.B23">
            <calcext:condition calcext:apply-style-name="HintergrundGruen" calcext:value="formula-is(NOT(ISBLANK([.V23])))" calcext:base-cell-address="'Modul Verbesserung'.B23"/>
          </calcext:conditional-format>
          <calcext:conditional-format calcext:target-range-address="'Modul Verbesserung'.B24:'Modul Verbesserung'.B26">
            <calcext:condition calcext:apply-style-name="HintergrundGruen" calcext:value="formula-is(NOT(ISBLANK([.V24])))" calcext:base-cell-address="'Modul Verbesserung'.B24"/>
          </calcext:conditional-format>
          <calcext:conditional-format calcext:target-range-address="'Modul Verbesserung'.B27:'Modul Verbesserung'.B27">
            <calcext:condition calcext:apply-style-name="HintergrundGruen" calcext:value="formula-is(NOT(ISBLANK([.V27])))" calcext:base-cell-address="'Modul Verbesserung'.B27"/>
          </calcext:conditional-format>
          <calcext:conditional-format calcext:target-range-address="'Modul Verbesserung'.B28:'Modul Verbesserung'.B28">
            <calcext:condition calcext:apply-style-name="HintergrundGruen" calcext:value="formula-is(NOT(ISBLANK([.V28])))" calcext:base-cell-address="'Modul Verbesserung'.B28"/>
          </calcext:conditional-format>
          <calcext:conditional-format calcext:target-range-address="'Modul Verbesserung'.B29:'Modul Verbesserung'.B29">
            <calcext:condition calcext:apply-style-name="HintergrundGruen" calcext:value="formula-is(NOT(ISBLANK([.V29])))" calcext:base-cell-address="'Modul Verbesserung'.B29"/>
          </calcext:conditional-format>
          <calcext:conditional-format calcext:target-range-address="'Modul Verbesserung'.B30:'Modul Verbesserung'.B30">
            <calcext:condition calcext:apply-style-name="HintergrundGruen" calcext:value="formula-is(NOT(ISBLANK([.V30])))" calcext:base-cell-address="'Modul Verbesserung'.B30"/>
          </calcext:conditional-format>
          <calcext:conditional-format calcext:target-range-address="'Modul Verbesserung'.B31:'Modul Verbesserung'.B31">
            <calcext:condition calcext:apply-style-name="HintergrundGruen" calcext:value="formula-is(NOT(ISBLANK([.V31])))" calcext:base-cell-address="'Modul Verbesserung'.B31"/>
          </calcext:conditional-format>
          <calcext:conditional-format calcext:target-range-address="'Modul Verbesserung'.B32:'Modul Verbesserung'.B32">
            <calcext:condition calcext:apply-style-name="HintergrundGruen" calcext:value="formula-is(NOT(ISBLANK([.V32])))" calcext:base-cell-address="'Modul Verbesserung'.B32"/>
          </calcext:conditional-format>
          <calcext:conditional-format calcext:target-range-address="'Modul Verbesserung'.B33:'Modul Verbesserung'.B33">
            <calcext:condition calcext:apply-style-name="HintergrundGruen" calcext:value="formula-is(NOT(ISBLANK([.V33])))" calcext:base-cell-address="'Modul Verbesserung'.B33"/>
          </calcext:conditional-format>
          <calcext:conditional-format calcext:target-range-address="'Modul Verbesserung'.B34:'Modul Verbesserung'.B34">
            <calcext:condition calcext:apply-style-name="HintergrundGruen" calcext:value="formula-is(NOT(ISBLANK([.V34])))" calcext:base-cell-address="'Modul Verbesserung'.B34"/>
          </calcext:conditional-format>
          <calcext:conditional-format calcext:target-range-address="'Modul Verbesserung'.B35:'Modul Verbesserung'.B36">
            <calcext:condition calcext:apply-style-name="HintergrundGruen" calcext:value="formula-is(NOT(ISBLANK([.V35])))" calcext:base-cell-address="'Modul Verbesserung'.B35"/>
          </calcext:conditional-format>
          <calcext:conditional-format calcext:target-range-address="'Modul Verbesserung'.B37:'Modul Verbesserung'.B37">
            <calcext:condition calcext:apply-style-name="HintergrundGruen" calcext:value="formula-is(NOT(ISBLANK([.V37])))" calcext:base-cell-address="'Modul Verbesserung'.B37"/>
          </calcext:conditional-format>
          <calcext:conditional-format calcext:target-range-address="'Modul Verbesserung'.B38:'Modul Verbesserung'.B38">
            <calcext:condition calcext:apply-style-name="HintergrundGruen" calcext:value="formula-is(NOT(ISBLANK([.V38])))" calcext:base-cell-address="'Modul Verbesserung'.B38"/>
          </calcext:conditional-format>
          <calcext:conditional-format calcext:target-range-address="'Modul Verbesserung'.B39:'Modul Verbesserung'.B39">
            <calcext:condition calcext:apply-style-name="HintergrundGruen" calcext:value="formula-is(NOT(ISBLANK([.V39])))" calcext:base-cell-address="'Modul Verbesserung'.B39"/>
          </calcext:conditional-format>
          <calcext:conditional-format calcext:target-range-address="'Modul Verbesserung'.B40:'Modul Verbesserung'.B40">
            <calcext:condition calcext:apply-style-name="HintergrundGruen" calcext:value="formula-is(NOT(ISBLANK([.V40])))" calcext:base-cell-address="'Modul Verbesserung'.B40"/>
          </calcext:conditional-format>
          <calcext:conditional-format calcext:target-range-address="'Modul Verbesserung'.B41:'Modul Verbesserung'.B41">
            <calcext:condition calcext:apply-style-name="HintergrundGruen" calcext:value="formula-is(NOT(ISBLANK([.V41])))" calcext:base-cell-address="'Modul Verbesserung'.B41"/>
          </calcext:conditional-format>
          <calcext:conditional-format calcext:target-range-address="'Modul Verbesserung'.B42:'Modul Verbesserung'.B46">
            <calcext:condition calcext:apply-style-name="HintergrundGruen" calcext:value="formula-is(NOT(ISBLANK([.V42])))" calcext:base-cell-address="'Modul Verbesserung'.B42"/>
          </calcext:conditional-format>
          <calcext:conditional-format calcext:target-range-address="'Modul Verbesserung'.B47:'Modul Verbesserung'.B47">
            <calcext:condition calcext:apply-style-name="HintergrundGruen" calcext:value="formula-is(NOT(ISBLANK([.V47])))" calcext:base-cell-address="'Modul Verbesserung'.B47"/>
          </calcext:conditional-format>
          <calcext:conditional-format calcext:target-range-address="'Modul Verbesserung'.B48:'Modul Verbesserung'.B48">
            <calcext:condition calcext:apply-style-name="HintergrundGruen" calcext:value="formula-is(NOT(ISBLANK([.V48])))" calcext:base-cell-address="'Modul Verbesserung'.B48"/>
          </calcext:conditional-format>
          <calcext:conditional-format calcext:target-range-address="'Modul Verbesserung'.B49:'Modul Verbesserung'.B49">
            <calcext:condition calcext:apply-style-name="HintergrundGruen" calcext:value="formula-is(NOT(ISBLANK([.V49])))" calcext:base-cell-address="'Modul Verbesserung'.B49"/>
          </calcext:conditional-format>
          <calcext:conditional-format calcext:target-range-address="'Modul Verbesserung'.B50:'Modul Verbesserung'.B50">
            <calcext:condition calcext:apply-style-name="HintergrundGruen" calcext:value="formula-is(NOT(ISBLANK([.V50])))" calcext:base-cell-address="'Modul Verbesserung'.B50"/>
          </calcext:conditional-format>
          <calcext:conditional-format calcext:target-range-address="'Modul Verbesserung'.B51:'Modul Verbesserung'.B51">
            <calcext:condition calcext:apply-style-name="HintergrundGruen" calcext:value="formula-is(NOT(ISBLANK([.V51])))" calcext:base-cell-address="'Modul Verbesserung'.B51"/>
          </calcext:conditional-format>
          <calcext:conditional-format calcext:target-range-address="'Modul Verbesserung'.B52:'Modul Verbesserung'.B52">
            <calcext:condition calcext:apply-style-name="HintergrundGruen" calcext:value="formula-is(NOT(ISBLANK([.V52])))" calcext:base-cell-address="'Modul Verbesserung'.B52"/>
          </calcext:conditional-format>
          <calcext:conditional-format calcext:target-range-address="'Modul Verbesserung'.B53:'Modul Verbesserung'.B53">
            <calcext:condition calcext:apply-style-name="HintergrundGruen" calcext:value="formula-is(NOT(ISBLANK([.V53])))" calcext:base-cell-address="'Modul Verbesserung'.B53"/>
          </calcext:conditional-format>
          <calcext:conditional-format calcext:target-range-address="'Modul Verbesserung'.B54:'Modul Verbesserung'.B56">
            <calcext:condition calcext:apply-style-name="HintergrundGruen" calcext:value="formula-is(NOT(ISBLANK([.V54])))" calcext:base-cell-address="'Modul Verbesserung'.B54"/>
          </calcext:conditional-format>
          <calcext:conditional-format calcext:target-range-address="'Modul Verbesserung'.B57:'Modul Verbesserung'.B57">
            <calcext:condition calcext:apply-style-name="HintergrundGruen" calcext:value="formula-is(NOT(ISBLANK([.V57])))" calcext:base-cell-address="'Modul Verbesserung'.B57"/>
          </calcext:conditional-format>
          <calcext:conditional-format calcext:target-range-address="'Modul Verbesserung'.B58:'Modul Verbesserung'.B58">
            <calcext:condition calcext:apply-style-name="HintergrundGruen" calcext:value="formula-is(NOT(ISBLANK([.V58])))" calcext:base-cell-address="'Modul Verbesserung'.B58"/>
          </calcext:conditional-format>
          <calcext:conditional-format calcext:target-range-address="'Modul Verbesserung'.B59:'Modul Verbesserung'.B59">
            <calcext:condition calcext:apply-style-name="HintergrundGruen" calcext:value="formula-is(NOT(ISBLANK([.V59])))" calcext:base-cell-address="'Modul Verbesserung'.B59"/>
          </calcext:conditional-format>
          <calcext:conditional-format calcext:target-range-address="'Modul Verbesserung'.B60:'Modul Verbesserung'.B60">
            <calcext:condition calcext:apply-style-name="HintergrundGruen" calcext:value="formula-is(NOT(ISBLANK([.V60])))" calcext:base-cell-address="'Modul Verbesserung'.B60"/>
          </calcext:conditional-format>
          <calcext:conditional-format calcext:target-range-address="'Modul Verbesserung'.B61:'Modul Verbesserung'.B61">
            <calcext:condition calcext:apply-style-name="HintergrundGruen" calcext:value="formula-is(NOT(ISBLANK([.V61])))" calcext:base-cell-address="'Modul Verbesserung'.B61"/>
          </calcext:conditional-format>
          <calcext:conditional-format calcext:target-range-address="'Modul Verbesserung'.B62:'Modul Verbesserung'.B62">
            <calcext:condition calcext:apply-style-name="HintergrundGruen" calcext:value="formula-is(NOT(ISBLANK([.V62])))" calcext:base-cell-address="'Modul Verbesserung'.B62"/>
          </calcext:conditional-format>
          <calcext:conditional-format calcext:target-range-address="'Modul Verbesserung'.B63:'Modul Verbesserung'.B63">
            <calcext:condition calcext:apply-style-name="HintergrundGruen" calcext:value="formula-is(NOT(ISBLANK([.V63])))" calcext:base-cell-address="'Modul Verbesserung'.B63"/>
          </calcext:conditional-format>
          <calcext:conditional-format calcext:target-range-address="'Modul Verbesserung'.B64:'Modul Verbesserung'.B66">
            <calcext:condition calcext:apply-style-name="HintergrundGruen" calcext:value="formula-is(NOT(ISBLANK([.V64])))" calcext:base-cell-address="'Modul Verbesserung'.B64"/>
          </calcext:conditional-format>
          <calcext:conditional-format calcext:target-range-address="'Modul Verbesserung'.B67:'Modul Verbesserung'.B67">
            <calcext:condition calcext:apply-style-name="HintergrundGruen" calcext:value="formula-is(NOT(ISBLANK([.V67])))" calcext:base-cell-address="'Modul Verbesserung'.B67"/>
          </calcext:conditional-format>
          <calcext:conditional-format calcext:target-range-address="'Modul Verbesserung'.B68:'Modul Verbesserung'.B68">
            <calcext:condition calcext:apply-style-name="HintergrundGruen" calcext:value="formula-is(NOT(ISBLANK([.V68])))" calcext:base-cell-address="'Modul Verbesserung'.B68"/>
          </calcext:conditional-format>
          <calcext:conditional-format calcext:target-range-address="'Modul Verbesserung'.B69:'Modul Verbesserung'.B69">
            <calcext:condition calcext:apply-style-name="HintergrundGruen" calcext:value="formula-is(NOT(ISBLANK([.V69])))" calcext:base-cell-address="'Modul Verbesserung'.B69"/>
          </calcext:conditional-format>
          <calcext:conditional-format calcext:target-range-address="'Modul Verbesserung'.B70:'Modul Verbesserung'.B70">
            <calcext:condition calcext:apply-style-name="HintergrundGruen" calcext:value="formula-is(NOT(ISBLANK([.V70])))" calcext:base-cell-address="'Modul Verbesserung'.B70"/>
          </calcext:conditional-format>
          <calcext:conditional-format calcext:target-range-address="'Modul Verbesserung'.B71:'Modul Verbesserung'.B71">
            <calcext:condition calcext:apply-style-name="HintergrundGruen" calcext:value="formula-is(NOT(ISBLANK([.V71])))" calcext:base-cell-address="'Modul Verbesserung'.B71"/>
          </calcext:conditional-format>
          <calcext:conditional-format calcext:target-range-address="'Modul Verbesserung'.B72:'Modul Verbesserung'.B72">
            <calcext:condition calcext:apply-style-name="HintergrundGruen" calcext:value="formula-is(NOT(ISBLANK([.V72])))" calcext:base-cell-address="'Modul Verbesserung'.B72"/>
          </calcext:conditional-format>
          <calcext:conditional-format calcext:target-range-address="'Modul Verbesserung'.B73:'Modul Verbesserung'.B73">
            <calcext:condition calcext:apply-style-name="HintergrundGruen" calcext:value="formula-is(NOT(ISBLANK([.V73])))" calcext:base-cell-address="'Modul Verbesserung'.B73"/>
          </calcext:conditional-format>
          <calcext:conditional-format calcext:target-range-address="'Modul Verbesserung'.B74:'Modul Verbesserung'.B76">
            <calcext:condition calcext:apply-style-name="HintergrundGruen" calcext:value="formula-is(NOT(ISBLANK([.V74])))" calcext:base-cell-address="'Modul Verbesserung'.B74"/>
          </calcext:conditional-format>
          <calcext:conditional-format calcext:target-range-address="'Modul Verbesserung'.B77:'Modul Verbesserung'.B77">
            <calcext:condition calcext:apply-style-name="HintergrundGruen" calcext:value="formula-is(NOT(ISBLANK([.V77])))" calcext:base-cell-address="'Modul Verbesserung'.B77"/>
          </calcext:conditional-format>
          <calcext:conditional-format calcext:target-range-address="'Modul Verbesserung'.B78:'Modul Verbesserung'.B78">
            <calcext:condition calcext:apply-style-name="HintergrundGruen" calcext:value="formula-is(NOT(ISBLANK([.V78])))" calcext:base-cell-address="'Modul Verbesserung'.B78"/>
          </calcext:conditional-format>
          <calcext:conditional-format calcext:target-range-address="'Modul Verbesserung'.B79:'Modul Verbesserung'.B79">
            <calcext:condition calcext:apply-style-name="HintergrundGruen" calcext:value="formula-is(NOT(ISBLANK([.V79])))" calcext:base-cell-address="'Modul Verbesserung'.B79"/>
          </calcext:conditional-format>
          <calcext:conditional-format calcext:target-range-address="'Modul Verbesserung'.B80:'Modul Verbesserung'.B80">
            <calcext:condition calcext:apply-style-name="HintergrundGruen" calcext:value="formula-is(NOT(ISBLANK([.V80])))" calcext:base-cell-address="'Modul Verbesserung'.B80"/>
          </calcext:conditional-format>
          <calcext:conditional-format calcext:target-range-address="'Modul Verbesserung'.B81:'Modul Verbesserung'.B81">
            <calcext:condition calcext:apply-style-name="HintergrundGruen" calcext:value="formula-is(NOT(ISBLANK([.V81])))" calcext:base-cell-address="'Modul Verbesserung'.B81"/>
          </calcext:conditional-format>
          <calcext:conditional-format calcext:target-range-address="'Modul Verbesserung'.B82:'Modul Verbesserung'.B82">
            <calcext:condition calcext:apply-style-name="HintergrundGruen" calcext:value="formula-is(NOT(ISBLANK([.V82])))" calcext:base-cell-address="'Modul Verbesserung'.B82"/>
          </calcext:conditional-format>
          <calcext:conditional-format calcext:target-range-address="'Modul Verbesserung'.B83:'Modul Verbesserung'.B83">
            <calcext:condition calcext:apply-style-name="HintergrundGruen" calcext:value="formula-is(NOT(ISBLANK([.V83])))" calcext:base-cell-address="'Modul Verbesserung'.B83"/>
          </calcext:conditional-format>
          <calcext:conditional-format calcext:target-range-address="'Modul Verbesserung'.B84:'Modul Verbesserung'.B86">
            <calcext:condition calcext:apply-style-name="HintergrundGruen" calcext:value="formula-is(NOT(ISBLANK([.V84])))" calcext:base-cell-address="'Modul Verbesserung'.B84"/>
          </calcext:conditional-format>
          <calcext:conditional-format calcext:target-range-address="'Modul Verbesserung'.B87:'Modul Verbesserung'.B87">
            <calcext:condition calcext:apply-style-name="HintergrundGruen" calcext:value="formula-is(NOT(ISBLANK([.V87])))" calcext:base-cell-address="'Modul Verbesserung'.B87"/>
          </calcext:conditional-format>
          <calcext:conditional-format calcext:target-range-address="'Modul Verbesserung'.B88:'Modul Verbesserung'.B88">
            <calcext:condition calcext:apply-style-name="HintergrundGruen" calcext:value="formula-is(NOT(ISBLANK([.V88])))" calcext:base-cell-address="'Modul Verbesserung'.B88"/>
          </calcext:conditional-format>
          <calcext:conditional-format calcext:target-range-address="'Modul Verbesserung'.B91:'Modul Verbesserung'.B91 'Modul Verbesserung'.B89:'Modul Verbesserung'.B89">
            <calcext:condition calcext:apply-style-name="HintergrundGruen" calcext:value="formula-is(NOT(ISBLANK([.V89])))" calcext:base-cell-address="'Modul Verbesserung'.B89"/>
          </calcext:conditional-format>
          <calcext:conditional-format calcext:target-range-address="'Modul Verbesserung'.B93:'Modul Verbesserung'.B96">
            <calcext:condition calcext:apply-style-name="HintergrundGruen" calcext:value="formula-is(NOT(ISBLANK([.V93])))" calcext:base-cell-address="'Modul Verbesserung'.B93"/>
          </calcext:conditional-format>
          <calcext:conditional-format calcext:target-range-address="'Modul Verbesserung'.B97:'Modul Verbesserung'.B97">
            <calcext:condition calcext:apply-style-name="HintergrundGruen" calcext:value="formula-is(NOT(ISBLANK([.V97])))" calcext:base-cell-address="'Modul Verbesserung'.B97"/>
          </calcext:conditional-format>
          <calcext:conditional-format calcext:target-range-address="'Modul Verbesserung'.B98:'Modul Verbesserung'.B98">
            <calcext:condition calcext:apply-style-name="HintergrundGruen" calcext:value="formula-is(NOT(ISBLANK([.V98])))" calcext:base-cell-address="'Modul Verbesserung'.B98"/>
          </calcext:conditional-format>
          <calcext:conditional-format calcext:target-range-address="'Modul Verbesserung'.B99:'Modul Verbesserung'.B99">
            <calcext:condition calcext:apply-style-name="HintergrundGruen" calcext:value="formula-is(NOT(ISBLANK([.V99])))" calcext:base-cell-address="'Modul Verbesserung'.B99"/>
          </calcext:conditional-format>
          <calcext:conditional-format calcext:target-range-address="'Modul Verbesserung'.B100:'Modul Verbesserung'.B100">
            <calcext:condition calcext:apply-style-name="HintergrundGruen" calcext:value="formula-is(NOT(ISBLANK([.V100])))" calcext:base-cell-address="'Modul Verbesserung'.B100"/>
          </calcext:conditional-format>
          <calcext:conditional-format calcext:target-range-address="'Modul Verbesserung'.B101:'Modul Verbesserung'.B101">
            <calcext:condition calcext:apply-style-name="HintergrundGruen" calcext:value="formula-is(NOT(ISBLANK([.V101])))" calcext:base-cell-address="'Modul Verbesserung'.B101"/>
          </calcext:conditional-format>
          <calcext:conditional-format calcext:target-range-address="'Modul Verbesserung'.B102:'Modul Verbesserung'.B102">
            <calcext:condition calcext:apply-style-name="HintergrundGruen" calcext:value="formula-is(NOT(ISBLANK([.V102])))" calcext:base-cell-address="'Modul Verbesserung'.B102"/>
          </calcext:conditional-format>
          <calcext:conditional-format calcext:target-range-address="'Modul Verbesserung'.B103:'Modul Verbesserung'.B103">
            <calcext:condition calcext:apply-style-name="HintergrundGruen" calcext:value="formula-is(NOT(ISBLANK([.V103])))" calcext:base-cell-address="'Modul Verbesserung'.B103"/>
          </calcext:conditional-format>
          <calcext:conditional-format calcext:target-range-address="'Modul Verbesserung'.B104:'Modul Verbesserung'.B106">
            <calcext:condition calcext:apply-style-name="HintergrundGruen" calcext:value="formula-is(NOT(ISBLANK([.V104])))" calcext:base-cell-address="'Modul Verbesserung'.B104"/>
          </calcext:conditional-format>
          <calcext:conditional-format calcext:target-range-address="'Modul Verbesserung'.B107:'Modul Verbesserung'.B107">
            <calcext:condition calcext:apply-style-name="HintergrundGruen" calcext:value="formula-is(NOT(ISBLANK([.V107])))" calcext:base-cell-address="'Modul Verbesserung'.B107"/>
          </calcext:conditional-format>
          <calcext:conditional-format calcext:target-range-address="'Modul Verbesserung'.B108:'Modul Verbesserung'.B108">
            <calcext:condition calcext:apply-style-name="HintergrundGruen" calcext:value="formula-is(NOT(ISBLANK([.V108])))" calcext:base-cell-address="'Modul Verbesserung'.B108"/>
          </calcext:conditional-format>
          <calcext:conditional-format calcext:target-range-address="'Modul Verbesserung'.B109:'Modul Verbesserung'.B109">
            <calcext:condition calcext:apply-style-name="HintergrundGruen" calcext:value="formula-is(NOT(ISBLANK([.V109])))" calcext:base-cell-address="'Modul Verbesserung'.B109"/>
          </calcext:conditional-format>
          <calcext:conditional-format calcext:target-range-address="'Modul Verbesserung'.K8:'Modul Verbesserung'.K11">
            <calcext:condition calcext:apply-style-name="HintergrundGruen" calcext:value="formula-is(NOT(ISBLANK([.AE8])))" calcext:base-cell-address="'Modul Verbesserung'.K8"/>
          </calcext:conditional-format>
          <calcext:conditional-format calcext:target-range-address="'Modul Verbesserung'.K25:'Modul Verbesserung'.K26">
            <calcext:condition calcext:apply-style-name="HintergrundGruen" calcext:value="formula-is(NOT(ISBLANK([.AE25])))" calcext:base-cell-address="'Modul Verbesserung'.K25"/>
          </calcext:conditional-format>
          <calcext:conditional-format calcext:target-range-address="'Modul Verbesserung'.K36:'Modul Verbesserung'.K36">
            <calcext:condition calcext:apply-style-name="HintergrundGruen" calcext:value="formula-is(NOT(ISBLANK([.AE36])))" calcext:base-cell-address="'Modul Verbesserung'.K36"/>
          </calcext:conditional-format>
          <calcext:conditional-format calcext:target-range-address="'Modul Verbesserung'.K65:'Modul Verbesserung'.K66">
            <calcext:condition calcext:apply-style-name="HintergrundGruen" calcext:value="formula-is(NOT(ISBLANK([.AE65])))" calcext:base-cell-address="'Modul Verbesserung'.K65"/>
          </calcext:conditional-format>
          <calcext:conditional-format calcext:target-range-address="'Modul Verbesserung'.K43:'Modul Verbesserung'.K46">
            <calcext:condition calcext:apply-style-name="HintergrundGruen" calcext:value="formula-is(NOT(ISBLANK([.AE43])))" calcext:base-cell-address="'Modul Verbesserung'.K43"/>
          </calcext:conditional-format>
          <calcext:conditional-format calcext:target-range-address="'Modul Verbesserung'.K55:'Modul Verbesserung'.K56">
            <calcext:condition calcext:apply-style-name="HintergrundGruen" calcext:value="formula-is(NOT(ISBLANK([.AE55])))" calcext:base-cell-address="'Modul Verbesserung'.K55"/>
          </calcext:conditional-format>
          <calcext:conditional-format calcext:target-range-address="'Modul Verbesserung'.K85:'Modul Verbesserung'.K86">
            <calcext:condition calcext:apply-style-name="HintergrundGruen" calcext:value="formula-is(NOT(ISBLANK([.AE85])))" calcext:base-cell-address="'Modul Verbesserung'.K85"/>
          </calcext:conditional-format>
          <calcext:conditional-format calcext:target-range-address="'Modul Verbesserung'.B110:'Modul Verbesserung'.B110">
            <calcext:condition calcext:apply-style-name="HintergrundGruen" calcext:value="formula-is(NOT(ISBLANK([.V110])))" calcext:base-cell-address="'Modul Verbesserung'.B110"/>
          </calcext:conditional-format>
          <calcext:conditional-format calcext:target-range-address="'Modul Verbesserung'.B111:'Modul Verbesserung'.B114">
            <calcext:condition calcext:apply-style-name="HintergrundGruen" calcext:value="formula-is(NOT(ISBLANK([.V111])))" calcext:base-cell-address="'Modul Verbesserung'.B111"/>
          </calcext:conditional-format>
          <calcext:conditional-format calcext:target-range-address="'Modul Verbesserung'.B111:'Modul Verbesserung'.B114">
            <calcext:condition calcext:apply-style-name="HintergrundGruen" calcext:value="formula-is(NOT(ISBLANK([.V111])))" calcext:base-cell-address="'Modul Verbesserung'.B111"/>
          </calcext:conditional-format>
          <calcext:conditional-format calcext:target-range-address="'Modul Verbesserung'.K108:'Modul Verbesserung'.K108">
            <calcext:condition calcext:apply-style-name="HintergrundGruen" calcext:value="formula-is(NOT(ISBLANK([.AE108])))" calcext:base-cell-address="'Modul Verbesserung'.K108"/>
          </calcext:conditional-format>
          <calcext:conditional-format calcext:target-range-address="'Modul Verbesserung'.K109:'Modul Verbesserung'.K109">
            <calcext:condition calcext:apply-style-name="HintergrundGruen" calcext:value="formula-is(NOT(ISBLANK([.AE109])))" calcext:base-cell-address="'Modul Verbesserung'.K109"/>
          </calcext:conditional-format>
          <calcext:conditional-format calcext:target-range-address="'Modul Verbesserung'.K110:'Modul Verbesserung'.K110">
            <calcext:condition calcext:apply-style-name="HintergrundGruen" calcext:value="formula-is(NOT(ISBLANK([.AE110])))" calcext:base-cell-address="'Modul Verbesserung'.K110"/>
          </calcext:conditional-format>
          <calcext:conditional-format calcext:target-range-address="'Modul Verbesserung'.K111:'Modul Verbesserung'.K111">
            <calcext:condition calcext:apply-style-name="HintergrundGruen" calcext:value="formula-is(NOT(ISBLANK([.AE111])))" calcext:base-cell-address="'Modul Verbesserung'.K111"/>
          </calcext:conditional-format>
          <calcext:conditional-format calcext:target-range-address="'Modul Verbesserung'.K112:'Modul Verbesserung'.K114">
            <calcext:condition calcext:apply-style-name="HintergrundGruen" calcext:value="formula-is(NOT(ISBLANK([.AE112])))" calcext:base-cell-address="'Modul Verbesserung'.K112"/>
          </calcext:conditional-format>
          <calcext:conditional-format calcext:target-range-address="'Modul Verbesserung'.K112:'Modul Verbesserung'.K114">
            <calcext:condition calcext:apply-style-name="HintergrundGruen" calcext:value="formula-is(NOT(ISBLANK([.AE112])))" calcext:base-cell-address="'Modul Verbesserung'.K112"/>
          </calcext:conditional-format>
          <calcext:conditional-format calcext:target-range-address="'Modul Verbesserung'.K98:'Modul Verbesserung'.K98">
            <calcext:condition calcext:apply-style-name="HintergrundGruen" calcext:value="formula-is(NOT(ISBLANK([.AE98])))" calcext:base-cell-address="'Modul Verbesserung'.K98"/>
          </calcext:conditional-format>
          <calcext:conditional-format calcext:target-range-address="'Modul Verbesserung'.K99:'Modul Verbesserung'.K99">
            <calcext:condition calcext:apply-style-name="HintergrundGruen" calcext:value="formula-is(NOT(ISBLANK([.AE99])))" calcext:base-cell-address="'Modul Verbesserung'.K99"/>
          </calcext:conditional-format>
          <calcext:conditional-format calcext:target-range-address="'Modul Verbesserung'.K100:'Modul Verbesserung'.K100">
            <calcext:condition calcext:apply-style-name="HintergrundGruen" calcext:value="formula-is(NOT(ISBLANK([.AE100])))" calcext:base-cell-address="'Modul Verbesserung'.K100"/>
          </calcext:conditional-format>
          <calcext:conditional-format calcext:target-range-address="'Modul Verbesserung'.K101:'Modul Verbesserung'.K101">
            <calcext:condition calcext:apply-style-name="HintergrundGruen" calcext:value="formula-is(NOT(ISBLANK([.AE101])))" calcext:base-cell-address="'Modul Verbesserung'.K101"/>
          </calcext:conditional-format>
          <calcext:conditional-format calcext:target-range-address="'Modul Verbesserung'.K102:'Modul Verbesserung'.K102">
            <calcext:condition calcext:apply-style-name="HintergrundGruen" calcext:value="formula-is(NOT(ISBLANK([.AE102])))" calcext:base-cell-address="'Modul Verbesserung'.K102"/>
          </calcext:conditional-format>
          <calcext:conditional-format calcext:target-range-address="'Modul Verbesserung'.K103:'Modul Verbesserung'.K103">
            <calcext:condition calcext:apply-style-name="HintergrundGruen" calcext:value="formula-is(NOT(ISBLANK([.AE103])))" calcext:base-cell-address="'Modul Verbesserung'.K103"/>
          </calcext:conditional-format>
          <calcext:conditional-format calcext:target-range-address="'Modul Verbesserung'.K104:'Modul Verbesserung'.K104">
            <calcext:condition calcext:apply-style-name="HintergrundGruen" calcext:value="formula-is(NOT(ISBLANK([.AE104])))" calcext:base-cell-address="'Modul Verbesserung'.K104"/>
          </calcext:conditional-format>
          <calcext:conditional-format calcext:target-range-address="'Modul Verbesserung'.K105:'Modul Verbesserung'.K106">
            <calcext:condition calcext:apply-style-name="HintergrundGruen" calcext:value="formula-is(NOT(ISBLANK([.AE105])))" calcext:base-cell-address="'Modul Verbesserung'.K105"/>
          </calcext:conditional-format>
          <calcext:conditional-format calcext:target-range-address="'Modul Verbesserung'.B92:'Modul Verbesserung'.B92">
            <calcext:condition calcext:apply-style-name="HintergrundGruen" calcext:value="formula-is(NOT(ISBLANK([.V92])))" calcext:base-cell-address="'Modul Verbesserung'.B92"/>
          </calcext:conditional-format>
          <calcext:conditional-format calcext:target-range-address="'Modul Verbesserung'.K88:'Modul Verbesserung'.K88">
            <calcext:condition calcext:apply-style-name="HintergrundGruen" calcext:value="formula-is(NOT(ISBLANK([.AE88])))" calcext:base-cell-address="'Modul Verbesserung'.K88"/>
          </calcext:conditional-format>
          <calcext:conditional-format calcext:target-range-address="'Modul Verbesserung'.K89:'Modul Verbesserung'.K89">
            <calcext:condition calcext:apply-style-name="HintergrundGruen" calcext:value="formula-is(NOT(ISBLANK([.AE89])))" calcext:base-cell-address="'Modul Verbesserung'.K89"/>
          </calcext:conditional-format>
          <calcext:conditional-format calcext:target-range-address="'Modul Verbesserung'.K91:'Modul Verbesserung'.K92">
            <calcext:condition calcext:apply-style-name="HintergrundGruen" calcext:value="formula-is(NOT(ISBLANK([.AE91])))" calcext:base-cell-address="'Modul Verbesserung'.K91"/>
          </calcext:conditional-format>
          <calcext:conditional-format calcext:target-range-address="'Modul Verbesserung'.K94:'Modul Verbesserung'.K96">
            <calcext:condition calcext:apply-style-name="HintergrundGruen" calcext:value="formula-is(NOT(ISBLANK([.AE94])))" calcext:base-cell-address="'Modul Verbesserung'.K94"/>
          </calcext:conditional-format>
          <calcext:conditional-format calcext:target-range-address="'Modul Verbesserung'.K93:'Modul Verbesserung'.K93">
            <calcext:condition calcext:apply-style-name="HintergrundGruen" calcext:value="formula-is(NOT(ISBLANK([.AE93])))" calcext:base-cell-address="'Modul Verbesserung'.K93"/>
          </calcext:conditional-format>
          <calcext:conditional-format calcext:target-range-address="'Modul Verbesserung'.B90:'Modul Verbesserung'.B90">
            <calcext:condition calcext:apply-style-name="HintergrundGruen" calcext:value="formula-is(NOT(ISBLANK([.V90])))" calcext:base-cell-address="'Modul Verbesserung'.B90"/>
          </calcext:conditional-format>
          <calcext:conditional-format calcext:target-range-address="'Modul Verbesserung'.K90:'Modul Verbesserung'.K90">
            <calcext:condition calcext:apply-style-name="HintergrundGruen" calcext:value="formula-is(NOT(ISBLANK([.AE90])))" calcext:base-cell-address="'Modul Verbesserung'.K90"/>
          </calcext:conditional-format>
          <calcext:conditional-format calcext:target-range-address="'Modul Verbesserung'.K75:'Modul Verbesserung'.K76">
            <calcext:condition calcext:apply-style-name="HintergrundGruen" calcext:value="formula-is(NOT(ISBLANK([.AE75])))" calcext:base-cell-address="'Modul Verbesserung'.K75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66" table:default-cell-style-name="Default"/>
        <table:table-column table:style-name="co67" table:default-cell-style-name="ce3"/>
        <table:table-column table:style-name="co68" table:default-cell-style-name="ce504"/>
        <table:table-column table:style-name="co37" table:default-cell-style-name="Default"/>
        <table:table-row table:style-name="ro3">
          <table:table-cell table:style-name="ce500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500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500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501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505" office:value-type="string" calcext:value-type="string">
            <text:p>Bauzeit in Tagen</text:p>
          </table:table-cell>
          <table:table-cell table:style-name="ce507"/>
        </table:table-row>
        <table:table-row table:style-name="ro3">
          <table:table-cell table:style-name="ce501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506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501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502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503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office:forms form:automatic-focus="false" form:apply-design-mode="false"/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69" table:default-cell-style-name="Default"/>
        <table:table-column table:style-name="co70" table:default-cell-style-name="Default"/>
        <table:table-column table:style-name="co37" table:default-cell-style-name="ce3"/>
        <table:table-column table:style-name="co71" table:default-cell-style-name="Default"/>
        <table:table-column table:style-name="co72" table:default-cell-style-name="Default"/>
        <table:table-column table:style-name="co37" table:default-cell-style-name="Default"/>
        <table:table-row table:style-name="ro4">
          <table:table-cell/>
          <table:table-cell table:style-name="ce509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508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08"/>
          <table:table-cell table:style-name="ce510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508"/>
          <table:table-cell table:style-name="ce511" table:content-validation-name="val1" office:value-type="string" calcext:value-type="string">
            <text:p>Basisfracht IV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3"/>
          <table:table-cell table:style-name="ce513" table:formula="of:=IFNA(IF(OFFSET([Schiffslabor.$C$1];MATCH([.$B$10];[Schiffslabor.C2:.C148];0);ROW([Schiffslabor.C8]))&gt;0;OFFSET([Schiffslabor.$C$1];MATCH([.$B$10];[Schiffslabor.C2:.C148];0);ROW([Schiffslabor.C8]));&quot;&quot;);&quot;&quot;)" office:value-type="string" office:string-value="Basisfracht II" calcext:value-type="string">
            <text:p>Basisfracht II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513" table:formula="of:=IFNA(IF(OFFSET([Schiffslabor.$C$1];MATCH([.$B$10];[Schiffslabor.C2:.C148];0);ROW([Schiffslabor.C9]))&gt;0;OFFSET([Schiffslabor.$C$1];MATCH([.$B$10];[Schiffslabor.C2:.C148];0);ROW([Schiffslabor.C9]));&quot;&quot;);&quot;&quot;)" office:value-type="string" office:string-value="Schiffslabor V" calcext:value-type="string">
            <text:p>Schiffslabor V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513" table:formula="of:=IFNA(IF(OFFSET([Schiffslabor.$C$1];MATCH([.$B$10];[Schiffslabor.C2:.C148];0);ROW([Schiffslabor.C10]))&gt;0;OFFSET([Schiffslabor.$C$1];MATCH([.$B$10];[Schiffslabor.C2:.C148];0);ROW([Schiffslabor.C10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512" office:value-type="string" calcext:value-type="string">
            <text:p>Das benötigst du dafür:</text:p>
          </table:table-cell>
          <table:table-cell table:number-columns-repeated="4"/>
        </table:table-row>
        <table:table-row table:style-name="ro5">
          <table:table-cell/>
          <table:table-cell table:style-name="ce513" table:formula="of:=IFNA(IF(OFFSET([Schiffslabor.$C$1];MATCH([.$B$4];[Schiffslabor.C2:.C148];0);ROW([Schiffslabor.C8]))&gt;0;OFFSET([Schiffslabor.$C$1];MATCH([.$B$4];[Schiffslabor.C2:.C148];0);ROW([Schiffslabor.C8]));&quot;&quot;);&quot;&quot;)" office:value-type="string" office:string-value="Basisfracht III" calcext:value-type="string">
            <text:p>Basisfracht III</text:p>
          </table:table-cell>
          <table:table-cell/>
          <table:table-cell table:style-name="ce513" table:formula="of:=IFNA(IF(OFFSET([Schiffslabor.$C$1];MATCH([.$B$11];[Schiffslabor.C2:.C148];0);ROW([Schiffslabor.C8]))&gt;0;OFFSET([Schiffslabor.$C$1];MATCH([.$B$11];[Schiffslabor.C2:.C148];0);ROW([Schiffslabor.C8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513" table:formula="of:=IFNA(IF(OFFSET([Schiffslabor.$C$1];MATCH([.$B$4];[Schiffslabor.C2:.C148];0);ROW([Schiffslabor.C9]))&gt;0;OFFSET([Schiffslabor.$C$1];MATCH([.$B$4];[Schiffslabor.C2:.C148];0);ROW([Schiffslabor.C9]));&quot;&quot;);&quot;&quot;)" office:value-type="string" office:string-value="Schiffslabor VII" calcext:value-type="string">
            <text:p>Schiffslabor VII</text:p>
          </table:table-cell>
          <table:table-cell/>
          <table:table-cell table:style-name="ce513" table:formula="of:=IFNA(IF(OFFSET([Schiffslabor.$C$1];MATCH([.$B$11];[Schiffslabor.C2:.C148];0);ROW([Schiffslabor.C9]))&gt;0;OFFSET([Schiffslabor.$C$1];MATCH([.$B$11];[Schiffslabor.C2:.C148];0);ROW([Schiffslabor.C9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513" table:formula="of:=IFNA(IF(OFFSET([Schiffslabor.$C$1];MATCH([.$B$4];[Schiffslabor.C2:.C148];0);ROW([Schiffslabor.C10]))&gt;0;OFFSET([Schiffslabor.$C$1];MATCH([.$B$4];[Schiffslabor.C2:.C148];0);ROW([Schiffslabor.C10]));&quot;&quot;);&quot;&quot;)">
            <text:p/>
          </table:table-cell>
          <table:table-cell/>
          <table:table-cell table:style-name="ce513" table:formula="of:=IFNA(IF(OFFSET([Schiffslabor.$C$1];MATCH([.$B$11];[Schiffslabor.C2:.C148];0);ROW([Schiffslabor.C10]))&gt;0;OFFSET([Schiffslabor.$C$1];MATCH([.$B$11];[Schiffslabor.C2:.C148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5">
          <table:table-cell table:number-columns-repeated="3"/>
          <table:table-cell table:style-name="ce513" table:formula="of:=IFNA(IF(OFFSET([Schiffslabor.$C$1];MATCH([.$B$12];[Schiffslabor.C2:.C148];0);ROW([Schiffslabor.C8]))&gt;0;OFFSET([Schiffslabor.$C$1];MATCH([.$B$12];[Schiffslabor.C2:.C148];0);ROW([Schiffslabor.C8]));&quot;&quot;);&quot;&quot;)">
            <text:p/>
          </table:table-cell>
          <table:table-cell/>
          <table:table-cell table:style-name="ce514"/>
        </table:table-row>
        <table:table-row table:style-name="ro5">
          <table:table-cell table:number-columns-repeated="3"/>
          <table:table-cell table:style-name="ce513" table:formula="of:=IFNA(IF(OFFSET([Schiffslabor.$C$1];MATCH([.$B$12];[Schiffslabor.C2:.C148];0);ROW([Schiffslabor.C9]))&gt;0;OFFSET([Schiffslabor.$C$1];MATCH([.$B$12];[Schiffslabor.C2:.C148];0);ROW([Schiffslabor.C9]));&quot;&quot;);&quot;&quot;)">
            <text:p/>
          </table:table-cell>
          <table:table-cell/>
          <table:table-cell table:style-name="ce514"/>
        </table:table-row>
        <table:table-row table:style-name="ro5">
          <table:table-cell table:number-columns-repeated="3"/>
          <table:table-cell table:style-name="ce513" table:formula="of:=IFNA(IF(OFFSET([Schiffslabor.$C$1];MATCH([.$B$12];[Schiffslabor.C2:.C148];0);ROW([Schiffslabor.C10]))&gt;0;OFFSET([Schiffslabor.$C$1];MATCH([.$B$12];[Schiffslabor.C2:.C148];0);ROW([Schiffslabor.C10]));&quot;&quot;);&quot;&quot;)">
            <text:p/>
          </table:table-cell>
          <table:table-cell/>
          <table:table-cell table:style-name="ce514"/>
        </table:table-row>
        <table:table-row table:style-name="ro3" table:number-rows-repeated="2">
          <table:table-cell table:number-columns-repeated="6"/>
        </table:table-row>
        <table:table-row table:style-name="ro4">
          <table:table-cell/>
          <table:table-cell table:style-name="ce509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/>
          <table:table-cell table:style-name="ce510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5">
          <table:table-cell/>
          <table:table-cell table:style-name="ce511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3"/>
          <table:table-cell table:style-name="ce513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513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513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512" office:value-type="string" calcext:value-type="string">
            <text:p>Das benötigst du dafür:</text:p>
          </table:table-cell>
          <table:table-cell table:number-columns-repeated="4"/>
        </table:table-row>
        <table:table-row table:style-name="ro5">
          <table:table-cell/>
          <table:table-cell table:style-name="ce513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513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513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513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5">
          <table:table-cell/>
          <table:table-cell table:style-name="ce513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513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5">
          <table:table-cell table:number-columns-repeated="3"/>
          <table:table-cell table:style-name="ce513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513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513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chiffslabor.A149:Schiffslabor.AMJ15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MJ130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MJ12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10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649.99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5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796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550mm" fo:page-height="60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.00.0000</text:date>, <text:time style:data-style-name="N2" text:time-value="21:16:21.7474101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6" meta:cell-count="6382" meta:object-count="8"/>
  </office:meta>
</office:document-meta>
</file>